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5.168cm"/>
    </style:style>
    <style:style style:name="co5" style:family="table-column">
      <style:table-column-properties fo:break-before="auto" style:column-width="5.311cm"/>
    </style:style>
    <style:style style:name="co6" style:family="table-column">
      <style:table-column-properties fo:break-before="auto" style:column-width="5.593cm"/>
    </style:style>
    <style:style style:name="co7" style:family="table-column">
      <style:table-column-properties fo:break-before="auto" style:column-width="6.373cm"/>
    </style:style>
    <style:style style:name="co8" style:family="table-column">
      <style:table-column-properties fo:break-before="auto" style:column-width="5.26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004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SimSun" style:font-name-complex="Lucida Sans"/>
    </style:style>
  </office:automatic-styles>
  <office:body>
    <office:spreadsheet>
      <table:table table:name="Feuille1" table:style-name="ta1" table:print="false">
        <table:table-column table:style-name="co9" table:number-columns-repeated="6" table:default-cell-style-name="Default"/>
        <table:table-column table:style-name="co10" table:default-cell-style-name="Default"/>
        <table:table-column table:style-name="co9" table:number-columns-repeated="7" table:default-cell-style-name="Default"/>
        <table:table-row table:style-name="ro1" table:number-rows-repeated="8">
          <table:table-cell table:number-columns-repeated="14"/>
        </table:table-row>
        <table:table-row table:style-name="ro1">
          <table:table-cell office:value-type="string">
            <text:p>$cor15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Call:</text:p>
          </table:table-cell>
          <table:table-cell table:number-columns-repeated="13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Residuals: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number-columns-repeated="8"/>
        </table:table-row>
        <table:table-row table:style-name="ro1">
          <table:table-cell office:value-type="string">
            <text:p>-0.28298</text:p>
          </table:table-cell>
          <table:table-cell office:value-type="string">
            <text:p>-0.09908</text:p>
          </table:table-cell>
          <table:table-cell office:value-type="string">
            <text:p>-0.00271</text:p>
          </table:table-cell>
          <table:table-cell office:value-type="string">
            <text:p>0.08239</text:p>
          </table:table-cell>
          <table:table-cell office:value-type="string">
            <text:p>0.5064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Coefficients: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0.0262848</text:p>
          </table:table-cell>
          <table:table-cell office:value-type="string">
            <text:p>0.0582459</text:p>
          </table:table-cell>
          <table:table-cell office:value-type="string">
            <text:p>-0.451</text:p>
          </table:table-cell>
          <table:table-cell office:value-type="string">
            <text:p>0.652049</text:p>
          </table:table-cell>
          <table:table-cell/>
          <table:table-cell table:formula="of:=CONCATENATE([.B20];&quot;$\pm$&quot;;[.C20];&quot; (&quot;;[.F20];&quot;)&quot;)" office:value-type="string" office:string-value="-0.0262848$\pm$0.0582459 ()">
            <text:p>-0.0262848$\pm$0.0582459 (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0.0425576</text:p>
          </table:table-cell>
          <table:table-cell office:value-type="string">
            <text:p>0.0247910</text:p>
          </table:table-cell>
          <table:table-cell office:value-type="string">
            <text:p>1.717</text:p>
          </table:table-cell>
          <table:table-cell office:value-type="string">
            <text:p>0.086851</text:p>
          </table:table-cell>
          <table:table-cell office:value-type="string">
            <text:p>.</text:p>
          </table:table-cell>
          <table:table-cell table:formula="of:=CONCATENATE([.B21];&quot;$\pm$&quot;;[.C21];&quot; (&quot;;[.F21];&quot;)&quot;)" office:value-type="string" office:string-value="0.0425576$\pm$0.0247910 (.)">
            <text:p>0.0425576$\pm$0.0247910 (.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-0.3076801</text:p>
          </table:table-cell>
          <table:table-cell office:value-type="string">
            <text:p>0.0838078</text:p>
          </table:table-cell>
          <table:table-cell office:value-type="string">
            <text:p>-3.671</text:p>
          </table:table-cell>
          <table:table-cell office:value-type="string">
            <text:p>0.000276</text:p>
          </table:table-cell>
          <table:table-cell office:value-type="string">
            <text:p>***</text:p>
          </table:table-cell>
          <table:table-cell table:formula="of:=CONCATENATE([.B22];&quot;$\pm$&quot;;[.C22];&quot; (&quot;;[.F22];&quot;)&quot;)" office:value-type="string" office:string-value="-0.3076801$\pm$0.0838078 (***)">
            <text:p>-0.3076801$\pm$0.0838078 (**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0.0225112</text:p>
          </table:table-cell>
          <table:table-cell office:value-type="string">
            <text:p>0.0080494</text:p>
          </table:table-cell>
          <table:table-cell office:value-type="string">
            <text:p>-2.797</text:p>
          </table:table-cell>
          <table:table-cell office:value-type="string">
            <text:p>0.005424</text:p>
          </table:table-cell>
          <table:table-cell office:value-type="string">
            <text:p>**</text:p>
          </table:table-cell>
          <table:table-cell table:formula="of:=CONCATENATE([.B23];&quot;$\pm$&quot;;[.C23];&quot; (&quot;;[.F23];&quot;)&quot;)" office:value-type="string" office:string-value="-0.0225112$\pm$0.0080494 (**)">
            <text:p>-0.0225112$\pm$0.0080494 (**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0.0001178</text:p>
          </table:table-cell>
          <table:table-cell office:value-type="string">
            <text:p>0.0003557</text:p>
          </table:table-cell>
          <table:table-cell office:value-type="string">
            <text:p>0.331</text:p>
          </table:table-cell>
          <table:table-cell office:value-type="string">
            <text:p>0.740696</text:p>
          </table:table-cell>
          <table:table-cell/>
          <table:table-cell table:formula="of:=CONCATENATE([.B24];&quot;$\pm$&quot;;[.C24];&quot; (&quot;;[.F24];&quot;)&quot;)" office:value-type="string" office:string-value="0.0001178$\pm$0.0003557 ()">
            <text:p>0.0001178$\pm$0.0003557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0.4455534</text:p>
          </table:table-cell>
          <table:table-cell office:value-type="string">
            <text:p>0.1660556</text:p>
          </table:table-cell>
          <table:table-cell office:value-type="string">
            <text:p>2.683</text:p>
          </table:table-cell>
          <table:table-cell office:value-type="string">
            <text:p>0.007609</text:p>
          </table:table-cell>
          <table:table-cell office:value-type="string">
            <text:p>**</text:p>
          </table:table-cell>
          <table:table-cell table:formula="of:=CONCATENATE([.B25];&quot;$\pm$&quot;;[.C25];&quot; (&quot;;[.F25];&quot;)&quot;)" office:value-type="string" office:string-value="0.4455534$\pm$0.1660556 (**)">
            <text:p>0.4455534$\pm$0.1660556 (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-0.0153085</text:p>
          </table:table-cell>
          <table:table-cell office:value-type="string">
            <text:p>0.0061556</text:p>
          </table:table-cell>
          <table:table-cell office:value-type="string">
            <text:p>-2.487</text:p>
          </table:table-cell>
          <table:table-cell office:value-type="string">
            <text:p>0.013310</text:p>
          </table:table-cell>
          <table:table-cell office:value-type="string">
            <text:p>*</text:p>
          </table:table-cell>
          <table:table-cell table:formula="of:=CONCATENATE([.B26];&quot;$\pm$&quot;;[.C26];&quot; (&quot;;[.F26];&quot;)&quot;)" office:value-type="string" office:string-value="-0.0153085$\pm$0.0061556 (*)">
            <text:p>-0.0153085$\pm$0.0061556 (*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0.0019859</text:p>
          </table:table-cell>
          <table:table-cell office:value-type="string">
            <text:p>0.0024277</text:p>
          </table:table-cell>
          <table:table-cell office:value-type="string">
            <text:p>0.818</text:p>
          </table:table-cell>
          <table:table-cell office:value-type="string">
            <text:p>0.413863</text:p>
          </table:table-cell>
          <table:table-cell/>
          <table:table-cell table:formula="of:=CONCATENATE([.B27];&quot;$\pm$&quot;;[.C27];&quot; (&quot;;[.F27];&quot;)&quot;)" office:value-type="string" office:string-value="0.0019859$\pm$0.0024277 ()">
            <text:p>0.0019859$\pm$0.0024277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0.0001959</text:p>
          </table:table-cell>
          <table:table-cell office:value-type="string">
            <text:p>0.0002511</text:p>
          </table:table-cell>
          <table:table-cell office:value-type="string">
            <text:p>0.780</text:p>
          </table:table-cell>
          <table:table-cell office:value-type="string">
            <text:p>0.435775</text:p>
          </table:table-cell>
          <table:table-cell/>
          <table:table-cell table:formula="of:=CONCATENATE([.B28];&quot;$\pm$&quot;;[.C28];&quot; (&quot;;[.F28];&quot;)&quot;)" office:value-type="string" office:string-value="0.0001959$\pm$0.0002511 ()">
            <text:p>0.0001959$\pm$0.0002511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0.0412129</text:p>
          </table:table-cell>
          <table:table-cell office:value-type="string">
            <text:p>0.0240482</text:p>
          </table:table-cell>
          <table:table-cell office:value-type="string">
            <text:p>1.714</text:p>
          </table:table-cell>
          <table:table-cell office:value-type="string">
            <text:p>0.087381</text:p>
          </table:table-cell>
          <table:table-cell office:value-type="string">
            <text:p>.</text:p>
          </table:table-cell>
          <table:table-cell table:formula="of:=CONCATENATE([.B29];&quot;$\pm$&quot;;[.C29];&quot; (&quot;;[.F29];&quot;)&quot;)" office:value-type="string" office:string-value="0.0412129$\pm$0.0240482 (.)">
            <text:p>0.0412129$\pm$0.0240482 (.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-0.0011826</text:p>
          </table:table-cell>
          <table:table-cell office:value-type="string">
            <text:p>0.0015315</text:p>
          </table:table-cell>
          <table:table-cell office:value-type="string">
            <text:p>-0.772</text:p>
          </table:table-cell>
          <table:table-cell office:value-type="string">
            <text:p>0.440451</text:p>
          </table:table-cell>
          <table:table-cell/>
          <table:table-cell table:formula="of:=CONCATENATE([.B30];&quot;$\pm$&quot;;[.C30];&quot; (&quot;;[.F30];&quot;)&quot;)" office:value-type="string" office:string-value="-0.0011826$\pm$0.0015315 ()">
            <text:p>-0.0011826$\pm$0.0015315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31];&quot;$\pm$&quot;;[.C31];&quot; (&quot;;[.F3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32];&quot;$\pm$&quot;;[.C32];&quot; (&quot;;[.F3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3];&quot;$\pm$&quot;;[.C33];&quot; (&quot;;[.F3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386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34];&quot;$\pm$&quot;;[.C34];&quot; (&quot;;[.F3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1039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08052</text:p>
          </table:table-cell>
          <table:table-cell table:formula="of:=CONCATENATE([.B35];&quot;$\pm$&quot;;[.C35];&quot; (&quot;;[.F35];&quot;)&quot;)" office:value-type="string" office:string-value="R-squared:$\pm$0.1039, (0.08052)">
            <text:p>R-squared:$\pm$0.1039, (0.08052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4.442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36];&quot;$\pm$&quot;;[.C36];&quot; (&quot;;[.F36];&quot;)&quot;)" office:value-type="string" office:string-value="4.442$\pm$on (383)">
            <text:p>4.442$\pm$on (383)</text:p>
          </table:table-cell>
          <table:table-cell/>
          <table:table-cell office:value-type="string">
            <text:p>6.213e-06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7];&quot;$\pm$&quot;;[.C37];&quot; (&quot;;[.F3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8];&quot;$\pm$&quot;;[.C38];&quot; (&quot;;[.F3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16</text:p>
          </table:table-cell>
          <table:table-cell table:number-columns-repeated="2"/>
          <table:table-cell table:number-columns-repeated="2"/>
          <table:table-cell/>
          <table:table-cell table:formula="of:=CONCATENATE([.B39];&quot;$\pm$&quot;;[.C39];&quot; (&quot;;[.F3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0];&quot;$\pm$&quot;;[.C40];&quot; (&quot;;[.F4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41];&quot;$\pm$&quot;;[.C41];&quot; (&quot;;[.F4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42];&quot;$\pm$&quot;;[.C42];&quot; (&quot;;[.F4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3];&quot;$\pm$&quot;;[.C43];&quot; (&quot;;[.F4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44];&quot;$\pm$&quot;;[.C44];&quot; (&quot;;[.F4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45];&quot;$\pm$&quot;;[.C45];&quot; (&quot;;[.F4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54348</text:p>
          </table:table-cell>
          <table:table-cell office:value-type="string">
            <text:p>-0.08869</text:p>
          </table:table-cell>
          <table:table-cell office:value-type="string">
            <text:p>-0.00811</text:p>
          </table:table-cell>
          <table:table-cell office:value-type="string">
            <text:p>0.09458</text:p>
          </table:table-cell>
          <table:table-cell office:value-type="string">
            <text:p>0.49228</text:p>
          </table:table-cell>
          <table:table-cell/>
          <table:table-cell table:formula="of:=CONCATENATE([.B46];&quot;$\pm$&quot;;[.C46];&quot; (&quot;;[.F46];&quot;)&quot;)" office:value-type="string" office:string-value="-0.08869$\pm$-0.00811 ()">
            <text:p>-0.08869$\pm$-0.00811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7];&quot;$\pm$&quot;;[.C47];&quot; (&quot;;[.F4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48];&quot;$\pm$&quot;;[.C48];&quot; (&quot;;[.F4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49];&quot;$\pm$&quot;;[.C49];&quot; (&quot;;[.F4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1.830e-01</text:p>
          </table:table-cell>
          <table:table-cell office:value-type="string">
            <text:p>5.801e-02</text:p>
          </table:table-cell>
          <table:table-cell office:value-type="string">
            <text:p>-3.155</text:p>
          </table:table-cell>
          <table:table-cell office:value-type="string">
            <text:p>0.00173</text:p>
          </table:table-cell>
          <table:table-cell office:value-type="string">
            <text:p>**</text:p>
          </table:table-cell>
          <table:table-cell table:formula="of:=CONCATENATE([.B50];&quot;$\pm$&quot;;[.C50];&quot; (&quot;;[.F50];&quot;)&quot;)" office:value-type="string" office:string-value="-1.830e-01$\pm$5.801e-02 (**)">
            <text:p>-1.830e-01$\pm$5.801e-02 (**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2.239e-01</text:p>
          </table:table-cell>
          <table:table-cell office:value-type="string">
            <text:p>2.469e-02</text:p>
          </table:table-cell>
          <table:table-cell office:value-type="string">
            <text:p>9.068</text:p>
          </table:table-cell>
          <table:table-cell office:value-type="string">
            <text:p>2e-16</text:p>
          </table:table-cell>
          <table:table-cell office:value-type="string">
            <text:p>***</text:p>
          </table:table-cell>
          <table:table-cell table:formula="of:=CONCATENATE([.B51];&quot;$\pm$&quot;;[.C51];&quot; (&quot;;[.F51];&quot;)&quot;)" office:value-type="string" office:string-value="2.239e-01$\pm$2.469e-02 (***)">
            <text:p>2.239e-01$\pm$2.469e-02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2.970e-02</text:p>
          </table:table-cell>
          <table:table-cell office:value-type="string">
            <text:p>8.347e-02</text:p>
          </table:table-cell>
          <table:table-cell office:value-type="string">
            <text:p>0.356</text:p>
          </table:table-cell>
          <table:table-cell office:value-type="string">
            <text:p>0.72221</text:p>
          </table:table-cell>
          <table:table-cell/>
          <table:table-cell table:formula="of:=CONCATENATE([.B52];&quot;$\pm$&quot;;[.C52];&quot; (&quot;;[.F52];&quot;)&quot;)" office:value-type="string" office:string-value="2.970e-02$\pm$8.347e-02 ()">
            <text:p>2.970e-02$\pm$8.347e-02 (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2.231e-03</text:p>
          </table:table-cell>
          <table:table-cell office:value-type="string">
            <text:p>8.017e-03</text:p>
          </table:table-cell>
          <table:table-cell office:value-type="string">
            <text:p>-0.278</text:p>
          </table:table-cell>
          <table:table-cell office:value-type="string">
            <text:p>0.78097</text:p>
          </table:table-cell>
          <table:table-cell/>
          <table:table-cell table:formula="of:=CONCATENATE([.B53];&quot;$\pm$&quot;;[.C53];&quot; (&quot;;[.F53];&quot;)&quot;)" office:value-type="string" office:string-value="-2.231e-03$\pm$8.017e-03 ()">
            <text:p>-2.231e-03$\pm$8.017e-03 (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2.270e-04</text:p>
          </table:table-cell>
          <table:table-cell office:value-type="string">
            <text:p>3.542e-04</text:p>
          </table:table-cell>
          <table:table-cell office:value-type="string">
            <text:p>0.641</text:p>
          </table:table-cell>
          <table:table-cell office:value-type="string">
            <text:p>0.52203</text:p>
          </table:table-cell>
          <table:table-cell/>
          <table:table-cell table:formula="of:=CONCATENATE([.B54];&quot;$\pm$&quot;;[.C54];&quot; (&quot;;[.F54];&quot;)&quot;)" office:value-type="string" office:string-value="2.270e-04$\pm$3.542e-04 ()">
            <text:p>2.270e-04$\pm$3.542e-04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5.238e-01</text:p>
          </table:table-cell>
          <table:table-cell office:value-type="string">
            <text:p>1.654e-01</text:p>
          </table:table-cell>
          <table:table-cell office:value-type="string">
            <text:p>-3.167</text:p>
          </table:table-cell>
          <table:table-cell office:value-type="string">
            <text:p>0.00166</text:p>
          </table:table-cell>
          <table:table-cell office:value-type="string">
            <text:p>**</text:p>
          </table:table-cell>
          <table:table-cell table:formula="of:=CONCATENATE([.B55];&quot;$\pm$&quot;;[.C55];&quot; (&quot;;[.F55];&quot;)&quot;)" office:value-type="string" office:string-value="-5.238e-01$\pm$1.654e-01 (**)">
            <text:p>-5.238e-01$\pm$1.654e-01 (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4.880e-03</text:p>
          </table:table-cell>
          <table:table-cell office:value-type="string">
            <text:p>6.131e-03</text:p>
          </table:table-cell>
          <table:table-cell office:value-type="string">
            <text:p>0.796</text:p>
          </table:table-cell>
          <table:table-cell office:value-type="string">
            <text:p>0.42657</text:p>
          </table:table-cell>
          <table:table-cell/>
          <table:table-cell table:formula="of:=CONCATENATE([.B56];&quot;$\pm$&quot;;[.C56];&quot; (&quot;;[.F56];&quot;)&quot;)" office:value-type="string" office:string-value="4.880e-03$\pm$6.131e-03 ()">
            <text:p>4.880e-03$\pm$6.131e-03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2.813e-03</text:p>
          </table:table-cell>
          <table:table-cell office:value-type="string">
            <text:p>2.418e-03</text:p>
          </table:table-cell>
          <table:table-cell office:value-type="string">
            <text:p>1.163</text:p>
          </table:table-cell>
          <table:table-cell office:value-type="string">
            <text:p>0.24546</text:p>
          </table:table-cell>
          <table:table-cell/>
          <table:table-cell table:formula="of:=CONCATENATE([.B57];&quot;$\pm$&quot;;[.C57];&quot; (&quot;;[.F57];&quot;)&quot;)" office:value-type="string" office:string-value="2.813e-03$\pm$2.418e-03 ()">
            <text:p>2.813e-03$\pm$2.418e-03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5.983e-05</text:p>
          </table:table-cell>
          <table:table-cell office:value-type="string">
            <text:p>2.501e-04</text:p>
          </table:table-cell>
          <table:table-cell office:value-type="string">
            <text:p>0.239</text:p>
          </table:table-cell>
          <table:table-cell office:value-type="string">
            <text:p>0.81103</text:p>
          </table:table-cell>
          <table:table-cell/>
          <table:table-cell table:formula="of:=CONCATENATE([.B58];&quot;$\pm$&quot;;[.C58];&quot; (&quot;;[.F58];&quot;)&quot;)" office:value-type="string" office:string-value="5.983e-05$\pm$2.501e-04 ()">
            <text:p>5.983e-05$\pm$2.501e-04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2.120e-02</text:p>
          </table:table-cell>
          <table:table-cell office:value-type="string">
            <text:p>2.395e-02</text:p>
          </table:table-cell>
          <table:table-cell office:value-type="string">
            <text:p>0.885</text:p>
          </table:table-cell>
          <table:table-cell office:value-type="string">
            <text:p>0.37662</text:p>
          </table:table-cell>
          <table:table-cell/>
          <table:table-cell table:formula="of:=CONCATENATE([.B59];&quot;$\pm$&quot;;[.C59];&quot; (&quot;;[.F59];&quot;)&quot;)" office:value-type="string" office:string-value="2.120e-02$\pm$2.395e-02 ()">
            <text:p>2.120e-02$\pm$2.395e-02 (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5.317e-05</text:p>
          </table:table-cell>
          <table:table-cell office:value-type="string">
            <text:p>1.525e-03</text:p>
          </table:table-cell>
          <table:table-cell office:value-type="string">
            <text:p>0.035</text:p>
          </table:table-cell>
          <table:table-cell office:value-type="string">
            <text:p>0.97221</text:p>
          </table:table-cell>
          <table:table-cell/>
          <table:table-cell table:formula="of:=CONCATENATE([.B60];&quot;$\pm$&quot;;[.C60];&quot; (&quot;;[.F60];&quot;)&quot;)" office:value-type="string" office:string-value="5.317e-05$\pm$1.525e-03 ()">
            <text:p>5.317e-05$\pm$1.525e-03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61];&quot;$\pm$&quot;;[.C61];&quot; (&quot;;[.F6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62];&quot;$\pm$&quot;;[.C62];&quot; (&quot;;[.F6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63];&quot;$\pm$&quot;;[.C63];&quot; (&quot;;[.F6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381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64];&quot;$\pm$&quot;;[.C64];&quot; (&quot;;[.F6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1945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1734</text:p>
          </table:table-cell>
          <table:table-cell table:formula="of:=CONCATENATE([.B65];&quot;$\pm$&quot;;[.C65];&quot; (&quot;;[.F65];&quot;)&quot;)" office:value-type="string" office:string-value="R-squared:$\pm$0.1945, (0.1734)">
            <text:p>R-squared:$\pm$0.1945, (0.1734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9.246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66];&quot;$\pm$&quot;;[.C66];&quot; (&quot;;[.F66];&quot;)&quot;)" office:value-type="string" office:string-value="9.246$\pm$on (383)">
            <text:p>9.246$\pm$on (383)</text:p>
          </table:table-cell>
          <table:table-cell/>
          <table:table-cell office:value-type="string">
            <text:p>9.553e-14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67];&quot;$\pm$&quot;;[.C67];&quot; (&quot;;[.F6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68];&quot;$\pm$&quot;;[.C68];&quot; (&quot;;[.F6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17</text:p>
          </table:table-cell>
          <table:table-cell table:number-columns-repeated="2"/>
          <table:table-cell table:number-columns-repeated="2"/>
          <table:table-cell/>
          <table:table-cell table:formula="of:=CONCATENATE([.B69];&quot;$\pm$&quot;;[.C69];&quot; (&quot;;[.F6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70];&quot;$\pm$&quot;;[.C70];&quot; (&quot;;[.F7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71];&quot;$\pm$&quot;;[.C71];&quot; (&quot;;[.F7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72];&quot;$\pm$&quot;;[.C72];&quot; (&quot;;[.F7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73];&quot;$\pm$&quot;;[.C73];&quot; (&quot;;[.F7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74];&quot;$\pm$&quot;;[.C74];&quot; (&quot;;[.F7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75];&quot;$\pm$&quot;;[.C75];&quot; (&quot;;[.F7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50643</text:p>
          </table:table-cell>
          <table:table-cell office:value-type="string">
            <text:p>-0.09749</text:p>
          </table:table-cell>
          <table:table-cell office:value-type="string">
            <text:p>-0.00899</text:p>
          </table:table-cell>
          <table:table-cell office:value-type="string">
            <text:p>0.08753</text:p>
          </table:table-cell>
          <table:table-cell office:value-type="string">
            <text:p>0.57399</text:p>
          </table:table-cell>
          <table:table-cell/>
          <table:table-cell table:formula="of:=CONCATENATE([.B76];&quot;$\pm$&quot;;[.C76];&quot; (&quot;;[.F76];&quot;)&quot;)" office:value-type="string" office:string-value="-0.09749$\pm$-0.00899 ()">
            <text:p>-0.09749$\pm$-0.00899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77];&quot;$\pm$&quot;;[.C77];&quot; (&quot;;[.F7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78];&quot;$\pm$&quot;;[.C78];&quot; (&quot;;[.F7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79];&quot;$\pm$&quot;;[.C79];&quot; (&quot;;[.F7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2.800e-01</text:p>
          </table:table-cell>
          <table:table-cell office:value-type="string">
            <text:p>6.381e-02</text:p>
          </table:table-cell>
          <table:table-cell office:value-type="string">
            <text:p>-4.388</text:p>
          </table:table-cell>
          <table:table-cell office:value-type="string">
            <text:p>1.48e-05</text:p>
          </table:table-cell>
          <table:table-cell office:value-type="string">
            <text:p>***</text:p>
          </table:table-cell>
          <table:table-cell table:formula="of:=CONCATENATE([.B80];&quot;$\pm$&quot;;[.C80];&quot; (&quot;;[.F80];&quot;)&quot;)" office:value-type="string" office:string-value="-2.800e-01$\pm$6.381e-02 (***)">
            <text:p>-2.800e-01$\pm$6.381e-02 (***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2.369e-01</text:p>
          </table:table-cell>
          <table:table-cell office:value-type="string">
            <text:p>2.716e-02</text:p>
          </table:table-cell>
          <table:table-cell office:value-type="string">
            <text:p>8.722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81];&quot;$\pm$&quot;;[.C81];&quot; (&quot;;[.F81];&quot;)&quot;)" office:value-type="string" office:string-value="2.369e-01$\pm$2.716e-02 (***)">
            <text:p>2.369e-01$\pm$2.716e-02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2.487e-02</text:p>
          </table:table-cell>
          <table:table-cell office:value-type="string">
            <text:p>9.182e-02</text:p>
          </table:table-cell>
          <table:table-cell office:value-type="string">
            <text:p>0.271</text:p>
          </table:table-cell>
          <table:table-cell office:value-type="string">
            <text:p>0.786680</text:p>
          </table:table-cell>
          <table:table-cell/>
          <table:table-cell table:formula="of:=CONCATENATE([.B82];&quot;$\pm$&quot;;[.C82];&quot; (&quot;;[.F82];&quot;)&quot;)" office:value-type="string" office:string-value="2.487e-02$\pm$9.182e-02 ()">
            <text:p>2.487e-02$\pm$9.182e-02 (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8.874e-03</text:p>
          </table:table-cell>
          <table:table-cell office:value-type="string">
            <text:p>8.819e-03</text:p>
          </table:table-cell>
          <table:table-cell office:value-type="string">
            <text:p>1.006</text:p>
          </table:table-cell>
          <table:table-cell office:value-type="string">
            <text:p>0.314926</text:p>
          </table:table-cell>
          <table:table-cell/>
          <table:table-cell table:formula="of:=CONCATENATE([.B83];&quot;$\pm$&quot;;[.C83];&quot; (&quot;;[.F83];&quot;)&quot;)" office:value-type="string" office:string-value="8.874e-03$\pm$8.819e-03 ()">
            <text:p>8.874e-03$\pm$8.819e-03 (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3.001e-04</text:p>
          </table:table-cell>
          <table:table-cell office:value-type="string">
            <text:p>3.897e-04</text:p>
          </table:table-cell>
          <table:table-cell office:value-type="string">
            <text:p>0.770</text:p>
          </table:table-cell>
          <table:table-cell office:value-type="string">
            <text:p>0.441779</text:p>
          </table:table-cell>
          <table:table-cell/>
          <table:table-cell table:formula="of:=CONCATENATE([.B84];&quot;$\pm$&quot;;[.C84];&quot; (&quot;;[.F84];&quot;)&quot;)" office:value-type="string" office:string-value="3.001e-04$\pm$3.897e-04 ()">
            <text:p>3.001e-04$\pm$3.897e-04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6.272e-01</text:p>
          </table:table-cell>
          <table:table-cell office:value-type="string">
            <text:p>1.819e-01</text:p>
          </table:table-cell>
          <table:table-cell office:value-type="string">
            <text:p>-3.448</text:p>
          </table:table-cell>
          <table:table-cell office:value-type="string">
            <text:p>0.000629</text:p>
          </table:table-cell>
          <table:table-cell office:value-type="string">
            <text:p>***</text:p>
          </table:table-cell>
          <table:table-cell table:formula="of:=CONCATENATE([.B85];&quot;$\pm$&quot;;[.C85];&quot; (&quot;;[.F85];&quot;)&quot;)" office:value-type="string" office:string-value="-6.272e-01$\pm$1.819e-01 (***)">
            <text:p>-6.272e-01$\pm$1.819e-01 (*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-3.259e-03</text:p>
          </table:table-cell>
          <table:table-cell office:value-type="string">
            <text:p>6.744e-03</text:p>
          </table:table-cell>
          <table:table-cell office:value-type="string">
            <text:p>-0.483</text:p>
          </table:table-cell>
          <table:table-cell office:value-type="string">
            <text:p>0.629172</text:p>
          </table:table-cell>
          <table:table-cell/>
          <table:table-cell table:formula="of:=CONCATENATE([.B86];&quot;$\pm$&quot;;[.C86];&quot; (&quot;;[.F86];&quot;)&quot;)" office:value-type="string" office:string-value="-3.259e-03$\pm$6.744e-03 ()">
            <text:p>-3.259e-03$\pm$6.744e-03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-3.898e-05</text:p>
          </table:table-cell>
          <table:table-cell office:value-type="string">
            <text:p>2.660e-03</text:p>
          </table:table-cell>
          <table:table-cell office:value-type="string">
            <text:p>-0.015</text:p>
          </table:table-cell>
          <table:table-cell office:value-type="string">
            <text:p>0.988314</text:p>
          </table:table-cell>
          <table:table-cell/>
          <table:table-cell table:formula="of:=CONCATENATE([.B87];&quot;$\pm$&quot;;[.C87];&quot; (&quot;;[.F87];&quot;)&quot;)" office:value-type="string" office:string-value="-3.898e-05$\pm$2.660e-03 ()">
            <text:p>-3.898e-05$\pm$2.660e-03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9.584e-05</text:p>
          </table:table-cell>
          <table:table-cell office:value-type="string">
            <text:p>2.751e-04</text:p>
          </table:table-cell>
          <table:table-cell office:value-type="string">
            <text:p>0.348</text:p>
          </table:table-cell>
          <table:table-cell office:value-type="string">
            <text:p>0.727743</text:p>
          </table:table-cell>
          <table:table-cell/>
          <table:table-cell table:formula="of:=CONCATENATE([.B88];&quot;$\pm$&quot;;[.C88];&quot; (&quot;;[.F88];&quot;)&quot;)" office:value-type="string" office:string-value="9.584e-05$\pm$2.751e-04 ()">
            <text:p>9.584e-05$\pm$2.751e-04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5.927e-02</text:p>
          </table:table-cell>
          <table:table-cell office:value-type="string">
            <text:p>2.635e-02</text:p>
          </table:table-cell>
          <table:table-cell office:value-type="string">
            <text:p>2.250</text:p>
          </table:table-cell>
          <table:table-cell office:value-type="string">
            <text:p>0.025046</text:p>
          </table:table-cell>
          <table:table-cell office:value-type="string">
            <text:p>*</text:p>
          </table:table-cell>
          <table:table-cell table:formula="of:=CONCATENATE([.B89];&quot;$\pm$&quot;;[.C89];&quot; (&quot;;[.F89];&quot;)&quot;)" office:value-type="string" office:string-value="5.927e-02$\pm$2.635e-02 (*)">
            <text:p>5.927e-02$\pm$2.635e-02 (*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7.111e-04</text:p>
          </table:table-cell>
          <table:table-cell office:value-type="string">
            <text:p>1.678e-03</text:p>
          </table:table-cell>
          <table:table-cell office:value-type="string">
            <text:p>0.424</text:p>
          </table:table-cell>
          <table:table-cell office:value-type="string">
            <text:p>0.671958</text:p>
          </table:table-cell>
          <table:table-cell/>
          <table:table-cell table:formula="of:=CONCATENATE([.B90];&quot;$\pm$&quot;;[.C90];&quot; (&quot;;[.F90];&quot;)&quot;)" office:value-type="string" office:string-value="7.111e-04$\pm$1.678e-03 ()">
            <text:p>7.111e-04$\pm$1.678e-03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91];&quot;$\pm$&quot;;[.C91];&quot; (&quot;;[.F9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92];&quot;$\pm$&quot;;[.C92];&quot; (&quot;;[.F9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93];&quot;$\pm$&quot;;[.C93];&quot; (&quot;;[.F9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519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94];&quot;$\pm$&quot;;[.C94];&quot; (&quot;;[.F9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1951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174</text:p>
          </table:table-cell>
          <table:table-cell table:formula="of:=CONCATENATE([.B95];&quot;$\pm$&quot;;[.C95];&quot; (&quot;;[.F95];&quot;)&quot;)" office:value-type="string" office:string-value="R-squared:$\pm$0.1951, (0.174)">
            <text:p>R-squared:$\pm$0.1951, (0.174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9.282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96];&quot;$\pm$&quot;;[.C96];&quot; (&quot;;[.F96];&quot;)&quot;)" office:value-type="string" office:string-value="9.282$\pm$on (383)">
            <text:p>9.282$\pm$on (383)</text:p>
          </table:table-cell>
          <table:table-cell/>
          <table:table-cell office:value-type="string">
            <text:p>8.371e-14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97];&quot;$\pm$&quot;;[.C97];&quot; (&quot;;[.F9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98];&quot;$\pm$&quot;;[.C98];&quot; (&quot;;[.F9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18</text:p>
          </table:table-cell>
          <table:table-cell table:number-columns-repeated="2"/>
          <table:table-cell table:number-columns-repeated="2"/>
          <table:table-cell/>
          <table:table-cell table:formula="of:=CONCATENATE([.B99];&quot;$\pm$&quot;;[.C99];&quot; (&quot;;[.F9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00];&quot;$\pm$&quot;;[.C100];&quot; (&quot;;[.F10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101];&quot;$\pm$&quot;;[.C101];&quot; (&quot;;[.F10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102];&quot;$\pm$&quot;;[.C102];&quot; (&quot;;[.F10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03];&quot;$\pm$&quot;;[.C103];&quot; (&quot;;[.F10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104];&quot;$\pm$&quot;;[.C104];&quot; (&quot;;[.F10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105];&quot;$\pm$&quot;;[.C105];&quot; (&quot;;[.F10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56890</text:p>
          </table:table-cell>
          <table:table-cell office:value-type="string">
            <text:p>-0.07428</text:p>
          </table:table-cell>
          <table:table-cell office:value-type="string">
            <text:p>-0.00015</text:p>
          </table:table-cell>
          <table:table-cell office:value-type="string">
            <text:p>0.09049</text:p>
          </table:table-cell>
          <table:table-cell office:value-type="string">
            <text:p>0.34658</text:p>
          </table:table-cell>
          <table:table-cell/>
          <table:table-cell table:formula="of:=CONCATENATE([.B106];&quot;$\pm$&quot;;[.C106];&quot; (&quot;;[.F106];&quot;)&quot;)" office:value-type="string" office:string-value="-0.07428$\pm$-0.00015 ()">
            <text:p>-0.07428$\pm$-0.00015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07];&quot;$\pm$&quot;;[.C107];&quot; (&quot;;[.F10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108];&quot;$\pm$&quot;;[.C108];&quot; (&quot;;[.F10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109];&quot;$\pm$&quot;;[.C109];&quot; (&quot;;[.F10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0.0396938</text:p>
          </table:table-cell>
          <table:table-cell office:value-type="string">
            <text:p>0.0609953</text:p>
          </table:table-cell>
          <table:table-cell office:value-type="string">
            <text:p>-0.651</text:p>
          </table:table-cell>
          <table:table-cell office:value-type="string">
            <text:p>0.5156</text:p>
          </table:table-cell>
          <table:table-cell/>
          <table:table-cell table:formula="of:=CONCATENATE([.B110];&quot;$\pm$&quot;;[.C110];&quot; (&quot;;[.F110];&quot;)&quot;)" office:value-type="string" office:string-value="-0.0396938$\pm$0.0609953 ()">
            <text:p>-0.0396938$\pm$0.0609953 (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0.0546067</text:p>
          </table:table-cell>
          <table:table-cell office:value-type="string">
            <text:p>0.0259612</text:p>
          </table:table-cell>
          <table:table-cell office:value-type="string">
            <text:p>-2.103</text:p>
          </table:table-cell>
          <table:table-cell office:value-type="string">
            <text:p>0.0361</text:p>
          </table:table-cell>
          <table:table-cell office:value-type="string">
            <text:p>*</text:p>
          </table:table-cell>
          <table:table-cell table:formula="of:=CONCATENATE([.B111];&quot;$\pm$&quot;;[.C111];&quot; (&quot;;[.F111];&quot;)&quot;)" office:value-type="string" office:string-value="-0.0546067$\pm$0.0259612 (*)">
            <text:p>-0.0546067$\pm$0.0259612 (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0.4311665</text:p>
          </table:table-cell>
          <table:table-cell office:value-type="string">
            <text:p>0.0877639</text:p>
          </table:table-cell>
          <table:table-cell office:value-type="string">
            <text:p>4.913</text:p>
          </table:table-cell>
          <table:table-cell office:value-type="string">
            <text:p>1.33e-06</text:p>
          </table:table-cell>
          <table:table-cell office:value-type="string">
            <text:p>***</text:p>
          </table:table-cell>
          <table:table-cell table:formula="of:=CONCATENATE([.B112];&quot;$\pm$&quot;;[.C112];&quot; (&quot;;[.F112];&quot;)&quot;)" office:value-type="string" office:string-value="0.4311665$\pm$0.0877639 (***)">
            <text:p>0.4311665$\pm$0.0877639 (**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0.0418159</text:p>
          </table:table-cell>
          <table:table-cell office:value-type="string">
            <text:p>0.0084294</text:p>
          </table:table-cell>
          <table:table-cell office:value-type="string">
            <text:p>4.961</text:p>
          </table:table-cell>
          <table:table-cell office:value-type="string">
            <text:p>1.06e-06</text:p>
          </table:table-cell>
          <table:table-cell office:value-type="string">
            <text:p>***</text:p>
          </table:table-cell>
          <table:table-cell table:formula="of:=CONCATENATE([.B113];&quot;$\pm$&quot;;[.C113];&quot; (&quot;;[.F113];&quot;)&quot;)" office:value-type="string" office:string-value="0.0418159$\pm$0.0084294 (***)">
            <text:p>0.0418159$\pm$0.0084294 (***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-0.0004806</text:p>
          </table:table-cell>
          <table:table-cell office:value-type="string">
            <text:p>0.0003725</text:p>
          </table:table-cell>
          <table:table-cell office:value-type="string">
            <text:p>-1.290</text:p>
          </table:table-cell>
          <table:table-cell office:value-type="string">
            <text:p>0.1977</text:p>
          </table:table-cell>
          <table:table-cell/>
          <table:table-cell table:formula="of:=CONCATENATE([.B114];&quot;$\pm$&quot;;[.C114];&quot; (&quot;;[.F114];&quot;)&quot;)" office:value-type="string" office:string-value="-0.0004806$\pm$0.0003725 ()">
            <text:p>-0.0004806$\pm$0.0003725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0.2879462</text:p>
          </table:table-cell>
          <table:table-cell office:value-type="string">
            <text:p>0.1738941</text:p>
          </table:table-cell>
          <table:table-cell office:value-type="string">
            <text:p>-1.656</text:p>
          </table:table-cell>
          <table:table-cell office:value-type="string">
            <text:p>0.0986</text:p>
          </table:table-cell>
          <table:table-cell office:value-type="string">
            <text:p>.</text:p>
          </table:table-cell>
          <table:table-cell table:formula="of:=CONCATENATE([.B115];&quot;$\pm$&quot;;[.C115];&quot; (&quot;;[.F115];&quot;)&quot;)" office:value-type="string" office:string-value="-0.2879462$\pm$0.1738941 (.)">
            <text:p>-0.2879462$\pm$0.1738941 (.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0.0076671</text:p>
          </table:table-cell>
          <table:table-cell office:value-type="string">
            <text:p>0.0064462</text:p>
          </table:table-cell>
          <table:table-cell office:value-type="string">
            <text:p>1.189</text:p>
          </table:table-cell>
          <table:table-cell office:value-type="string">
            <text:p>0.2350</text:p>
          </table:table-cell>
          <table:table-cell/>
          <table:table-cell table:formula="of:=CONCATENATE([.B116];&quot;$\pm$&quot;;[.C116];&quot; (&quot;;[.F116];&quot;)&quot;)" office:value-type="string" office:string-value="0.0076671$\pm$0.0064462 ()">
            <text:p>0.0076671$\pm$0.0064462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0.0009132</text:p>
          </table:table-cell>
          <table:table-cell office:value-type="string">
            <text:p>0.0025423</text:p>
          </table:table-cell>
          <table:table-cell office:value-type="string">
            <text:p>0.359</text:p>
          </table:table-cell>
          <table:table-cell office:value-type="string">
            <text:p>0.7196</text:p>
          </table:table-cell>
          <table:table-cell/>
          <table:table-cell table:formula="of:=CONCATENATE([.B117];&quot;$\pm$&quot;;[.C117];&quot; (&quot;;[.F117];&quot;)&quot;)" office:value-type="string" office:string-value="0.0009132$\pm$0.0025423 ()">
            <text:p>0.0009132$\pm$0.0025423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-0.0001899</text:p>
          </table:table-cell>
          <table:table-cell office:value-type="string">
            <text:p>0.0002629</text:p>
          </table:table-cell>
          <table:table-cell office:value-type="string">
            <text:p>-0.722</text:p>
          </table:table-cell>
          <table:table-cell office:value-type="string">
            <text:p>0.4705</text:p>
          </table:table-cell>
          <table:table-cell/>
          <table:table-cell table:formula="of:=CONCATENATE([.B118];&quot;$\pm$&quot;;[.C118];&quot; (&quot;;[.F118];&quot;)&quot;)" office:value-type="string" office:string-value="-0.0001899$\pm$0.0002629 ()">
            <text:p>-0.0001899$\pm$0.0002629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-0.0178174</text:p>
          </table:table-cell>
          <table:table-cell office:value-type="string">
            <text:p>0.0251834</text:p>
          </table:table-cell>
          <table:table-cell office:value-type="string">
            <text:p>-0.708</text:p>
          </table:table-cell>
          <table:table-cell office:value-type="string">
            <text:p>0.4797</text:p>
          </table:table-cell>
          <table:table-cell/>
          <table:table-cell table:formula="of:=CONCATENATE([.B119];&quot;$\pm$&quot;;[.C119];&quot; (&quot;;[.F119];&quot;)&quot;)" office:value-type="string" office:string-value="-0.0178174$\pm$0.0251834 ()">
            <text:p>-0.0178174$\pm$0.0251834 (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0.0006752</text:p>
          </table:table-cell>
          <table:table-cell office:value-type="string">
            <text:p>0.0016037</text:p>
          </table:table-cell>
          <table:table-cell office:value-type="string">
            <text:p>0.421</text:p>
          </table:table-cell>
          <table:table-cell office:value-type="string">
            <text:p>0.6740</text:p>
          </table:table-cell>
          <table:table-cell/>
          <table:table-cell table:formula="of:=CONCATENATE([.B120];&quot;$\pm$&quot;;[.C120];&quot; (&quot;;[.F120];&quot;)&quot;)" office:value-type="string" office:string-value="0.0006752$\pm$0.0016037 ()">
            <text:p>0.0006752$\pm$0.0016037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121];&quot;$\pm$&quot;;[.C121];&quot; (&quot;;[.F12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122];&quot;$\pm$&quot;;[.C122];&quot; (&quot;;[.F12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23];&quot;$\pm$&quot;;[.C123];&quot; (&quot;;[.F12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452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124];&quot;$\pm$&quot;;[.C124];&quot; (&quot;;[.F12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1411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1187</text:p>
          </table:table-cell>
          <table:table-cell table:formula="of:=CONCATENATE([.B125];&quot;$\pm$&quot;;[.C125];&quot; (&quot;;[.F125];&quot;)&quot;)" office:value-type="string" office:string-value="R-squared:$\pm$0.1411, (0.1187)">
            <text:p>R-squared:$\pm$0.1411, (0.1187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6.293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126];&quot;$\pm$&quot;;[.C126];&quot; (&quot;;[.F126];&quot;)&quot;)" office:value-type="string" office:string-value="6.293$\pm$on (383)">
            <text:p>6.293$\pm$on (383)</text:p>
          </table:table-cell>
          <table:table-cell/>
          <table:table-cell office:value-type="string">
            <text:p>5.931e-09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27];&quot;$\pm$&quot;;[.C127];&quot; (&quot;;[.F12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28];&quot;$\pm$&quot;;[.C128];&quot; (&quot;;[.F12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25</text:p>
          </table:table-cell>
          <table:table-cell table:number-columns-repeated="2"/>
          <table:table-cell table:number-columns-repeated="2"/>
          <table:table-cell/>
          <table:table-cell table:formula="of:=CONCATENATE([.B129];&quot;$\pm$&quot;;[.C129];&quot; (&quot;;[.F12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30];&quot;$\pm$&quot;;[.C130];&quot; (&quot;;[.F13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131];&quot;$\pm$&quot;;[.C131];&quot; (&quot;;[.F13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132];&quot;$\pm$&quot;;[.C132];&quot; (&quot;;[.F13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33];&quot;$\pm$&quot;;[.C133];&quot; (&quot;;[.F13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134];&quot;$\pm$&quot;;[.C134];&quot; (&quot;;[.F13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135];&quot;$\pm$&quot;;[.C135];&quot; (&quot;;[.F13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38776</text:p>
          </table:table-cell>
          <table:table-cell office:value-type="string">
            <text:p>-0.16496</text:p>
          </table:table-cell>
          <table:table-cell office:value-type="string">
            <text:p>-0.05116</text:p>
          </table:table-cell>
          <table:table-cell office:value-type="string">
            <text:p>0.11645</text:p>
          </table:table-cell>
          <table:table-cell office:value-type="string">
            <text:p>0.82236</text:p>
          </table:table-cell>
          <table:table-cell/>
          <table:table-cell table:formula="of:=CONCATENATE([.B136];&quot;$\pm$&quot;;[.C136];&quot; (&quot;;[.F136];&quot;)&quot;)" office:value-type="string" office:string-value="-0.16496$\pm$-0.05116 ()">
            <text:p>-0.16496$\pm$-0.05116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37];&quot;$\pm$&quot;;[.C137];&quot; (&quot;;[.F13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138];&quot;$\pm$&quot;;[.C138];&quot; (&quot;;[.F13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139];&quot;$\pm$&quot;;[.C139];&quot; (&quot;;[.F13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7.875e-03</text:p>
          </table:table-cell>
          <table:table-cell office:value-type="string">
            <text:p>1.000e-01</text:p>
          </table:table-cell>
          <table:table-cell office:value-type="string">
            <text:p>-0.079</text:p>
          </table:table-cell>
          <table:table-cell office:value-type="string">
            <text:p>0.93729</text:p>
          </table:table-cell>
          <table:table-cell/>
          <table:table-cell table:formula="of:=CONCATENATE([.B140];&quot;$\pm$&quot;;[.C140];&quot; (&quot;;[.F140];&quot;)&quot;)" office:value-type="string" office:string-value="-7.875e-03$\pm$1.000e-01 ()">
            <text:p>-7.875e-03$\pm$1.000e-01 (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1.143e-02</text:p>
          </table:table-cell>
          <table:table-cell office:value-type="string">
            <text:p>4.257e-02</text:p>
          </table:table-cell>
          <table:table-cell office:value-type="string">
            <text:p>0.268</text:p>
          </table:table-cell>
          <table:table-cell office:value-type="string">
            <text:p>0.78853</text:p>
          </table:table-cell>
          <table:table-cell/>
          <table:table-cell table:formula="of:=CONCATENATE([.B141];&quot;$\pm$&quot;;[.C141];&quot; (&quot;;[.F141];&quot;)&quot;)" office:value-type="string" office:string-value="1.143e-02$\pm$4.257e-02 ()">
            <text:p>1.143e-02$\pm$4.257e-02 (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-6.376e-01</text:p>
          </table:table-cell>
          <table:table-cell office:value-type="string">
            <text:p>1.439e-01</text:p>
          </table:table-cell>
          <table:table-cell office:value-type="string">
            <text:p>-4.431</text:p>
          </table:table-cell>
          <table:table-cell office:value-type="string">
            <text:p>1.23e-05</text:p>
          </table:table-cell>
          <table:table-cell office:value-type="string">
            <text:p>***</text:p>
          </table:table-cell>
          <table:table-cell table:formula="of:=CONCATENATE([.B142];&quot;$\pm$&quot;;[.C142];&quot; (&quot;;[.F142];&quot;)&quot;)" office:value-type="string" office:string-value="-6.376e-01$\pm$1.439e-01 (***)">
            <text:p>-6.376e-01$\pm$1.439e-01 (**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4.068e-02</text:p>
          </table:table-cell>
          <table:table-cell office:value-type="string">
            <text:p>1.382e-02</text:p>
          </table:table-cell>
          <table:table-cell office:value-type="string">
            <text:p>-2.943</text:p>
          </table:table-cell>
          <table:table-cell office:value-type="string">
            <text:p>0.00344</text:p>
          </table:table-cell>
          <table:table-cell office:value-type="string">
            <text:p>**</text:p>
          </table:table-cell>
          <table:table-cell table:formula="of:=CONCATENATE([.B143];&quot;$\pm$&quot;;[.C143];&quot; (&quot;;[.F143];&quot;)&quot;)" office:value-type="string" office:string-value="-4.068e-02$\pm$1.382e-02 (**)">
            <text:p>-4.068e-02$\pm$1.382e-02 (**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3.524e-04</text:p>
          </table:table-cell>
          <table:table-cell office:value-type="string">
            <text:p>6.108e-04</text:p>
          </table:table-cell>
          <table:table-cell office:value-type="string">
            <text:p>0.577</text:p>
          </table:table-cell>
          <table:table-cell office:value-type="string">
            <text:p>0.56425</text:p>
          </table:table-cell>
          <table:table-cell/>
          <table:table-cell table:formula="of:=CONCATENATE([.B144];&quot;$\pm$&quot;;[.C144];&quot; (&quot;;[.F144];&quot;)&quot;)" office:value-type="string" office:string-value="3.524e-04$\pm$6.108e-04 ()">
            <text:p>3.524e-04$\pm$6.108e-04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1.228e+00</text:p>
          </table:table-cell>
          <table:table-cell office:value-type="string">
            <text:p>2.851e-01</text:p>
          </table:table-cell>
          <table:table-cell office:value-type="string">
            <text:p>4.306</text:p>
          </table:table-cell>
          <table:table-cell office:value-type="string">
            <text:p>2.12e-05</text:p>
          </table:table-cell>
          <table:table-cell office:value-type="string">
            <text:p>***</text:p>
          </table:table-cell>
          <table:table-cell table:formula="of:=CONCATENATE([.B145];&quot;$\pm$&quot;;[.C145];&quot; (&quot;;[.F145];&quot;)&quot;)" office:value-type="string" office:string-value="1.228e+00$\pm$2.851e-01 (***)">
            <text:p>1.228e+00$\pm$2.851e-01 (*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6.252e-03</text:p>
          </table:table-cell>
          <table:table-cell office:value-type="string">
            <text:p>1.057e-02</text:p>
          </table:table-cell>
          <table:table-cell office:value-type="string">
            <text:p>0.592</text:p>
          </table:table-cell>
          <table:table-cell office:value-type="string">
            <text:p>0.55453</text:p>
          </table:table-cell>
          <table:table-cell/>
          <table:table-cell table:formula="of:=CONCATENATE([.B146];&quot;$\pm$&quot;;[.C146];&quot; (&quot;;[.F146];&quot;)&quot;)" office:value-type="string" office:string-value="6.252e-03$\pm$1.057e-02 ()">
            <text:p>6.252e-03$\pm$1.057e-02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8.292e-04</text:p>
          </table:table-cell>
          <table:table-cell office:value-type="string">
            <text:p>4.169e-03</text:p>
          </table:table-cell>
          <table:table-cell office:value-type="string">
            <text:p>0.199</text:p>
          </table:table-cell>
          <table:table-cell office:value-type="string">
            <text:p>0.84245</text:p>
          </table:table-cell>
          <table:table-cell/>
          <table:table-cell table:formula="of:=CONCATENATE([.B147];&quot;$\pm$&quot;;[.C147];&quot; (&quot;;[.F147];&quot;)&quot;)" office:value-type="string" office:string-value="8.292e-04$\pm$4.169e-03 ()">
            <text:p>8.292e-04$\pm$4.169e-03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4.879e-05</text:p>
          </table:table-cell>
          <table:table-cell office:value-type="string">
            <text:p>4.311e-04</text:p>
          </table:table-cell>
          <table:table-cell office:value-type="string">
            <text:p>0.113</text:p>
          </table:table-cell>
          <table:table-cell office:value-type="string">
            <text:p>0.90995</text:p>
          </table:table-cell>
          <table:table-cell/>
          <table:table-cell table:formula="of:=CONCATENATE([.B148];&quot;$\pm$&quot;;[.C148];&quot; (&quot;;[.F148];&quot;)&quot;)" office:value-type="string" office:string-value="4.879e-05$\pm$4.311e-04 ()">
            <text:p>4.879e-05$\pm$4.311e-04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3.077e-02</text:p>
          </table:table-cell>
          <table:table-cell office:value-type="string">
            <text:p>4.129e-02</text:p>
          </table:table-cell>
          <table:table-cell office:value-type="string">
            <text:p>0.745</text:p>
          </table:table-cell>
          <table:table-cell office:value-type="string">
            <text:p>0.45664</text:p>
          </table:table-cell>
          <table:table-cell/>
          <table:table-cell table:formula="of:=CONCATENATE([.B149];&quot;$\pm$&quot;;[.C149];&quot; (&quot;;[.F149];&quot;)&quot;)" office:value-type="string" office:string-value="3.077e-02$\pm$4.129e-02 ()">
            <text:p>3.077e-02$\pm$4.129e-02 (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-5.190e-03</text:p>
          </table:table-cell>
          <table:table-cell office:value-type="string">
            <text:p>2.630e-03</text:p>
          </table:table-cell>
          <table:table-cell office:value-type="string">
            <text:p>-1.974</text:p>
          </table:table-cell>
          <table:table-cell office:value-type="string">
            <text:p>0.04913</text:p>
          </table:table-cell>
          <table:table-cell office:value-type="string">
            <text:p>*</text:p>
          </table:table-cell>
          <table:table-cell table:formula="of:=CONCATENATE([.B150];&quot;$\pm$&quot;;[.C150];&quot; (&quot;;[.F150];&quot;)&quot;)" office:value-type="string" office:string-value="-5.190e-03$\pm$2.630e-03 (*)">
            <text:p>-5.190e-03$\pm$2.630e-03 (*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151];&quot;$\pm$&quot;;[.C151];&quot; (&quot;;[.F15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152];&quot;$\pm$&quot;;[.C152];&quot; (&quot;;[.F15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53];&quot;$\pm$&quot;;[.C153];&quot; (&quot;;[.F15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238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154];&quot;$\pm$&quot;;[.C154];&quot; (&quot;;[.F15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1225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09957</text:p>
          </table:table-cell>
          <table:table-cell table:formula="of:=CONCATENATE([.B155];&quot;$\pm$&quot;;[.C155];&quot; (&quot;;[.F155];&quot;)&quot;)" office:value-type="string" office:string-value="R-squared:$\pm$0.1225, (0.09957)">
            <text:p>R-squared:$\pm$0.1225, (0.09957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5.346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156];&quot;$\pm$&quot;;[.C156];&quot; (&quot;;[.F156];&quot;)&quot;)" office:value-type="string" office:string-value="5.346$\pm$on (383)">
            <text:p>5.346$\pm$on (383)</text:p>
          </table:table-cell>
          <table:table-cell/>
          <table:table-cell office:value-type="string">
            <text:p>2.109e-07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57];&quot;$\pm$&quot;;[.C157];&quot; (&quot;;[.F15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58];&quot;$\pm$&quot;;[.C158];&quot; (&quot;;[.F15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26</text:p>
          </table:table-cell>
          <table:table-cell table:number-columns-repeated="2"/>
          <table:table-cell table:number-columns-repeated="2"/>
          <table:table-cell/>
          <table:table-cell table:formula="of:=CONCATENATE([.B159];&quot;$\pm$&quot;;[.C159];&quot; (&quot;;[.F15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60];&quot;$\pm$&quot;;[.C160];&quot; (&quot;;[.F16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161];&quot;$\pm$&quot;;[.C161];&quot; (&quot;;[.F16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162];&quot;$\pm$&quot;;[.C162];&quot; (&quot;;[.F16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63];&quot;$\pm$&quot;;[.C163];&quot; (&quot;;[.F16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164];&quot;$\pm$&quot;;[.C164];&quot; (&quot;;[.F16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165];&quot;$\pm$&quot;;[.C165];&quot; (&quot;;[.F16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38940</text:p>
          </table:table-cell>
          <table:table-cell office:value-type="string">
            <text:p>-0.09815</text:p>
          </table:table-cell>
          <table:table-cell office:value-type="string">
            <text:p>-0.00219</text:p>
          </table:table-cell>
          <table:table-cell office:value-type="string">
            <text:p>0.09344</text:p>
          </table:table-cell>
          <table:table-cell office:value-type="string">
            <text:p>0.44148</text:p>
          </table:table-cell>
          <table:table-cell/>
          <table:table-cell table:formula="of:=CONCATENATE([.B166];&quot;$\pm$&quot;;[.C166];&quot; (&quot;;[.F166];&quot;)&quot;)" office:value-type="string" office:string-value="-0.09815$\pm$-0.00219 ()">
            <text:p>-0.09815$\pm$-0.00219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67];&quot;$\pm$&quot;;[.C167];&quot; (&quot;;[.F16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168];&quot;$\pm$&quot;;[.C168];&quot; (&quot;;[.F16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169];&quot;$\pm$&quot;;[.C169];&quot; (&quot;;[.F16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5.920e-01</text:p>
          </table:table-cell>
          <table:table-cell office:value-type="string">
            <text:p>5.909e-02</text:p>
          </table:table-cell>
          <table:table-cell office:value-type="string">
            <text:p>-10.019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  <table:table-cell table:formula="of:=CONCATENATE([.B170];&quot;$\pm$&quot;;[.C170];&quot; (&quot;;[.F170];&quot;)&quot;)" office:value-type="string" office:string-value="-5.920e-01$\pm$5.909e-02 (***)">
            <text:p>-5.920e-01$\pm$5.909e-02 (***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7.915e-01</text:p>
          </table:table-cell>
          <table:table-cell office:value-type="string">
            <text:p>2.515e-02</text:p>
          </table:table-cell>
          <table:table-cell office:value-type="string">
            <text:p>31.475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  <table:table-cell table:formula="of:=CONCATENATE([.B171];&quot;$\pm$&quot;;[.C171];&quot; (&quot;;[.F171];&quot;)&quot;)" office:value-type="string" office:string-value="7.915e-01$\pm$2.515e-02 (***)">
            <text:p>7.915e-01$\pm$2.515e-02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-9.049e-02</text:p>
          </table:table-cell>
          <table:table-cell office:value-type="string">
            <text:p>8.502e-02</text:p>
          </table:table-cell>
          <table:table-cell office:value-type="string">
            <text:p>-1.064</text:p>
          </table:table-cell>
          <table:table-cell office:value-type="string">
            <text:p>0.288</text:p>
          </table:table-cell>
          <table:table-cell/>
          <table:table-cell table:formula="of:=CONCATENATE([.B172];&quot;$\pm$&quot;;[.C172];&quot; (&quot;;[.F172];&quot;)&quot;)" office:value-type="string" office:string-value="-9.049e-02$\pm$8.502e-02 ()">
            <text:p>-9.049e-02$\pm$8.502e-02 (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2.081e-03</text:p>
          </table:table-cell>
          <table:table-cell office:value-type="string">
            <text:p>8.166e-03</text:p>
          </table:table-cell>
          <table:table-cell office:value-type="string">
            <text:p>-0.255</text:p>
          </table:table-cell>
          <table:table-cell office:value-type="string">
            <text:p>0.799</text:p>
          </table:table-cell>
          <table:table-cell/>
          <table:table-cell table:formula="of:=CONCATENATE([.B173];&quot;$\pm$&quot;;[.C173];&quot; (&quot;;[.F173];&quot;)&quot;)" office:value-type="string" office:string-value="-2.081e-03$\pm$8.166e-03 ()">
            <text:p>-2.081e-03$\pm$8.166e-03 (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5.379e-05</text:p>
          </table:table-cell>
          <table:table-cell office:value-type="string">
            <text:p>3.608e-04</text:p>
          </table:table-cell>
          <table:table-cell office:value-type="string">
            <text:p>0.149</text:p>
          </table:table-cell>
          <table:table-cell office:value-type="string">
            <text:p>0.882</text:p>
          </table:table-cell>
          <table:table-cell/>
          <table:table-cell table:formula="of:=CONCATENATE([.B174];&quot;$\pm$&quot;;[.C174];&quot; (&quot;;[.F174];&quot;)&quot;)" office:value-type="string" office:string-value="5.379e-05$\pm$3.608e-04 ()">
            <text:p>5.379e-05$\pm$3.608e-04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1.668e+00</text:p>
          </table:table-cell>
          <table:table-cell office:value-type="string">
            <text:p>1.685e-01</text:p>
          </table:table-cell>
          <table:table-cell office:value-type="string">
            <text:p>-9.902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  <table:table-cell table:formula="of:=CONCATENATE([.B175];&quot;$\pm$&quot;;[.C175];&quot; (&quot;;[.F175];&quot;)&quot;)" office:value-type="string" office:string-value="-1.668e+00$\pm$1.685e-01 (***)">
            <text:p>-1.668e+00$\pm$1.685e-01 (*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-3.111e-03</text:p>
          </table:table-cell>
          <table:table-cell office:value-type="string">
            <text:p>6.244e-03</text:p>
          </table:table-cell>
          <table:table-cell office:value-type="string">
            <text:p>-0.498</text:p>
          </table:table-cell>
          <table:table-cell office:value-type="string">
            <text:p>0.619</text:p>
          </table:table-cell>
          <table:table-cell/>
          <table:table-cell table:formula="of:=CONCATENATE([.B176];&quot;$\pm$&quot;;[.C176];&quot; (&quot;;[.F176];&quot;)&quot;)" office:value-type="string" office:string-value="-3.111e-03$\pm$6.244e-03 ()">
            <text:p>-3.111e-03$\pm$6.244e-03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2.533e-03</text:p>
          </table:table-cell>
          <table:table-cell office:value-type="string">
            <text:p>2.463e-03</text:p>
          </table:table-cell>
          <table:table-cell office:value-type="string">
            <text:p>1.028</text:p>
          </table:table-cell>
          <table:table-cell office:value-type="string">
            <text:p>0.304</text:p>
          </table:table-cell>
          <table:table-cell/>
          <table:table-cell table:formula="of:=CONCATENATE([.B177];&quot;$\pm$&quot;;[.C177];&quot; (&quot;;[.F177];&quot;)&quot;)" office:value-type="string" office:string-value="2.533e-03$\pm$2.463e-03 ()">
            <text:p>2.533e-03$\pm$2.463e-03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8.729e-05</text:p>
          </table:table-cell>
          <table:table-cell office:value-type="string">
            <text:p>2.547e-04</text:p>
          </table:table-cell>
          <table:table-cell office:value-type="string">
            <text:p>0.343</text:p>
          </table:table-cell>
          <table:table-cell office:value-type="string">
            <text:p>0.732</text:p>
          </table:table-cell>
          <table:table-cell/>
          <table:table-cell table:formula="of:=CONCATENATE([.B178];&quot;$\pm$&quot;;[.C178];&quot; (&quot;;[.F178];&quot;)&quot;)" office:value-type="string" office:string-value="8.729e-05$\pm$2.547e-04 ()">
            <text:p>8.729e-05$\pm$2.547e-04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2.040e-02</text:p>
          </table:table-cell>
          <table:table-cell office:value-type="string">
            <text:p>2.440e-02</text:p>
          </table:table-cell>
          <table:table-cell office:value-type="string">
            <text:p>0.836</text:p>
          </table:table-cell>
          <table:table-cell office:value-type="string">
            <text:p>0.404</text:p>
          </table:table-cell>
          <table:table-cell/>
          <table:table-cell table:formula="of:=CONCATENATE([.B179];&quot;$\pm$&quot;;[.C179];&quot; (&quot;;[.F179];&quot;)&quot;)" office:value-type="string" office:string-value="2.040e-02$\pm$2.440e-02 ()">
            <text:p>2.040e-02$\pm$2.440e-02 (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1.228e-03</text:p>
          </table:table-cell>
          <table:table-cell office:value-type="string">
            <text:p>1.554e-03</text:p>
          </table:table-cell>
          <table:table-cell office:value-type="string">
            <text:p>0.790</text:p>
          </table:table-cell>
          <table:table-cell office:value-type="string">
            <text:p>0.430</text:p>
          </table:table-cell>
          <table:table-cell/>
          <table:table-cell table:formula="of:=CONCATENATE([.B180];&quot;$\pm$&quot;;[.C180];&quot; (&quot;;[.F180];&quot;)&quot;)" office:value-type="string" office:string-value="1.228e-03$\pm$1.554e-03 ()">
            <text:p>1.228e-03$\pm$1.554e-03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181];&quot;$\pm$&quot;;[.C181];&quot; (&quot;;[.F18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182];&quot;$\pm$&quot;;[.C182];&quot; (&quot;;[.F18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83];&quot;$\pm$&quot;;[.C183];&quot; (&quot;;[.F18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406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184];&quot;$\pm$&quot;;[.C184];&quot; (&quot;;[.F18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733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726</text:p>
          </table:table-cell>
          <table:table-cell table:formula="of:=CONCATENATE([.B185];&quot;$\pm$&quot;;[.C185];&quot; (&quot;;[.F185];&quot;)&quot;)" office:value-type="string" office:string-value="R-squared:$\pm$0.733, (0.726)">
            <text:p>R-squared:$\pm$0.733, (0.726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105.1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186];&quot;$\pm$&quot;;[.C186];&quot; (&quot;;[.F186];&quot;)&quot;)" office:value-type="string" office:string-value="105.1$\pm$on (383)">
            <text:p>105.1$\pm$on (383)</text:p>
          </table:table-cell>
          <table:table-cell/>
          <table:table-cell office:value-type="string">
            <text:p>&lt;</text:p>
          </table:table-cell>
          <table:table-cell office:value-type="string">
            <text:p>2.2e-16</text:p>
          </table:table-cell>
          <table:table-cell table:number-columns-repeated="4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87];&quot;$\pm$&quot;;[.C187];&quot; (&quot;;[.F18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88];&quot;$\pm$&quot;;[.C188];&quot; (&quot;;[.F18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27</text:p>
          </table:table-cell>
          <table:table-cell table:number-columns-repeated="2"/>
          <table:table-cell table:number-columns-repeated="2"/>
          <table:table-cell/>
          <table:table-cell table:formula="of:=CONCATENATE([.B189];&quot;$\pm$&quot;;[.C189];&quot; (&quot;;[.F18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90];&quot;$\pm$&quot;;[.C190];&quot; (&quot;;[.F19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191];&quot;$\pm$&quot;;[.C191];&quot; (&quot;;[.F19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192];&quot;$\pm$&quot;;[.C192];&quot; (&quot;;[.F19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93];&quot;$\pm$&quot;;[.C193];&quot; (&quot;;[.F19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194];&quot;$\pm$&quot;;[.C194];&quot; (&quot;;[.F19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195];&quot;$\pm$&quot;;[.C195];&quot; (&quot;;[.F19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44642</text:p>
          </table:table-cell>
          <table:table-cell office:value-type="string">
            <text:p>-0.13009</text:p>
          </table:table-cell>
          <table:table-cell office:value-type="string">
            <text:p>-0.00556</text:p>
          </table:table-cell>
          <table:table-cell office:value-type="string">
            <text:p>0.11488</text:p>
          </table:table-cell>
          <table:table-cell office:value-type="string">
            <text:p>0.51383</text:p>
          </table:table-cell>
          <table:table-cell/>
          <table:table-cell table:formula="of:=CONCATENATE([.B196];&quot;$\pm$&quot;;[.C196];&quot; (&quot;;[.F196];&quot;)&quot;)" office:value-type="string" office:string-value="-0.13009$\pm$-0.00556 ()">
            <text:p>-0.13009$\pm$-0.00556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97];&quot;$\pm$&quot;;[.C197];&quot; (&quot;;[.F19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198];&quot;$\pm$&quot;;[.C198];&quot; (&quot;;[.F19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199];&quot;$\pm$&quot;;[.C199];&quot; (&quot;;[.F19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0.8352368</text:p>
          </table:table-cell>
          <table:table-cell office:value-type="string">
            <text:p>0.0769938</text:p>
          </table:table-cell>
          <table:table-cell office:value-type="string">
            <text:p>-10.848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  <table:table-cell table:formula="of:=CONCATENATE([.B200];&quot;$\pm$&quot;;[.C200];&quot; (&quot;;[.F200];&quot;)&quot;)" office:value-type="string" office:string-value="-0.8352368$\pm$0.0769938 (***)">
            <text:p>-0.8352368$\pm$0.0769938 (***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0.8797555</text:p>
          </table:table-cell>
          <table:table-cell office:value-type="string">
            <text:p>0.0327706</text:p>
          </table:table-cell>
          <table:table-cell office:value-type="string">
            <text:p>26.846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  <table:table-cell table:formula="of:=CONCATENATE([.B201];&quot;$\pm$&quot;;[.C201];&quot; (&quot;;[.F201];&quot;)&quot;)" office:value-type="string" office:string-value="0.8797555$\pm$0.0327706 (***)">
            <text:p>0.8797555$\pm$0.0327706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0.0652982</text:p>
          </table:table-cell>
          <table:table-cell office:value-type="string">
            <text:p>0.1107835</text:p>
          </table:table-cell>
          <table:table-cell office:value-type="string">
            <text:p>0.589</text:p>
          </table:table-cell>
          <table:table-cell office:value-type="string">
            <text:p>0.5559</text:p>
          </table:table-cell>
          <table:table-cell/>
          <table:table-cell table:formula="of:=CONCATENATE([.B202];&quot;$\pm$&quot;;[.C202];&quot; (&quot;;[.F202];&quot;)&quot;)" office:value-type="string" office:string-value="0.0652982$\pm$0.1107835 ()">
            <text:p>0.0652982$\pm$0.1107835 (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0.0208547</text:p>
          </table:table-cell>
          <table:table-cell office:value-type="string">
            <text:p>0.0106403</text:p>
          </table:table-cell>
          <table:table-cell office:value-type="string">
            <text:p>1.960</text:p>
          </table:table-cell>
          <table:table-cell office:value-type="string">
            <text:p>0.0507</text:p>
          </table:table-cell>
          <table:table-cell office:value-type="string">
            <text:p>.</text:p>
          </table:table-cell>
          <table:table-cell table:formula="of:=CONCATENATE([.B203];&quot;$\pm$&quot;;[.C203];&quot; (&quot;;[.F203];&quot;)&quot;)" office:value-type="string" office:string-value="0.0208547$\pm$0.0106403 (.)">
            <text:p>0.0208547$\pm$0.0106403 (.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0.0001255</text:p>
          </table:table-cell>
          <table:table-cell office:value-type="string">
            <text:p>0.0004702</text:p>
          </table:table-cell>
          <table:table-cell office:value-type="string">
            <text:p>0.267</text:p>
          </table:table-cell>
          <table:table-cell office:value-type="string">
            <text:p>0.7897</text:p>
          </table:table-cell>
          <table:table-cell/>
          <table:table-cell table:formula="of:=CONCATENATE([.B204];&quot;$\pm$&quot;;[.C204];&quot; (&quot;;[.F204];&quot;)&quot;)" office:value-type="string" office:string-value="0.0001255$\pm$0.0004702 ()">
            <text:p>0.0001255$\pm$0.0004702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1.9878616</text:p>
          </table:table-cell>
          <table:table-cell office:value-type="string">
            <text:p>0.2195048</text:p>
          </table:table-cell>
          <table:table-cell office:value-type="string">
            <text:p>-9.056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  <table:table-cell table:formula="of:=CONCATENATE([.B205];&quot;$\pm$&quot;;[.C205];&quot; (&quot;;[.F205];&quot;)&quot;)" office:value-type="string" office:string-value="-1.9878616$\pm$0.2195048 (***)">
            <text:p>-1.9878616$\pm$0.2195048 (*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-0.0036648</text:p>
          </table:table-cell>
          <table:table-cell office:value-type="string">
            <text:p>0.0081369</text:p>
          </table:table-cell>
          <table:table-cell office:value-type="string">
            <text:p>-0.450</text:p>
          </table:table-cell>
          <table:table-cell office:value-type="string">
            <text:p>0.6527</text:p>
          </table:table-cell>
          <table:table-cell/>
          <table:table-cell table:formula="of:=CONCATENATE([.B206];&quot;$\pm$&quot;;[.C206];&quot; (&quot;;[.F206];&quot;)&quot;)" office:value-type="string" office:string-value="-0.0036648$\pm$0.0081369 ()">
            <text:p>-0.0036648$\pm$0.0081369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0.0003107</text:p>
          </table:table-cell>
          <table:table-cell office:value-type="string">
            <text:p>0.0032092</text:p>
          </table:table-cell>
          <table:table-cell office:value-type="string">
            <text:p>0.097</text:p>
          </table:table-cell>
          <table:table-cell office:value-type="string">
            <text:p>0.9229</text:p>
          </table:table-cell>
          <table:table-cell/>
          <table:table-cell table:formula="of:=CONCATENATE([.B207];&quot;$\pm$&quot;;[.C207];&quot; (&quot;;[.F207];&quot;)&quot;)" office:value-type="string" office:string-value="0.0003107$\pm$0.0032092 ()">
            <text:p>0.0003107$\pm$0.0032092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-0.0001203</text:p>
          </table:table-cell>
          <table:table-cell office:value-type="string">
            <text:p>0.0003319</text:p>
          </table:table-cell>
          <table:table-cell office:value-type="string">
            <text:p>-0.362</text:p>
          </table:table-cell>
          <table:table-cell office:value-type="string">
            <text:p>0.7173</text:p>
          </table:table-cell>
          <table:table-cell/>
          <table:table-cell table:formula="of:=CONCATENATE([.B208];&quot;$\pm$&quot;;[.C208];&quot; (&quot;;[.F208];&quot;)&quot;)" office:value-type="string" office:string-value="-0.0001203$\pm$0.0003319 ()">
            <text:p>-0.0001203$\pm$0.0003319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0.0403760</text:p>
          </table:table-cell>
          <table:table-cell office:value-type="string">
            <text:p>0.0317887</text:p>
          </table:table-cell>
          <table:table-cell office:value-type="string">
            <text:p>1.270</text:p>
          </table:table-cell>
          <table:table-cell office:value-type="string">
            <text:p>0.2048</text:p>
          </table:table-cell>
          <table:table-cell/>
          <table:table-cell table:formula="of:=CONCATENATE([.B209];&quot;$\pm$&quot;;[.C209];&quot; (&quot;;[.F209];&quot;)&quot;)" office:value-type="string" office:string-value="0.0403760$\pm$0.0317887 ()">
            <text:p>0.0403760$\pm$0.0317887 (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0.0017721</text:p>
          </table:table-cell>
          <table:table-cell office:value-type="string">
            <text:p>0.0020244</text:p>
          </table:table-cell>
          <table:table-cell office:value-type="string">
            <text:p>0.875</text:p>
          </table:table-cell>
          <table:table-cell office:value-type="string">
            <text:p>0.3819</text:p>
          </table:table-cell>
          <table:table-cell/>
          <table:table-cell table:formula="of:=CONCATENATE([.B210];&quot;$\pm$&quot;;[.C210];&quot; (&quot;;[.F210];&quot;)&quot;)" office:value-type="string" office:string-value="0.0017721$\pm$0.0020244 ()">
            <text:p>0.0017721$\pm$0.0020244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211];&quot;$\pm$&quot;;[.C211];&quot; (&quot;;[.F21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212];&quot;$\pm$&quot;;[.C212];&quot; (&quot;;[.F21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13];&quot;$\pm$&quot;;[.C213];&quot; (&quot;;[.F21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832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214];&quot;$\pm$&quot;;[.C214];&quot; (&quot;;[.F21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6721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6635</text:p>
          </table:table-cell>
          <table:table-cell table:formula="of:=CONCATENATE([.B215];&quot;$\pm$&quot;;[.C215];&quot; (&quot;;[.F215];&quot;)&quot;)" office:value-type="string" office:string-value="R-squared:$\pm$0.6721, (0.6635)">
            <text:p>R-squared:$\pm$0.6721, (0.6635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78.5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216];&quot;$\pm$&quot;;[.C216];&quot; (&quot;;[.F216];&quot;)&quot;)" office:value-type="string" office:string-value="78.5$\pm$on (383)">
            <text:p>78.5$\pm$on (383)</text:p>
          </table:table-cell>
          <table:table-cell/>
          <table:table-cell office:value-type="string">
            <text:p>&lt;</text:p>
          </table:table-cell>
          <table:table-cell office:value-type="string">
            <text:p>2.2e-16</text:p>
          </table:table-cell>
          <table:table-cell table:number-columns-repeated="4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17];&quot;$\pm$&quot;;[.C217];&quot; (&quot;;[.F21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18];&quot;$\pm$&quot;;[.C218];&quot; (&quot;;[.F21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28</text:p>
          </table:table-cell>
          <table:table-cell table:number-columns-repeated="2"/>
          <table:table-cell table:number-columns-repeated="2"/>
          <table:table-cell/>
          <table:table-cell table:formula="of:=CONCATENATE([.B219];&quot;$\pm$&quot;;[.C219];&quot; (&quot;;[.F21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20];&quot;$\pm$&quot;;[.C220];&quot; (&quot;;[.F22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221];&quot;$\pm$&quot;;[.C221];&quot; (&quot;;[.F22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222];&quot;$\pm$&quot;;[.C222];&quot; (&quot;;[.F22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23];&quot;$\pm$&quot;;[.C223];&quot; (&quot;;[.F22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224];&quot;$\pm$&quot;;[.C224];&quot; (&quot;;[.F22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225];&quot;$\pm$&quot;;[.C225];&quot; (&quot;;[.F22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75615</text:p>
          </table:table-cell>
          <table:table-cell office:value-type="string">
            <text:p>-0.13232</text:p>
          </table:table-cell>
          <table:table-cell office:value-type="string">
            <text:p>0.02549</text:p>
          </table:table-cell>
          <table:table-cell office:value-type="string">
            <text:p>0.16205</text:p>
          </table:table-cell>
          <table:table-cell office:value-type="string">
            <text:p>0.70485</text:p>
          </table:table-cell>
          <table:table-cell/>
          <table:table-cell table:formula="of:=CONCATENATE([.B226];&quot;$\pm$&quot;;[.C226];&quot; (&quot;;[.F226];&quot;)&quot;)" office:value-type="string" office:string-value="-0.13232$\pm$0.02549 ()">
            <text:p>-0.13232$\pm$0.02549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27];&quot;$\pm$&quot;;[.C227];&quot; (&quot;;[.F22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228];&quot;$\pm$&quot;;[.C228];&quot; (&quot;;[.F22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229];&quot;$\pm$&quot;;[.C229];&quot; (&quot;;[.F22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0.2136136</text:p>
          </table:table-cell>
          <table:table-cell office:value-type="string">
            <text:p>0.1134114</text:p>
          </table:table-cell>
          <table:table-cell office:value-type="string">
            <text:p>-1.884</text:p>
          </table:table-cell>
          <table:table-cell office:value-type="string">
            <text:p>0.060386</text:p>
          </table:table-cell>
          <table:table-cell office:value-type="string">
            <text:p>.</text:p>
          </table:table-cell>
          <table:table-cell table:formula="of:=CONCATENATE([.B230];&quot;$\pm$&quot;;[.C230];&quot; (&quot;;[.F230];&quot;)&quot;)" office:value-type="string" office:string-value="-0.2136136$\pm$0.1134114 (.)">
            <text:p>-0.2136136$\pm$0.1134114 (.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0.0164318</text:p>
          </table:table-cell>
          <table:table-cell office:value-type="string">
            <text:p>0.0482709</text:p>
          </table:table-cell>
          <table:table-cell office:value-type="string">
            <text:p>-0.340</text:p>
          </table:table-cell>
          <table:table-cell office:value-type="string">
            <text:p>0.733735</text:p>
          </table:table-cell>
          <table:table-cell/>
          <table:table-cell table:formula="of:=CONCATENATE([.B231];&quot;$\pm$&quot;;[.C231];&quot; (&quot;;[.F231];&quot;)&quot;)" office:value-type="string" office:string-value="-0.0164318$\pm$0.0482709 ()">
            <text:p>-0.0164318$\pm$0.0482709 (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1.6099651</text:p>
          </table:table-cell>
          <table:table-cell office:value-type="string">
            <text:p>0.1631834</text:p>
          </table:table-cell>
          <table:table-cell office:value-type="string">
            <text:p>9.866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232];&quot;$\pm$&quot;;[.C232];&quot; (&quot;;[.F232];&quot;)&quot;)" office:value-type="string" office:string-value="1.6099651$\pm$0.1631834 (***)">
            <text:p>1.6099651$\pm$0.1631834 (**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0.0904758</text:p>
          </table:table-cell>
          <table:table-cell office:value-type="string">
            <text:p>0.0156732</text:p>
          </table:table-cell>
          <table:table-cell office:value-type="string">
            <text:p>5.773</text:p>
          </table:table-cell>
          <table:table-cell office:value-type="string">
            <text:p>1.61e-08</text:p>
          </table:table-cell>
          <table:table-cell office:value-type="string">
            <text:p>***</text:p>
          </table:table-cell>
          <table:table-cell table:formula="of:=CONCATENATE([.B233];&quot;$\pm$&quot;;[.C233];&quot; (&quot;;[.F233];&quot;)&quot;)" office:value-type="string" office:string-value="0.0904758$\pm$0.0156732 (***)">
            <text:p>0.0904758$\pm$0.0156732 (***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-0.0006020</text:p>
          </table:table-cell>
          <table:table-cell office:value-type="string">
            <text:p>0.0006926</text:p>
          </table:table-cell>
          <table:table-cell office:value-type="string">
            <text:p>-0.869</text:p>
          </table:table-cell>
          <table:table-cell office:value-type="string">
            <text:p>0.385284</text:p>
          </table:table-cell>
          <table:table-cell/>
          <table:table-cell table:formula="of:=CONCATENATE([.B234];&quot;$\pm$&quot;;[.C234];&quot; (&quot;;[.F234];&quot;)&quot;)" office:value-type="string" office:string-value="-0.0006020$\pm$0.0006926 ()">
            <text:p>-0.0006020$\pm$0.0006926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1.1801054</text:p>
          </table:table-cell>
          <table:table-cell office:value-type="string">
            <text:p>0.3233292</text:p>
          </table:table-cell>
          <table:table-cell office:value-type="string">
            <text:p>-3.650</text:p>
          </table:table-cell>
          <table:table-cell office:value-type="string">
            <text:p>0.000299</text:p>
          </table:table-cell>
          <table:table-cell office:value-type="string">
            <text:p>***</text:p>
          </table:table-cell>
          <table:table-cell table:formula="of:=CONCATENATE([.B235];&quot;$\pm$&quot;;[.C235];&quot; (&quot;;[.F235];&quot;)&quot;)" office:value-type="string" office:string-value="-1.1801054$\pm$0.3233292 (***)">
            <text:p>-1.1801054$\pm$0.3233292 (*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0.0051939</text:p>
          </table:table-cell>
          <table:table-cell office:value-type="string">
            <text:p>0.0119857</text:p>
          </table:table-cell>
          <table:table-cell office:value-type="string">
            <text:p>0.433</text:p>
          </table:table-cell>
          <table:table-cell office:value-type="string">
            <text:p>0.665007</text:p>
          </table:table-cell>
          <table:table-cell/>
          <table:table-cell table:formula="of:=CONCATENATE([.B236];&quot;$\pm$&quot;;[.C236];&quot; (&quot;;[.F236];&quot;)&quot;)" office:value-type="string" office:string-value="0.0051939$\pm$0.0119857 ()">
            <text:p>0.0051939$\pm$0.0119857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-0.0029674</text:p>
          </table:table-cell>
          <table:table-cell office:value-type="string">
            <text:p>0.0047271</text:p>
          </table:table-cell>
          <table:table-cell office:value-type="string">
            <text:p>-0.628</text:p>
          </table:table-cell>
          <table:table-cell office:value-type="string">
            <text:p>0.530542</text:p>
          </table:table-cell>
          <table:table-cell/>
          <table:table-cell table:formula="of:=CONCATENATE([.B237];&quot;$\pm$&quot;;[.C237];&quot; (&quot;;[.F237];&quot;)&quot;)" office:value-type="string" office:string-value="-0.0029674$\pm$0.0047271 ()">
            <text:p>-0.0029674$\pm$0.0047271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0.0002683</text:p>
          </table:table-cell>
          <table:table-cell office:value-type="string">
            <text:p>0.0004889</text:p>
          </table:table-cell>
          <table:table-cell office:value-type="string">
            <text:p>0.549</text:p>
          </table:table-cell>
          <table:table-cell office:value-type="string">
            <text:p>0.583464</text:p>
          </table:table-cell>
          <table:table-cell/>
          <table:table-cell table:formula="of:=CONCATENATE([.B238];&quot;$\pm$&quot;;[.C238];&quot; (&quot;;[.F238];&quot;)&quot;)" office:value-type="string" office:string-value="0.0002683$\pm$0.0004889 ()">
            <text:p>0.0002683$\pm$0.0004889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-0.0958810</text:p>
          </table:table-cell>
          <table:table-cell office:value-type="string">
            <text:p>0.0468245</text:p>
          </table:table-cell>
          <table:table-cell office:value-type="string">
            <text:p>-2.048</text:p>
          </table:table-cell>
          <table:table-cell office:value-type="string">
            <text:p>0.041275</text:p>
          </table:table-cell>
          <table:table-cell office:value-type="string">
            <text:p>*</text:p>
          </table:table-cell>
          <table:table-cell table:formula="of:=CONCATENATE([.B239];&quot;$\pm$&quot;;[.C239];&quot; (&quot;;[.F239];&quot;)&quot;)" office:value-type="string" office:string-value="-0.0958810$\pm$0.0468245 (*)">
            <text:p>-0.0958810$\pm$0.0468245 (*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0.0011045</text:p>
          </table:table-cell>
          <table:table-cell office:value-type="string">
            <text:p>0.0029819</text:p>
          </table:table-cell>
          <table:table-cell office:value-type="string">
            <text:p>0.370</text:p>
          </table:table-cell>
          <table:table-cell office:value-type="string">
            <text:p>0.711292</text:p>
          </table:table-cell>
          <table:table-cell/>
          <table:table-cell table:formula="of:=CONCATENATE([.B240];&quot;$\pm$&quot;;[.C240];&quot; (&quot;;[.F240];&quot;)&quot;)" office:value-type="string" office:string-value="0.0011045$\pm$0.0029819 ()">
            <text:p>0.0011045$\pm$0.0029819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241];&quot;$\pm$&quot;;[.C241];&quot; (&quot;;[.F24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242];&quot;$\pm$&quot;;[.C242];&quot; (&quot;;[.F24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43];&quot;$\pm$&quot;;[.C243];&quot; (&quot;;[.F24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2699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244];&quot;$\pm$&quot;;[.C244];&quot; (&quot;;[.F24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2921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2736</text:p>
          </table:table-cell>
          <table:table-cell table:formula="of:=CONCATENATE([.B245];&quot;$\pm$&quot;;[.C245];&quot; (&quot;;[.F245];&quot;)&quot;)" office:value-type="string" office:string-value="R-squared:$\pm$0.2921, (0.2736)">
            <text:p>R-squared:$\pm$0.2921, (0.2736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15.8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246];&quot;$\pm$&quot;;[.C246];&quot; (&quot;;[.F246];&quot;)&quot;)" office:value-type="string" office:string-value="15.8$\pm$on (383)">
            <text:p>15.8$\pm$on (383)</text:p>
          </table:table-cell>
          <table:table-cell/>
          <table:table-cell office:value-type="string">
            <text:p>&lt;</text:p>
          </table:table-cell>
          <table:table-cell office:value-type="string">
            <text:p>2.2e-16</text:p>
          </table:table-cell>
          <table:table-cell table:number-columns-repeated="4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47];&quot;$\pm$&quot;;[.C247];&quot; (&quot;;[.F24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48];&quot;$\pm$&quot;;[.C248];&quot; (&quot;;[.F24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35</text:p>
          </table:table-cell>
          <table:table-cell table:number-columns-repeated="2"/>
          <table:table-cell table:number-columns-repeated="2"/>
          <table:table-cell/>
          <table:table-cell table:formula="of:=CONCATENATE([.B249];&quot;$\pm$&quot;;[.C249];&quot; (&quot;;[.F24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50];&quot;$\pm$&quot;;[.C250];&quot; (&quot;;[.F25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251];&quot;$\pm$&quot;;[.C251];&quot; (&quot;;[.F25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252];&quot;$\pm$&quot;;[.C252];&quot; (&quot;;[.F25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53];&quot;$\pm$&quot;;[.C253];&quot; (&quot;;[.F25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254];&quot;$\pm$&quot;;[.C254];&quot; (&quot;;[.F25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255];&quot;$\pm$&quot;;[.C255];&quot; (&quot;;[.F25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56065</text:p>
          </table:table-cell>
          <table:table-cell office:value-type="string">
            <text:p>-0.10459</text:p>
          </table:table-cell>
          <table:table-cell office:value-type="string">
            <text:p>0.01113</text:p>
          </table:table-cell>
          <table:table-cell office:value-type="string">
            <text:p>0.10457</text:p>
          </table:table-cell>
          <table:table-cell office:value-type="string">
            <text:p>0.39943</text:p>
          </table:table-cell>
          <table:table-cell/>
          <table:table-cell table:formula="of:=CONCATENATE([.B256];&quot;$\pm$&quot;;[.C256];&quot; (&quot;;[.F256];&quot;)&quot;)" office:value-type="string" office:string-value="-0.10459$\pm$0.01113 ()">
            <text:p>-0.10459$\pm$0.01113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57];&quot;$\pm$&quot;;[.C257];&quot; (&quot;;[.F25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258];&quot;$\pm$&quot;;[.C258];&quot; (&quot;;[.F25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259];&quot;$\pm$&quot;;[.C259];&quot; (&quot;;[.F25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1.229e-01</text:p>
          </table:table-cell>
          <table:table-cell office:value-type="string">
            <text:p>6.394e-02</text:p>
          </table:table-cell>
          <table:table-cell office:value-type="string">
            <text:p>1.923</text:p>
          </table:table-cell>
          <table:table-cell office:value-type="string">
            <text:p>0.055240</text:p>
          </table:table-cell>
          <table:table-cell office:value-type="string">
            <text:p>.</text:p>
          </table:table-cell>
          <table:table-cell table:formula="of:=CONCATENATE([.B260];&quot;$\pm$&quot;;[.C260];&quot; (&quot;;[.F260];&quot;)&quot;)" office:value-type="string" office:string-value="1.229e-01$\pm$6.394e-02 (.)">
            <text:p>1.229e-01$\pm$6.394e-02 (.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1.406e-01</text:p>
          </table:table-cell>
          <table:table-cell office:value-type="string">
            <text:p>2.721e-02</text:p>
          </table:table-cell>
          <table:table-cell office:value-type="string">
            <text:p>-5.165</text:p>
          </table:table-cell>
          <table:table-cell office:value-type="string">
            <text:p>3.87e-07</text:p>
          </table:table-cell>
          <table:table-cell office:value-type="string">
            <text:p>***</text:p>
          </table:table-cell>
          <table:table-cell table:formula="of:=CONCATENATE([.B261];&quot;$\pm$&quot;;[.C261];&quot; (&quot;;[.F261];&quot;)&quot;)" office:value-type="string" office:string-value="-1.406e-01$\pm$2.721e-02 (***)">
            <text:p>-1.406e-01$\pm$2.721e-02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3.474e-01</text:p>
          </table:table-cell>
          <table:table-cell office:value-type="string">
            <text:p>9.200e-02</text:p>
          </table:table-cell>
          <table:table-cell office:value-type="string">
            <text:p>3.776</text:p>
          </table:table-cell>
          <table:table-cell office:value-type="string">
            <text:p>0.000185</text:p>
          </table:table-cell>
          <table:table-cell office:value-type="string">
            <text:p>***</text:p>
          </table:table-cell>
          <table:table-cell table:formula="of:=CONCATENATE([.B262];&quot;$\pm$&quot;;[.C262];&quot; (&quot;;[.F262];&quot;)&quot;)" office:value-type="string" office:string-value="3.474e-01$\pm$9.200e-02 (***)">
            <text:p>3.474e-01$\pm$9.200e-02 (**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1.386e-02</text:p>
          </table:table-cell>
          <table:table-cell office:value-type="string">
            <text:p>8.836e-03</text:p>
          </table:table-cell>
          <table:table-cell office:value-type="string">
            <text:p>1.568</text:p>
          </table:table-cell>
          <table:table-cell office:value-type="string">
            <text:p>0.117608</text:p>
          </table:table-cell>
          <table:table-cell/>
          <table:table-cell table:formula="of:=CONCATENATE([.B263];&quot;$\pm$&quot;;[.C263];&quot; (&quot;;[.F263];&quot;)&quot;)" office:value-type="string" office:string-value="1.386e-02$\pm$8.836e-03 ()">
            <text:p>1.386e-02$\pm$8.836e-03 (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-2.203e-04</text:p>
          </table:table-cell>
          <table:table-cell office:value-type="string">
            <text:p>3.904e-04</text:p>
          </table:table-cell>
          <table:table-cell office:value-type="string">
            <text:p>-0.564</text:p>
          </table:table-cell>
          <table:table-cell office:value-type="string">
            <text:p>0.572865</text:p>
          </table:table-cell>
          <table:table-cell/>
          <table:table-cell table:formula="of:=CONCATENATE([.B264];&quot;$\pm$&quot;;[.C264];&quot; (&quot;;[.F264];&quot;)&quot;)" office:value-type="string" office:string-value="-2.203e-04$\pm$3.904e-04 ()">
            <text:p>-2.203e-04$\pm$3.904e-04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9.209e-02</text:p>
          </table:table-cell>
          <table:table-cell office:value-type="string">
            <text:p>1.823e-01</text:p>
          </table:table-cell>
          <table:table-cell office:value-type="string">
            <text:p>0.505</text:p>
          </table:table-cell>
          <table:table-cell office:value-type="string">
            <text:p>0.613731</text:p>
          </table:table-cell>
          <table:table-cell/>
          <table:table-cell table:formula="of:=CONCATENATE([.B265];&quot;$\pm$&quot;;[.C265];&quot; (&quot;;[.F265];&quot;)&quot;)" office:value-type="string" office:string-value="9.209e-02$\pm$1.823e-01 ()">
            <text:p>9.209e-02$\pm$1.823e-01 (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6.198e-03</text:p>
          </table:table-cell>
          <table:table-cell office:value-type="string">
            <text:p>6.757e-03</text:p>
          </table:table-cell>
          <table:table-cell office:value-type="string">
            <text:p>0.917</text:p>
          </table:table-cell>
          <table:table-cell office:value-type="string">
            <text:p>0.359596</text:p>
          </table:table-cell>
          <table:table-cell/>
          <table:table-cell table:formula="of:=CONCATENATE([.B266];&quot;$\pm$&quot;;[.C266];&quot; (&quot;;[.F266];&quot;)&quot;)" office:value-type="string" office:string-value="6.198e-03$\pm$6.757e-03 ()">
            <text:p>6.198e-03$\pm$6.757e-03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-1.465e-03</text:p>
          </table:table-cell>
          <table:table-cell office:value-type="string">
            <text:p>2.665e-03</text:p>
          </table:table-cell>
          <table:table-cell office:value-type="string">
            <text:p>-0.550</text:p>
          </table:table-cell>
          <table:table-cell office:value-type="string">
            <text:p>0.582938</text:p>
          </table:table-cell>
          <table:table-cell/>
          <table:table-cell table:formula="of:=CONCATENATE([.B267];&quot;$\pm$&quot;;[.C267];&quot; (&quot;;[.F267];&quot;)&quot;)" office:value-type="string" office:string-value="-1.465e-03$\pm$2.665e-03 ()">
            <text:p>-1.465e-03$\pm$2.665e-03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-7.161e-05</text:p>
          </table:table-cell>
          <table:table-cell office:value-type="string">
            <text:p>2.756e-04</text:p>
          </table:table-cell>
          <table:table-cell office:value-type="string">
            <text:p>-0.260</text:p>
          </table:table-cell>
          <table:table-cell office:value-type="string">
            <text:p>0.795156</text:p>
          </table:table-cell>
          <table:table-cell/>
          <table:table-cell table:formula="of:=CONCATENATE([.B268];&quot;$\pm$&quot;;[.C268];&quot; (&quot;;[.F268];&quot;)&quot;)" office:value-type="string" office:string-value="-7.161e-05$\pm$2.756e-04 ()">
            <text:p>-7.161e-05$\pm$2.756e-04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-1.346e-02</text:p>
          </table:table-cell>
          <table:table-cell office:value-type="string">
            <text:p>2.640e-02</text:p>
          </table:table-cell>
          <table:table-cell office:value-type="string">
            <text:p>-0.510</text:p>
          </table:table-cell>
          <table:table-cell office:value-type="string">
            <text:p>0.610318</text:p>
          </table:table-cell>
          <table:table-cell/>
          <table:table-cell table:formula="of:=CONCATENATE([.B269];&quot;$\pm$&quot;;[.C269];&quot; (&quot;;[.F269];&quot;)&quot;)" office:value-type="string" office:string-value="-1.346e-02$\pm$2.640e-02 ()">
            <text:p>-1.346e-02$\pm$2.640e-02 (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9.124e-04</text:p>
          </table:table-cell>
          <table:table-cell office:value-type="string">
            <text:p>1.681e-03</text:p>
          </table:table-cell>
          <table:table-cell office:value-type="string">
            <text:p>0.543</text:p>
          </table:table-cell>
          <table:table-cell office:value-type="string">
            <text:p>0.587661</text:p>
          </table:table-cell>
          <table:table-cell/>
          <table:table-cell table:formula="of:=CONCATENATE([.B270];&quot;$\pm$&quot;;[.C270];&quot; (&quot;;[.F270];&quot;)&quot;)" office:value-type="string" office:string-value="9.124e-04$\pm$1.681e-03 ()">
            <text:p>9.124e-04$\pm$1.681e-03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271];&quot;$\pm$&quot;;[.C271];&quot; (&quot;;[.F27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272];&quot;$\pm$&quot;;[.C272];&quot; (&quot;;[.F27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73];&quot;$\pm$&quot;;[.C273];&quot; (&quot;;[.F27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522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274];&quot;$\pm$&quot;;[.C274];&quot; (&quot;;[.F27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1065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08321</text:p>
          </table:table-cell>
          <table:table-cell table:formula="of:=CONCATENATE([.B275];&quot;$\pm$&quot;;[.C275];&quot; (&quot;;[.F275];&quot;)&quot;)" office:value-type="string" office:string-value="R-squared:$\pm$0.1065, (0.08321)">
            <text:p>R-squared:$\pm$0.1065, (0.08321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4.567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276];&quot;$\pm$&quot;;[.C276];&quot; (&quot;;[.F276];&quot;)&quot;)" office:value-type="string" office:string-value="4.567$\pm$on (383)">
            <text:p>4.567$\pm$on (383)</text:p>
          </table:table-cell>
          <table:table-cell/>
          <table:table-cell office:value-type="string">
            <text:p>3.896e-06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77];&quot;$\pm$&quot;;[.C277];&quot; (&quot;;[.F27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78];&quot;$\pm$&quot;;[.C278];&quot; (&quot;;[.F27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36</text:p>
          </table:table-cell>
          <table:table-cell table:number-columns-repeated="2"/>
          <table:table-cell table:number-columns-repeated="2"/>
          <table:table-cell/>
          <table:table-cell table:formula="of:=CONCATENATE([.B279];&quot;$\pm$&quot;;[.C279];&quot; (&quot;;[.F27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80];&quot;$\pm$&quot;;[.C280];&quot; (&quot;;[.F28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281];&quot;$\pm$&quot;;[.C281];&quot; (&quot;;[.F28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282];&quot;$\pm$&quot;;[.C282];&quot; (&quot;;[.F28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83];&quot;$\pm$&quot;;[.C283];&quot; (&quot;;[.F28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284];&quot;$\pm$&quot;;[.C284];&quot; (&quot;;[.F28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285];&quot;$\pm$&quot;;[.C285];&quot; (&quot;;[.F28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51400</text:p>
          </table:table-cell>
          <table:table-cell office:value-type="string">
            <text:p>-0.14230</text:p>
          </table:table-cell>
          <table:table-cell office:value-type="string">
            <text:p>-0.00337</text:p>
          </table:table-cell>
          <table:table-cell office:value-type="string">
            <text:p>0.12484</text:p>
          </table:table-cell>
          <table:table-cell office:value-type="string">
            <text:p>0.49757</text:p>
          </table:table-cell>
          <table:table-cell/>
          <table:table-cell table:formula="of:=CONCATENATE([.B286];&quot;$\pm$&quot;;[.C286];&quot; (&quot;;[.F286];&quot;)&quot;)" office:value-type="string" office:string-value="-0.14230$\pm$-0.00337 ()">
            <text:p>-0.14230$\pm$-0.00337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87];&quot;$\pm$&quot;;[.C287];&quot; (&quot;;[.F28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288];&quot;$\pm$&quot;;[.C288];&quot; (&quot;;[.F28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289];&quot;$\pm$&quot;;[.C289];&quot; (&quot;;[.F28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0.2235482</text:p>
          </table:table-cell>
          <table:table-cell office:value-type="string">
            <text:p>0.0796783</text:p>
          </table:table-cell>
          <table:table-cell office:value-type="string">
            <text:p>-2.806</text:p>
          </table:table-cell>
          <table:table-cell office:value-type="string">
            <text:p>0.005278</text:p>
          </table:table-cell>
          <table:table-cell office:value-type="string">
            <text:p>**</text:p>
          </table:table-cell>
          <table:table-cell table:formula="of:=CONCATENATE([.B290];&quot;$\pm$&quot;;[.C290];&quot; (&quot;;[.F290];&quot;)&quot;)" office:value-type="string" office:string-value="-0.2235482$\pm$0.0796783 (**)">
            <text:p>-0.2235482$\pm$0.0796783 (**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0.2003760</text:p>
          </table:table-cell>
          <table:table-cell office:value-type="string">
            <text:p>0.0339132</text:p>
          </table:table-cell>
          <table:table-cell office:value-type="string">
            <text:p>5.908</text:p>
          </table:table-cell>
          <table:table-cell office:value-type="string">
            <text:p>7.63e-09</text:p>
          </table:table-cell>
          <table:table-cell office:value-type="string">
            <text:p>***</text:p>
          </table:table-cell>
          <table:table-cell table:formula="of:=CONCATENATE([.B291];&quot;$\pm$&quot;;[.C291];&quot; (&quot;;[.F291];&quot;)&quot;)" office:value-type="string" office:string-value="0.2003760$\pm$0.0339132 (***)">
            <text:p>0.2003760$\pm$0.0339132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-0.3847257</text:p>
          </table:table-cell>
          <table:table-cell office:value-type="string">
            <text:p>0.1146461</text:p>
          </table:table-cell>
          <table:table-cell office:value-type="string">
            <text:p>-3.356</text:p>
          </table:table-cell>
          <table:table-cell office:value-type="string">
            <text:p>0.000871</text:p>
          </table:table-cell>
          <table:table-cell office:value-type="string">
            <text:p>***</text:p>
          </table:table-cell>
          <table:table-cell table:formula="of:=CONCATENATE([.B292];&quot;$\pm$&quot;;[.C292];&quot; (&quot;;[.F292];&quot;)&quot;)" office:value-type="string" office:string-value="-0.3847257$\pm$0.1146461 (***)">
            <text:p>-0.3847257$\pm$0.1146461 (**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0.0089831</text:p>
          </table:table-cell>
          <table:table-cell office:value-type="string">
            <text:p>0.0110113</text:p>
          </table:table-cell>
          <table:table-cell office:value-type="string">
            <text:p>-0.816</text:p>
          </table:table-cell>
          <table:table-cell office:value-type="string">
            <text:p>0.415120</text:p>
          </table:table-cell>
          <table:table-cell/>
          <table:table-cell table:formula="of:=CONCATENATE([.B293];&quot;$\pm$&quot;;[.C293];&quot; (&quot;;[.F293];&quot;)&quot;)" office:value-type="string" office:string-value="-0.0089831$\pm$0.0110113 ()">
            <text:p>-0.0089831$\pm$0.0110113 (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0.0004494</text:p>
          </table:table-cell>
          <table:table-cell office:value-type="string">
            <text:p>0.0004866</text:p>
          </table:table-cell>
          <table:table-cell office:value-type="string">
            <text:p>0.924</text:p>
          </table:table-cell>
          <table:table-cell office:value-type="string">
            <text:p>0.356250</text:p>
          </table:table-cell>
          <table:table-cell/>
          <table:table-cell table:formula="of:=CONCATENATE([.B294];&quot;$\pm$&quot;;[.C294];&quot; (&quot;;[.F294];&quot;)&quot;)" office:value-type="string" office:string-value="0.0004494$\pm$0.0004866 ()">
            <text:p>0.0004494$\pm$0.0004866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0.5779639</text:p>
          </table:table-cell>
          <table:table-cell office:value-type="string">
            <text:p>0.2271581</text:p>
          </table:table-cell>
          <table:table-cell office:value-type="string">
            <text:p>-2.544</text:p>
          </table:table-cell>
          <table:table-cell office:value-type="string">
            <text:p>0.011341</text:p>
          </table:table-cell>
          <table:table-cell office:value-type="string">
            <text:p>*</text:p>
          </table:table-cell>
          <table:table-cell table:formula="of:=CONCATENATE([.B295];&quot;$\pm$&quot;;[.C295];&quot; (&quot;;[.F295];&quot;)&quot;)" office:value-type="string" office:string-value="-0.5779639$\pm$0.2271581 (*)">
            <text:p>-0.5779639$\pm$0.2271581 (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0.0024670</text:p>
          </table:table-cell>
          <table:table-cell office:value-type="string">
            <text:p>0.0084206</text:p>
          </table:table-cell>
          <table:table-cell office:value-type="string">
            <text:p>0.293</text:p>
          </table:table-cell>
          <table:table-cell office:value-type="string">
            <text:p>0.769704</text:p>
          </table:table-cell>
          <table:table-cell/>
          <table:table-cell table:formula="of:=CONCATENATE([.B296];&quot;$\pm$&quot;;[.C296];&quot; (&quot;;[.F296];&quot;)&quot;)" office:value-type="string" office:string-value="0.0024670$\pm$0.0084206 ()">
            <text:p>0.0024670$\pm$0.0084206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-0.0024864</text:p>
          </table:table-cell>
          <table:table-cell office:value-type="string">
            <text:p>0.0033211</text:p>
          </table:table-cell>
          <table:table-cell office:value-type="string">
            <text:p>-0.749</text:p>
          </table:table-cell>
          <table:table-cell office:value-type="string">
            <text:p>0.454508</text:p>
          </table:table-cell>
          <table:table-cell/>
          <table:table-cell table:formula="of:=CONCATENATE([.B297];&quot;$\pm$&quot;;[.C297];&quot; (&quot;;[.F297];&quot;)&quot;)" office:value-type="string" office:string-value="-0.0024864$\pm$0.0033211 ()">
            <text:p>-0.0024864$\pm$0.0033211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-0.0002354</text:p>
          </table:table-cell>
          <table:table-cell office:value-type="string">
            <text:p>0.0003435</text:p>
          </table:table-cell>
          <table:table-cell office:value-type="string">
            <text:p>-0.685</text:p>
          </table:table-cell>
          <table:table-cell office:value-type="string">
            <text:p>0.493490</text:p>
          </table:table-cell>
          <table:table-cell/>
          <table:table-cell table:formula="of:=CONCATENATE([.B298];&quot;$\pm$&quot;;[.C298];&quot; (&quot;;[.F298];&quot;)&quot;)" office:value-type="string" office:string-value="-0.0002354$\pm$0.0003435 ()">
            <text:p>-0.0002354$\pm$0.0003435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0.0841865</text:p>
          </table:table-cell>
          <table:table-cell office:value-type="string">
            <text:p>0.0328970</text:p>
          </table:table-cell>
          <table:table-cell office:value-type="string">
            <text:p>2.559</text:p>
          </table:table-cell>
          <table:table-cell office:value-type="string">
            <text:p>0.010878</text:p>
          </table:table-cell>
          <table:table-cell office:value-type="string">
            <text:p>*</text:p>
          </table:table-cell>
          <table:table-cell table:formula="of:=CONCATENATE([.B299];&quot;$\pm$&quot;;[.C299];&quot; (&quot;;[.F299];&quot;)&quot;)" office:value-type="string" office:string-value="0.0841865$\pm$0.0328970 (*)">
            <text:p>0.0841865$\pm$0.0328970 (*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-0.0011866</text:p>
          </table:table-cell>
          <table:table-cell office:value-type="string">
            <text:p>0.0020950</text:p>
          </table:table-cell>
          <table:table-cell office:value-type="string">
            <text:p>-0.566</text:p>
          </table:table-cell>
          <table:table-cell office:value-type="string">
            <text:p>0.571458</text:p>
          </table:table-cell>
          <table:table-cell/>
          <table:table-cell table:formula="of:=CONCATENATE([.B300];&quot;$\pm$&quot;;[.C300];&quot; (&quot;;[.F300];&quot;)&quot;)" office:value-type="string" office:string-value="-0.0011866$\pm$0.0020950 ()">
            <text:p>-0.0011866$\pm$0.0020950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301];&quot;$\pm$&quot;;[.C301];&quot; (&quot;;[.F30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302];&quot;$\pm$&quot;;[.C302];&quot; (&quot;;[.F30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03];&quot;$\pm$&quot;;[.C303];&quot; (&quot;;[.F30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896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304];&quot;$\pm$&quot;;[.C304];&quot; (&quot;;[.F30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1362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1137</text:p>
          </table:table-cell>
          <table:table-cell table:formula="of:=CONCATENATE([.B305];&quot;$\pm$&quot;;[.C305];&quot; (&quot;;[.F305];&quot;)&quot;)" office:value-type="string" office:string-value="R-squared:$\pm$0.1362, (0.1137)">
            <text:p>R-squared:$\pm$0.1362, (0.1137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6.041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306];&quot;$\pm$&quot;;[.C306];&quot; (&quot;;[.F306];&quot;)&quot;)" office:value-type="string" office:string-value="6.041$\pm$on (383)">
            <text:p>6.041$\pm$on (383)</text:p>
          </table:table-cell>
          <table:table-cell/>
          <table:table-cell office:value-type="string">
            <text:p>1.537e-08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07];&quot;$\pm$&quot;;[.C307];&quot; (&quot;;[.F30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08];&quot;$\pm$&quot;;[.C308];&quot; (&quot;;[.F30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37</text:p>
          </table:table-cell>
          <table:table-cell table:number-columns-repeated="2"/>
          <table:table-cell table:number-columns-repeated="2"/>
          <table:table-cell/>
          <table:table-cell table:formula="of:=CONCATENATE([.B309];&quot;$\pm$&quot;;[.C309];&quot; (&quot;;[.F30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10];&quot;$\pm$&quot;;[.C310];&quot; (&quot;;[.F31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311];&quot;$\pm$&quot;;[.C311];&quot; (&quot;;[.F31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312];&quot;$\pm$&quot;;[.C312];&quot; (&quot;;[.F31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13];&quot;$\pm$&quot;;[.C313];&quot; (&quot;;[.F31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314];&quot;$\pm$&quot;;[.C314];&quot; (&quot;;[.F31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315];&quot;$\pm$&quot;;[.C315];&quot; (&quot;;[.F31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74322</text:p>
          </table:table-cell>
          <table:table-cell office:value-type="string">
            <text:p>-0.13292</text:p>
          </table:table-cell>
          <table:table-cell office:value-type="string">
            <text:p>0.00106</text:p>
          </table:table-cell>
          <table:table-cell office:value-type="string">
            <text:p>0.12253</text:p>
          </table:table-cell>
          <table:table-cell office:value-type="string">
            <text:p>0.57523</text:p>
          </table:table-cell>
          <table:table-cell/>
          <table:table-cell table:formula="of:=CONCATENATE([.B316];&quot;$\pm$&quot;;[.C316];&quot; (&quot;;[.F316];&quot;)&quot;)" office:value-type="string" office:string-value="-0.13292$\pm$0.00106 ()">
            <text:p>-0.13292$\pm$0.00106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17];&quot;$\pm$&quot;;[.C317];&quot; (&quot;;[.F31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318];&quot;$\pm$&quot;;[.C318];&quot; (&quot;;[.F31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319];&quot;$\pm$&quot;;[.C319];&quot; (&quot;;[.F31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1.069e-01</text:p>
          </table:table-cell>
          <table:table-cell office:value-type="string">
            <text:p>9.653e-02</text:p>
          </table:table-cell>
          <table:table-cell office:value-type="string">
            <text:p>-1.108</text:p>
          </table:table-cell>
          <table:table-cell office:value-type="string">
            <text:p>0.26876</text:p>
          </table:table-cell>
          <table:table-cell/>
          <table:table-cell table:formula="of:=CONCATENATE([.B320];&quot;$\pm$&quot;;[.C320];&quot; (&quot;;[.F320];&quot;)&quot;)" office:value-type="string" office:string-value="-1.069e-01$\pm$9.653e-02 ()">
            <text:p>-1.069e-01$\pm$9.653e-02 (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1.098e-01</text:p>
          </table:table-cell>
          <table:table-cell office:value-type="string">
            <text:p>4.109e-02</text:p>
          </table:table-cell>
          <table:table-cell office:value-type="string">
            <text:p>2.671</text:p>
          </table:table-cell>
          <table:table-cell office:value-type="string">
            <text:p>0.00788</text:p>
          </table:table-cell>
          <table:table-cell office:value-type="string">
            <text:p>**</text:p>
          </table:table-cell>
          <table:table-cell table:formula="of:=CONCATENATE([.B321];&quot;$\pm$&quot;;[.C321];&quot; (&quot;;[.F321];&quot;)&quot;)" office:value-type="string" office:string-value="1.098e-01$\pm$4.109e-02 (**)">
            <text:p>1.098e-01$\pm$4.109e-02 (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-4.382e-01</text:p>
          </table:table-cell>
          <table:table-cell office:value-type="string">
            <text:p>1.389e-01</text:p>
          </table:table-cell>
          <table:table-cell office:value-type="string">
            <text:p>-3.155</text:p>
          </table:table-cell>
          <table:table-cell office:value-type="string">
            <text:p>0.00173</text:p>
          </table:table-cell>
          <table:table-cell office:value-type="string">
            <text:p>**</text:p>
          </table:table-cell>
          <table:table-cell table:formula="of:=CONCATENATE([.B322];&quot;$\pm$&quot;;[.C322];&quot; (&quot;;[.F322];&quot;)&quot;)" office:value-type="string" office:string-value="-4.382e-01$\pm$1.389e-01 (**)">
            <text:p>-4.382e-01$\pm$1.389e-01 (*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2.277e-02</text:p>
          </table:table-cell>
          <table:table-cell office:value-type="string">
            <text:p>1.334e-02</text:p>
          </table:table-cell>
          <table:table-cell office:value-type="string">
            <text:p>-1.707</text:p>
          </table:table-cell>
          <table:table-cell office:value-type="string">
            <text:p>0.08866</text:p>
          </table:table-cell>
          <table:table-cell office:value-type="string">
            <text:p>.</text:p>
          </table:table-cell>
          <table:table-cell table:formula="of:=CONCATENATE([.B323];&quot;$\pm$&quot;;[.C323];&quot; (&quot;;[.F323];&quot;)&quot;)" office:value-type="string" office:string-value="-2.277e-02$\pm$1.334e-02 (.)">
            <text:p>-2.277e-02$\pm$1.334e-02 (.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4.578e-04</text:p>
          </table:table-cell>
          <table:table-cell office:value-type="string">
            <text:p>5.895e-04</text:p>
          </table:table-cell>
          <table:table-cell office:value-type="string">
            <text:p>0.777</text:p>
          </table:table-cell>
          <table:table-cell office:value-type="string">
            <text:p>0.43785</text:p>
          </table:table-cell>
          <table:table-cell/>
          <table:table-cell table:formula="of:=CONCATENATE([.B324];&quot;$\pm$&quot;;[.C324];&quot; (&quot;;[.F324];&quot;)&quot;)" office:value-type="string" office:string-value="4.578e-04$\pm$5.895e-04 ()">
            <text:p>4.578e-04$\pm$5.895e-04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4.211e-01</text:p>
          </table:table-cell>
          <table:table-cell office:value-type="string">
            <text:p>2.752e-01</text:p>
          </table:table-cell>
          <table:table-cell office:value-type="string">
            <text:p>-1.530</text:p>
          </table:table-cell>
          <table:table-cell office:value-type="string">
            <text:p>0.12684</text:p>
          </table:table-cell>
          <table:table-cell/>
          <table:table-cell table:formula="of:=CONCATENATE([.B325];&quot;$\pm$&quot;;[.C325];&quot; (&quot;;[.F325];&quot;)&quot;)" office:value-type="string" office:string-value="-4.211e-01$\pm$2.752e-01 ()">
            <text:p>-4.211e-01$\pm$2.752e-01 (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3.531e-03</text:p>
          </table:table-cell>
          <table:table-cell office:value-type="string">
            <text:p>1.020e-02</text:p>
          </table:table-cell>
          <table:table-cell office:value-type="string">
            <text:p>0.346</text:p>
          </table:table-cell>
          <table:table-cell office:value-type="string">
            <text:p>0.72944</text:p>
          </table:table-cell>
          <table:table-cell/>
          <table:table-cell table:formula="of:=CONCATENATE([.B326];&quot;$\pm$&quot;;[.C326];&quot; (&quot;;[.F326];&quot;)&quot;)" office:value-type="string" office:string-value="3.531e-03$\pm$1.020e-02 ()">
            <text:p>3.531e-03$\pm$1.020e-02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1.782e-03</text:p>
          </table:table-cell>
          <table:table-cell office:value-type="string">
            <text:p>4.023e-03</text:p>
          </table:table-cell>
          <table:table-cell office:value-type="string">
            <text:p>0.443</text:p>
          </table:table-cell>
          <table:table-cell office:value-type="string">
            <text:p>0.65800</text:p>
          </table:table-cell>
          <table:table-cell/>
          <table:table-cell table:formula="of:=CONCATENATE([.B327];&quot;$\pm$&quot;;[.C327];&quot; (&quot;;[.F327];&quot;)&quot;)" office:value-type="string" office:string-value="1.782e-03$\pm$4.023e-03 ()">
            <text:p>1.782e-03$\pm$4.023e-03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-4.484e-04</text:p>
          </table:table-cell>
          <table:table-cell office:value-type="string">
            <text:p>4.161e-04</text:p>
          </table:table-cell>
          <table:table-cell office:value-type="string">
            <text:p>-1.078</text:p>
          </table:table-cell>
          <table:table-cell office:value-type="string">
            <text:p>0.28187</text:p>
          </table:table-cell>
          <table:table-cell/>
          <table:table-cell table:formula="of:=CONCATENATE([.B328];&quot;$\pm$&quot;;[.C328];&quot; (&quot;;[.F328];&quot;)&quot;)" office:value-type="string" office:string-value="-4.484e-04$\pm$4.161e-04 ()">
            <text:p>-4.484e-04$\pm$4.161e-04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9.604e-02</text:p>
          </table:table-cell>
          <table:table-cell office:value-type="string">
            <text:p>3.985e-02</text:p>
          </table:table-cell>
          <table:table-cell office:value-type="string">
            <text:p>2.410</text:p>
          </table:table-cell>
          <table:table-cell office:value-type="string">
            <text:p>0.01643</text:p>
          </table:table-cell>
          <table:table-cell office:value-type="string">
            <text:p>*</text:p>
          </table:table-cell>
          <table:table-cell table:formula="of:=CONCATENATE([.B329];&quot;$\pm$&quot;;[.C329];&quot; (&quot;;[.F329];&quot;)&quot;)" office:value-type="string" office:string-value="9.604e-02$\pm$3.985e-02 (*)">
            <text:p>9.604e-02$\pm$3.985e-02 (*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-8.891e-05</text:p>
          </table:table-cell>
          <table:table-cell office:value-type="string">
            <text:p>2.538e-03</text:p>
          </table:table-cell>
          <table:table-cell office:value-type="string">
            <text:p>-0.035</text:p>
          </table:table-cell>
          <table:table-cell office:value-type="string">
            <text:p>0.97207</text:p>
          </table:table-cell>
          <table:table-cell/>
          <table:table-cell table:formula="of:=CONCATENATE([.B330];&quot;$\pm$&quot;;[.C330];&quot; (&quot;;[.F330];&quot;)&quot;)" office:value-type="string" office:string-value="-8.891e-05$\pm$2.538e-03 ()">
            <text:p>-8.891e-05$\pm$2.538e-03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331];&quot;$\pm$&quot;;[.C331];&quot; (&quot;;[.F33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332];&quot;$\pm$&quot;;[.C332];&quot; (&quot;;[.F33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33];&quot;$\pm$&quot;;[.C333];&quot; (&quot;;[.F33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2297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334];&quot;$\pm$&quot;;[.C334];&quot; (&quot;;[.F33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0735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04931</text:p>
          </table:table-cell>
          <table:table-cell table:formula="of:=CONCATENATE([.B335];&quot;$\pm$&quot;;[.C335];&quot; (&quot;;[.F335];&quot;)&quot;)" office:value-type="string" office:string-value="R-squared:$\pm$0.0735, (0.04931)">
            <text:p>R-squared:$\pm$0.0735, (0.04931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3.038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336];&quot;$\pm$&quot;;[.C336];&quot; (&quot;;[.F336];&quot;)&quot;)" office:value-type="string" office:string-value="3.038$\pm$on (383)">
            <text:p>3.038$\pm$on (383)</text:p>
          </table:table-cell>
          <table:table-cell/>
          <table:table-cell office:value-type="string">
            <text:p>0.001017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37];&quot;$\pm$&quot;;[.C337];&quot; (&quot;;[.F33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38];&quot;$\pm$&quot;;[.C338];&quot; (&quot;;[.F33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38</text:p>
          </table:table-cell>
          <table:table-cell table:number-columns-repeated="2"/>
          <table:table-cell table:number-columns-repeated="2"/>
          <table:table-cell/>
          <table:table-cell table:formula="of:=CONCATENATE([.B339];&quot;$\pm$&quot;;[.C339];&quot; (&quot;;[.F33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40];&quot;$\pm$&quot;;[.C340];&quot; (&quot;;[.F34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341];&quot;$\pm$&quot;;[.C341];&quot; (&quot;;[.F34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342];&quot;$\pm$&quot;;[.C342];&quot; (&quot;;[.F34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43];&quot;$\pm$&quot;;[.C343];&quot; (&quot;;[.F34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344];&quot;$\pm$&quot;;[.C344];&quot; (&quot;;[.F34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345];&quot;$\pm$&quot;;[.C345];&quot; (&quot;;[.F34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47652</text:p>
          </table:table-cell>
          <table:table-cell office:value-type="string">
            <text:p>-0.09416</text:p>
          </table:table-cell>
          <table:table-cell office:value-type="string">
            <text:p>-0.00768</text:p>
          </table:table-cell>
          <table:table-cell office:value-type="string">
            <text:p>0.10254</text:p>
          </table:table-cell>
          <table:table-cell office:value-type="string">
            <text:p>0.56216</text:p>
          </table:table-cell>
          <table:table-cell/>
          <table:table-cell table:formula="of:=CONCATENATE([.B346];&quot;$\pm$&quot;;[.C346];&quot; (&quot;;[.F346];&quot;)&quot;)" office:value-type="string" office:string-value="-0.09416$\pm$-0.00768 ()">
            <text:p>-0.09416$\pm$-0.00768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47];&quot;$\pm$&quot;;[.C347];&quot; (&quot;;[.F34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348];&quot;$\pm$&quot;;[.C348];&quot; (&quot;;[.F34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349];&quot;$\pm$&quot;;[.C349];&quot; (&quot;;[.F34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0.2851561</text:p>
          </table:table-cell>
          <table:table-cell office:value-type="string">
            <text:p>0.0647508</text:p>
          </table:table-cell>
          <table:table-cell office:value-type="string">
            <text:p>4.404</text:p>
          </table:table-cell>
          <table:table-cell office:value-type="string">
            <text:p>1.38e-05</text:p>
          </table:table-cell>
          <table:table-cell office:value-type="string">
            <text:p>***</text:p>
          </table:table-cell>
          <table:table-cell table:formula="of:=CONCATENATE([.B350];&quot;$\pm$&quot;;[.C350];&quot; (&quot;;[.F350];&quot;)&quot;)" office:value-type="string" office:string-value="0.2851561$\pm$0.0647508 (***)">
            <text:p>0.2851561$\pm$0.0647508 (***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0.2898858</text:p>
          </table:table-cell>
          <table:table-cell office:value-type="string">
            <text:p>0.0275597</text:p>
          </table:table-cell>
          <table:table-cell office:value-type="string">
            <text:p>-10.518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351];&quot;$\pm$&quot;;[.C351];&quot; (&quot;;[.F351];&quot;)&quot;)" office:value-type="string" office:string-value="-0.2898858$\pm$0.0275597 (***)">
            <text:p>-0.2898858$\pm$0.0275597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0.1606966</text:p>
          </table:table-cell>
          <table:table-cell office:value-type="string">
            <text:p>0.0931675</text:p>
          </table:table-cell>
          <table:table-cell office:value-type="string">
            <text:p>1.725</text:p>
          </table:table-cell>
          <table:table-cell office:value-type="string">
            <text:p>0.08537</text:p>
          </table:table-cell>
          <table:table-cell office:value-type="string">
            <text:p>.</text:p>
          </table:table-cell>
          <table:table-cell table:formula="of:=CONCATENATE([.B352];&quot;$\pm$&quot;;[.C352];&quot; (&quot;;[.F352];&quot;)&quot;)" office:value-type="string" office:string-value="0.1606966$\pm$0.0931675 (.)">
            <text:p>0.1606966$\pm$0.0931675 (.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0.0058289</text:p>
          </table:table-cell>
          <table:table-cell office:value-type="string">
            <text:p>0.0089484</text:p>
          </table:table-cell>
          <table:table-cell office:value-type="string">
            <text:p>-0.651</text:p>
          </table:table-cell>
          <table:table-cell office:value-type="string">
            <text:p>0.51518</text:p>
          </table:table-cell>
          <table:table-cell/>
          <table:table-cell table:formula="of:=CONCATENATE([.B353];&quot;$\pm$&quot;;[.C353];&quot; (&quot;;[.F353];&quot;)&quot;)" office:value-type="string" office:string-value="-0.0058289$\pm$0.0089484 ()">
            <text:p>-0.0058289$\pm$0.0089484 (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0.0001080</text:p>
          </table:table-cell>
          <table:table-cell office:value-type="string">
            <text:p>0.0003954</text:p>
          </table:table-cell>
          <table:table-cell office:value-type="string">
            <text:p>0.273</text:p>
          </table:table-cell>
          <table:table-cell office:value-type="string">
            <text:p>0.78496</text:p>
          </table:table-cell>
          <table:table-cell/>
          <table:table-cell table:formula="of:=CONCATENATE([.B354];&quot;$\pm$&quot;;[.C354];&quot; (&quot;;[.F354];&quot;)&quot;)" office:value-type="string" office:string-value="0.0001080$\pm$0.0003954 ()">
            <text:p>0.0001080$\pm$0.0003954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0.6379269</text:p>
          </table:table-cell>
          <table:table-cell office:value-type="string">
            <text:p>0.1846008</text:p>
          </table:table-cell>
          <table:table-cell office:value-type="string">
            <text:p>3.456</text:p>
          </table:table-cell>
          <table:table-cell office:value-type="string">
            <text:p>0.00061</text:p>
          </table:table-cell>
          <table:table-cell office:value-type="string">
            <text:p>***</text:p>
          </table:table-cell>
          <table:table-cell table:formula="of:=CONCATENATE([.B355];&quot;$\pm$&quot;;[.C355];&quot; (&quot;;[.F355];&quot;)&quot;)" office:value-type="string" office:string-value="0.6379269$\pm$0.1846008 (***)">
            <text:p>0.6379269$\pm$0.1846008 (*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-0.0024161</text:p>
          </table:table-cell>
          <table:table-cell office:value-type="string">
            <text:p>0.0068431</text:p>
          </table:table-cell>
          <table:table-cell office:value-type="string">
            <text:p>-0.353</text:p>
          </table:table-cell>
          <table:table-cell office:value-type="string">
            <text:p>0.72423</text:p>
          </table:table-cell>
          <table:table-cell/>
          <table:table-cell table:formula="of:=CONCATENATE([.B356];&quot;$\pm$&quot;;[.C356];&quot; (&quot;;[.F356];&quot;)&quot;)" office:value-type="string" office:string-value="-0.0024161$\pm$0.0068431 ()">
            <text:p>-0.0024161$\pm$0.0068431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-0.0017413</text:p>
          </table:table-cell>
          <table:table-cell office:value-type="string">
            <text:p>0.0026989</text:p>
          </table:table-cell>
          <table:table-cell office:value-type="string">
            <text:p>-0.645</text:p>
          </table:table-cell>
          <table:table-cell office:value-type="string">
            <text:p>0.51920</text:p>
          </table:table-cell>
          <table:table-cell/>
          <table:table-cell table:formula="of:=CONCATENATE([.B357];&quot;$\pm$&quot;;[.C357];&quot; (&quot;;[.F357];&quot;)&quot;)" office:value-type="string" office:string-value="-0.0017413$\pm$0.0026989 ()">
            <text:p>-0.0017413$\pm$0.0026989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-0.0001984</text:p>
          </table:table-cell>
          <table:table-cell office:value-type="string">
            <text:p>0.0002791</text:p>
          </table:table-cell>
          <table:table-cell office:value-type="string">
            <text:p>-0.711</text:p>
          </table:table-cell>
          <table:table-cell office:value-type="string">
            <text:p>0.47761</text:p>
          </table:table-cell>
          <table:table-cell/>
          <table:table-cell table:formula="of:=CONCATENATE([.B358];&quot;$\pm$&quot;;[.C358];&quot; (&quot;;[.F358];&quot;)&quot;)" office:value-type="string" office:string-value="-0.0001984$\pm$0.0002791 ()">
            <text:p>-0.0001984$\pm$0.0002791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-0.0061427</text:p>
          </table:table-cell>
          <table:table-cell office:value-type="string">
            <text:p>0.0267339</text:p>
          </table:table-cell>
          <table:table-cell office:value-type="string">
            <text:p>-0.230</text:p>
          </table:table-cell>
          <table:table-cell office:value-type="string">
            <text:p>0.81839</text:p>
          </table:table-cell>
          <table:table-cell/>
          <table:table-cell table:formula="of:=CONCATENATE([.B359];&quot;$\pm$&quot;;[.C359];&quot; (&quot;;[.F359];&quot;)&quot;)" office:value-type="string" office:string-value="-0.0061427$\pm$0.0267339 ()">
            <text:p>-0.0061427$\pm$0.0267339 (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-0.0024391</text:p>
          </table:table-cell>
          <table:table-cell office:value-type="string">
            <text:p>0.0017025</text:p>
          </table:table-cell>
          <table:table-cell office:value-type="string">
            <text:p>-1.433</text:p>
          </table:table-cell>
          <table:table-cell office:value-type="string">
            <text:p>0.15277</text:p>
          </table:table-cell>
          <table:table-cell/>
          <table:table-cell table:formula="of:=CONCATENATE([.B360];&quot;$\pm$&quot;;[.C360];&quot; (&quot;;[.F360];&quot;)&quot;)" office:value-type="string" office:string-value="-0.0024391$\pm$0.0017025 ()">
            <text:p>-0.0024391$\pm$0.0017025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361];&quot;$\pm$&quot;;[.C361];&quot; (&quot;;[.F36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362];&quot;$\pm$&quot;;[.C362];&quot; (&quot;;[.F36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63];&quot;$\pm$&quot;;[.C363];&quot; (&quot;;[.F36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541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364];&quot;$\pm$&quot;;[.C364];&quot; (&quot;;[.F36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241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2212</text:p>
          </table:table-cell>
          <table:table-cell table:formula="of:=CONCATENATE([.B365];&quot;$\pm$&quot;;[.C365];&quot; (&quot;;[.F365];&quot;)&quot;)" office:value-type="string" office:string-value="R-squared:$\pm$0.241, (0.2212)">
            <text:p>R-squared:$\pm$0.241, (0.2212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12.16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366];&quot;$\pm$&quot;;[.C366];&quot; (&quot;;[.F366];&quot;)&quot;)" office:value-type="string" office:string-value="12.16$\pm$on (383)">
            <text:p>12.16$\pm$on (383)</text:p>
          </table:table-cell>
          <table:table-cell/>
          <table:table-cell office:value-type="string">
            <text:p>&lt;</text:p>
          </table:table-cell>
          <table:table-cell office:value-type="string">
            <text:p>2.2e-16</text:p>
          </table:table-cell>
          <table:table-cell table:number-columns-repeated="4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67];&quot;$\pm$&quot;;[.C367];&quot; (&quot;;[.F36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68];&quot;$\pm$&quot;;[.C368];&quot; (&quot;;[.F36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45</text:p>
          </table:table-cell>
          <table:table-cell table:number-columns-repeated="2"/>
          <table:table-cell table:number-columns-repeated="2"/>
          <table:table-cell/>
          <table:table-cell table:formula="of:=CONCATENATE([.B369];&quot;$\pm$&quot;;[.C369];&quot; (&quot;;[.F36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70];&quot;$\pm$&quot;;[.C370];&quot; (&quot;;[.F37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371];&quot;$\pm$&quot;;[.C371];&quot; (&quot;;[.F37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372];&quot;$\pm$&quot;;[.C372];&quot; (&quot;;[.F37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73];&quot;$\pm$&quot;;[.C373];&quot; (&quot;;[.F37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374];&quot;$\pm$&quot;;[.C374];&quot; (&quot;;[.F37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375];&quot;$\pm$&quot;;[.C375];&quot; (&quot;;[.F37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48161</text:p>
          </table:table-cell>
          <table:table-cell office:value-type="string">
            <text:p>-0.11698</text:p>
          </table:table-cell>
          <table:table-cell office:value-type="string">
            <text:p>-0.02312</text:p>
          </table:table-cell>
          <table:table-cell office:value-type="string">
            <text:p>0.10229</text:p>
          </table:table-cell>
          <table:table-cell office:value-type="string">
            <text:p>0.72847</text:p>
          </table:table-cell>
          <table:table-cell/>
          <table:table-cell table:formula="of:=CONCATENATE([.B376];&quot;$\pm$&quot;;[.C376];&quot; (&quot;;[.F376];&quot;)&quot;)" office:value-type="string" office:string-value="-0.11698$\pm$-0.02312 ()">
            <text:p>-0.11698$\pm$-0.02312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77];&quot;$\pm$&quot;;[.C377];&quot; (&quot;;[.F37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378];&quot;$\pm$&quot;;[.C378];&quot; (&quot;;[.F37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379];&quot;$\pm$&quot;;[.C379];&quot; (&quot;;[.F37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6.096e-02</text:p>
          </table:table-cell>
          <table:table-cell office:value-type="string">
            <text:p>8.136e-02</text:p>
          </table:table-cell>
          <table:table-cell office:value-type="string">
            <text:p>0.749</text:p>
          </table:table-cell>
          <table:table-cell office:value-type="string">
            <text:p>0.45414</text:p>
          </table:table-cell>
          <table:table-cell/>
          <table:table-cell table:formula="of:=CONCATENATE([.B380];&quot;$\pm$&quot;;[.C380];&quot; (&quot;;[.F380];&quot;)&quot;)" office:value-type="string" office:string-value="6.096e-02$\pm$8.136e-02 ()">
            <text:p>6.096e-02$\pm$8.136e-02 (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7.487e-02</text:p>
          </table:table-cell>
          <table:table-cell office:value-type="string">
            <text:p>3.463e-02</text:p>
          </table:table-cell>
          <table:table-cell office:value-type="string">
            <text:p>-2.162</text:p>
          </table:table-cell>
          <table:table-cell office:value-type="string">
            <text:p>0.03122</text:p>
          </table:table-cell>
          <table:table-cell office:value-type="string">
            <text:p>*</text:p>
          </table:table-cell>
          <table:table-cell table:formula="of:=CONCATENATE([.B381];&quot;$\pm$&quot;;[.C381];&quot; (&quot;;[.F381];&quot;)&quot;)" office:value-type="string" office:string-value="-7.487e-02$\pm$3.463e-02 (*)">
            <text:p>-7.487e-02$\pm$3.463e-02 (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-2.238e-01</text:p>
          </table:table-cell>
          <table:table-cell office:value-type="string">
            <text:p>1.171e-01</text:p>
          </table:table-cell>
          <table:table-cell office:value-type="string">
            <text:p>-1.912</text:p>
          </table:table-cell>
          <table:table-cell office:value-type="string">
            <text:p>0.05661</text:p>
          </table:table-cell>
          <table:table-cell office:value-type="string">
            <text:p>.</text:p>
          </table:table-cell>
          <table:table-cell table:formula="of:=CONCATENATE([.B382];&quot;$\pm$&quot;;[.C382];&quot; (&quot;;[.F382];&quot;)&quot;)" office:value-type="string" office:string-value="-2.238e-01$\pm$1.171e-01 (.)">
            <text:p>-2.238e-01$\pm$1.171e-01 (.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1.854e-02</text:p>
          </table:table-cell>
          <table:table-cell office:value-type="string">
            <text:p>1.124e-02</text:p>
          </table:table-cell>
          <table:table-cell office:value-type="string">
            <text:p>-1.649</text:p>
          </table:table-cell>
          <table:table-cell office:value-type="string">
            <text:p>0.09989</text:p>
          </table:table-cell>
          <table:table-cell office:value-type="string">
            <text:p>.</text:p>
          </table:table-cell>
          <table:table-cell table:formula="of:=CONCATENATE([.B383];&quot;$\pm$&quot;;[.C383];&quot; (&quot;;[.F383];&quot;)&quot;)" office:value-type="string" office:string-value="-1.854e-02$\pm$1.124e-02 (.)">
            <text:p>-1.854e-02$\pm$1.124e-02 (.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2.594e-04</text:p>
          </table:table-cell>
          <table:table-cell office:value-type="string">
            <text:p>4.968e-04</text:p>
          </table:table-cell>
          <table:table-cell office:value-type="string">
            <text:p>0.522</text:p>
          </table:table-cell>
          <table:table-cell office:value-type="string">
            <text:p>0.60185</text:p>
          </table:table-cell>
          <table:table-cell/>
          <table:table-cell table:formula="of:=CONCATENATE([.B384];&quot;$\pm$&quot;;[.C384];&quot; (&quot;;[.F384];&quot;)&quot;)" office:value-type="string" office:string-value="2.594e-04$\pm$4.968e-04 ()">
            <text:p>2.594e-04$\pm$4.968e-04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9.746e-01</text:p>
          </table:table-cell>
          <table:table-cell office:value-type="string">
            <text:p>2.319e-01</text:p>
          </table:table-cell>
          <table:table-cell office:value-type="string">
            <text:p>4.202</text:p>
          </table:table-cell>
          <table:table-cell office:value-type="string">
            <text:p>3.3e-05</text:p>
          </table:table-cell>
          <table:table-cell office:value-type="string">
            <text:p>***</text:p>
          </table:table-cell>
          <table:table-cell table:formula="of:=CONCATENATE([.B385];&quot;$\pm$&quot;;[.C385];&quot; (&quot;;[.F385];&quot;)&quot;)" office:value-type="string" office:string-value="9.746e-01$\pm$2.319e-01 (***)">
            <text:p>9.746e-01$\pm$2.319e-01 (*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2.456e-03</text:p>
          </table:table-cell>
          <table:table-cell office:value-type="string">
            <text:p>8.598e-03</text:p>
          </table:table-cell>
          <table:table-cell office:value-type="string">
            <text:p>0.286</text:p>
          </table:table-cell>
          <table:table-cell office:value-type="string">
            <text:p>0.77532</text:p>
          </table:table-cell>
          <table:table-cell/>
          <table:table-cell table:formula="of:=CONCATENATE([.B386];&quot;$\pm$&quot;;[.C386];&quot; (&quot;;[.F386];&quot;)&quot;)" office:value-type="string" office:string-value="2.456e-03$\pm$8.598e-03 ()">
            <text:p>2.456e-03$\pm$8.598e-03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-1.572e-03</text:p>
          </table:table-cell>
          <table:table-cell office:value-type="string">
            <text:p>3.391e-03</text:p>
          </table:table-cell>
          <table:table-cell office:value-type="string">
            <text:p>-0.464</text:p>
          </table:table-cell>
          <table:table-cell office:value-type="string">
            <text:p>0.64312</text:p>
          </table:table-cell>
          <table:table-cell/>
          <table:table-cell table:formula="of:=CONCATENATE([.B387];&quot;$\pm$&quot;;[.C387];&quot; (&quot;;[.F387];&quot;)&quot;)" office:value-type="string" office:string-value="-1.572e-03$\pm$3.391e-03 ()">
            <text:p>-1.572e-03$\pm$3.391e-03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5.791e-05</text:p>
          </table:table-cell>
          <table:table-cell office:value-type="string">
            <text:p>3.507e-04</text:p>
          </table:table-cell>
          <table:table-cell office:value-type="string">
            <text:p>0.165</text:p>
          </table:table-cell>
          <table:table-cell office:value-type="string">
            <text:p>0.86894</text:p>
          </table:table-cell>
          <table:table-cell/>
          <table:table-cell table:formula="of:=CONCATENATE([.B388];&quot;$\pm$&quot;;[.C388];&quot; (&quot;;[.F388];&quot;)&quot;)" office:value-type="string" office:string-value="5.791e-05$\pm$3.507e-04 ()">
            <text:p>5.791e-05$\pm$3.507e-04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3.367e-02</text:p>
          </table:table-cell>
          <table:table-cell office:value-type="string">
            <text:p>3.359e-02</text:p>
          </table:table-cell>
          <table:table-cell office:value-type="string">
            <text:p>1.002</text:p>
          </table:table-cell>
          <table:table-cell office:value-type="string">
            <text:p>0.31677</text:p>
          </table:table-cell>
          <table:table-cell/>
          <table:table-cell table:formula="of:=CONCATENATE([.B389];&quot;$\pm$&quot;;[.C389];&quot; (&quot;;[.F389];&quot;)&quot;)" office:value-type="string" office:string-value="3.367e-02$\pm$3.359e-02 ()">
            <text:p>3.367e-02$\pm$3.359e-02 (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-5.539e-03</text:p>
          </table:table-cell>
          <table:table-cell office:value-type="string">
            <text:p>2.139e-03</text:p>
          </table:table-cell>
          <table:table-cell office:value-type="string">
            <text:p>-2.589</text:p>
          </table:table-cell>
          <table:table-cell office:value-type="string">
            <text:p>0.00998</text:p>
          </table:table-cell>
          <table:table-cell office:value-type="string">
            <text:p>**</text:p>
          </table:table-cell>
          <table:table-cell table:formula="of:=CONCATENATE([.B390];&quot;$\pm$&quot;;[.C390];&quot; (&quot;;[.F390];&quot;)&quot;)" office:value-type="string" office:string-value="-5.539e-03$\pm$2.139e-03 (**)">
            <text:p>-5.539e-03$\pm$2.139e-03 (**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391];&quot;$\pm$&quot;;[.C391];&quot; (&quot;;[.F39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392];&quot;$\pm$&quot;;[.C392];&quot; (&quot;;[.F39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93];&quot;$\pm$&quot;;[.C393];&quot; (&quot;;[.F39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936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394];&quot;$\pm$&quot;;[.C394];&quot; (&quot;;[.F39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0837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05977</text:p>
          </table:table-cell>
          <table:table-cell table:formula="of:=CONCATENATE([.B395];&quot;$\pm$&quot;;[.C395];&quot; (&quot;;[.F395];&quot;)&quot;)" office:value-type="string" office:string-value="R-squared:$\pm$0.0837, (0.05977)">
            <text:p>R-squared:$\pm$0.0837, (0.05977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3.498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396];&quot;$\pm$&quot;;[.C396];&quot; (&quot;;[.F396];&quot;)&quot;)" office:value-type="string" office:string-value="3.498$\pm$on (383)">
            <text:p>3.498$\pm$on (383)</text:p>
          </table:table-cell>
          <table:table-cell/>
          <table:table-cell office:value-type="string">
            <text:p>0.0001979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97];&quot;$\pm$&quot;;[.C397];&quot; (&quot;;[.F39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98];&quot;$\pm$&quot;;[.C398];&quot; (&quot;;[.F39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46</text:p>
          </table:table-cell>
          <table:table-cell table:number-columns-repeated="2"/>
          <table:table-cell table:number-columns-repeated="2"/>
          <table:table-cell/>
          <table:table-cell table:formula="of:=CONCATENATE([.B399];&quot;$\pm$&quot;;[.C399];&quot; (&quot;;[.F39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00];&quot;$\pm$&quot;;[.C400];&quot; (&quot;;[.F40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401];&quot;$\pm$&quot;;[.C401];&quot; (&quot;;[.F40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402];&quot;$\pm$&quot;;[.C402];&quot; (&quot;;[.F40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03];&quot;$\pm$&quot;;[.C403];&quot; (&quot;;[.F40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404];&quot;$\pm$&quot;;[.C404];&quot; (&quot;;[.F40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405];&quot;$\pm$&quot;;[.C405];&quot; (&quot;;[.F40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42922</text:p>
          </table:table-cell>
          <table:table-cell office:value-type="string">
            <text:p>-0.09272</text:p>
          </table:table-cell>
          <table:table-cell office:value-type="string">
            <text:p>-0.00142</text:p>
          </table:table-cell>
          <table:table-cell office:value-type="string">
            <text:p>0.09584</text:p>
          </table:table-cell>
          <table:table-cell office:value-type="string">
            <text:p>0.42005</text:p>
          </table:table-cell>
          <table:table-cell/>
          <table:table-cell table:formula="of:=CONCATENATE([.B406];&quot;$\pm$&quot;;[.C406];&quot; (&quot;;[.F406];&quot;)&quot;)" office:value-type="string" office:string-value="-0.09272$\pm$-0.00142 ()">
            <text:p>-0.09272$\pm$-0.00142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07];&quot;$\pm$&quot;;[.C407];&quot; (&quot;;[.F40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408];&quot;$\pm$&quot;;[.C408];&quot; (&quot;;[.F40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409];&quot;$\pm$&quot;;[.C409];&quot; (&quot;;[.F40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0.5291554</text:p>
          </table:table-cell>
          <table:table-cell office:value-type="string">
            <text:p>0.0585027</text:p>
          </table:table-cell>
          <table:table-cell office:value-type="string">
            <text:p>-9.045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  <table:table-cell table:formula="of:=CONCATENATE([.B410];&quot;$\pm$&quot;;[.C410];&quot; (&quot;;[.F410];&quot;)&quot;)" office:value-type="string" office:string-value="-0.5291554$\pm$0.0585027 (***)">
            <text:p>-0.5291554$\pm$0.0585027 (***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0.7027361</text:p>
          </table:table-cell>
          <table:table-cell office:value-type="string">
            <text:p>0.0249003</text:p>
          </table:table-cell>
          <table:table-cell office:value-type="string">
            <text:p>28.222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  <table:table-cell table:formula="of:=CONCATENATE([.B411];&quot;$\pm$&quot;;[.C411];&quot; (&quot;;[.F411];&quot;)&quot;)" office:value-type="string" office:string-value="0.7027361$\pm$0.0249003 (***)">
            <text:p>0.7027361$\pm$0.0249003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-0.1743332</text:p>
          </table:table-cell>
          <table:table-cell office:value-type="string">
            <text:p>0.0841774</text:p>
          </table:table-cell>
          <table:table-cell office:value-type="string">
            <text:p>-2.071</text:p>
          </table:table-cell>
          <table:table-cell office:value-type="string">
            <text:p>0.0390</text:p>
          </table:table-cell>
          <table:table-cell office:value-type="string">
            <text:p>*</text:p>
          </table:table-cell>
          <table:table-cell table:formula="of:=CONCATENATE([.B412];&quot;$\pm$&quot;;[.C412];&quot; (&quot;;[.F412];&quot;)&quot;)" office:value-type="string" office:string-value="-0.1743332$\pm$0.0841774 (*)">
            <text:p>-0.1743332$\pm$0.0841774 (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0.0047797</text:p>
          </table:table-cell>
          <table:table-cell office:value-type="string">
            <text:p>0.0080849</text:p>
          </table:table-cell>
          <table:table-cell office:value-type="string">
            <text:p>-0.591</text:p>
          </table:table-cell>
          <table:table-cell office:value-type="string">
            <text:p>0.5547</text:p>
          </table:table-cell>
          <table:table-cell/>
          <table:table-cell table:formula="of:=CONCATENATE([.B413];&quot;$\pm$&quot;;[.C413];&quot; (&quot;;[.F413];&quot;)&quot;)" office:value-type="string" office:string-value="-0.0047797$\pm$0.0080849 ()">
            <text:p>-0.0047797$\pm$0.0080849 (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-0.0004555</text:p>
          </table:table-cell>
          <table:table-cell office:value-type="string">
            <text:p>0.0003573</text:p>
          </table:table-cell>
          <table:table-cell office:value-type="string">
            <text:p>-1.275</text:p>
          </table:table-cell>
          <table:table-cell office:value-type="string">
            <text:p>0.2031</text:p>
          </table:table-cell>
          <table:table-cell/>
          <table:table-cell table:formula="of:=CONCATENATE([.B414];&quot;$\pm$&quot;;[.C414];&quot; (&quot;;[.F414];&quot;)&quot;)" office:value-type="string" office:string-value="-0.0004555$\pm$0.0003573 ()">
            <text:p>-0.0004555$\pm$0.0003573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1.5677015</text:p>
          </table:table-cell>
          <table:table-cell office:value-type="string">
            <text:p>0.1667878</text:p>
          </table:table-cell>
          <table:table-cell office:value-type="string">
            <text:p>-9.399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  <table:table-cell table:formula="of:=CONCATENATE([.B415];&quot;$\pm$&quot;;[.C415];&quot; (&quot;;[.F415];&quot;)&quot;)" office:value-type="string" office:string-value="-1.5677015$\pm$0.1667878 (***)">
            <text:p>-1.5677015$\pm$0.1667878 (*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0.0023678</text:p>
          </table:table-cell>
          <table:table-cell office:value-type="string">
            <text:p>0.0061827</text:p>
          </table:table-cell>
          <table:table-cell office:value-type="string">
            <text:p>0.383</text:p>
          </table:table-cell>
          <table:table-cell office:value-type="string">
            <text:p>0.7020</text:p>
          </table:table-cell>
          <table:table-cell/>
          <table:table-cell table:formula="of:=CONCATENATE([.B416];&quot;$\pm$&quot;;[.C416];&quot; (&quot;;[.F416];&quot;)&quot;)" office:value-type="string" office:string-value="0.0023678$\pm$0.0061827 ()">
            <text:p>0.0023678$\pm$0.0061827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0.0047638</text:p>
          </table:table-cell>
          <table:table-cell office:value-type="string">
            <text:p>0.0024384</text:p>
          </table:table-cell>
          <table:table-cell office:value-type="string">
            <text:p>1.954</text:p>
          </table:table-cell>
          <table:table-cell office:value-type="string">
            <text:p>0.0515</text:p>
          </table:table-cell>
          <table:table-cell office:value-type="string">
            <text:p>.</text:p>
          </table:table-cell>
          <table:table-cell table:formula="of:=CONCATENATE([.B417];&quot;$\pm$&quot;;[.C417];&quot; (&quot;;[.F417];&quot;)&quot;)" office:value-type="string" office:string-value="0.0047638$\pm$0.0024384 (.)">
            <text:p>0.0047638$\pm$0.0024384 (.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-0.0003370</text:p>
          </table:table-cell>
          <table:table-cell office:value-type="string">
            <text:p>0.0002522</text:p>
          </table:table-cell>
          <table:table-cell office:value-type="string">
            <text:p>-1.336</text:p>
          </table:table-cell>
          <table:table-cell office:value-type="string">
            <text:p>0.1822</text:p>
          </table:table-cell>
          <table:table-cell/>
          <table:table-cell table:formula="of:=CONCATENATE([.B418];&quot;$\pm$&quot;;[.C418];&quot; (&quot;;[.F418];&quot;)&quot;)" office:value-type="string" office:string-value="-0.0003370$\pm$0.0002522 ()">
            <text:p>-0.0003370$\pm$0.0002522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0.0492108</text:p>
          </table:table-cell>
          <table:table-cell office:value-type="string">
            <text:p>0.0241542</text:p>
          </table:table-cell>
          <table:table-cell office:value-type="string">
            <text:p>2.037</text:p>
          </table:table-cell>
          <table:table-cell office:value-type="string">
            <text:p>0.0423</text:p>
          </table:table-cell>
          <table:table-cell office:value-type="string">
            <text:p>*</text:p>
          </table:table-cell>
          <table:table-cell table:formula="of:=CONCATENATE([.B419];&quot;$\pm$&quot;;[.C419];&quot; (&quot;;[.F419];&quot;)&quot;)" office:value-type="string" office:string-value="0.0492108$\pm$0.0241542 (*)">
            <text:p>0.0492108$\pm$0.0241542 (*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0.0017712</text:p>
          </table:table-cell>
          <table:table-cell office:value-type="string">
            <text:p>0.0015382</text:p>
          </table:table-cell>
          <table:table-cell office:value-type="string">
            <text:p>1.151</text:p>
          </table:table-cell>
          <table:table-cell office:value-type="string">
            <text:p>0.2503</text:p>
          </table:table-cell>
          <table:table-cell/>
          <table:table-cell table:formula="of:=CONCATENATE([.B420];&quot;$\pm$&quot;;[.C420];&quot; (&quot;;[.F420];&quot;)&quot;)" office:value-type="string" office:string-value="0.0017712$\pm$0.0015382 ()">
            <text:p>0.0017712$\pm$0.0015382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421];&quot;$\pm$&quot;;[.C421];&quot; (&quot;;[.F42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422];&quot;$\pm$&quot;;[.C422];&quot; (&quot;;[.F42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23];&quot;$\pm$&quot;;[.C423];&quot; (&quot;;[.F42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392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424];&quot;$\pm$&quot;;[.C424];&quot; (&quot;;[.F42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693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6849</text:p>
          </table:table-cell>
          <table:table-cell table:formula="of:=CONCATENATE([.B425];&quot;$\pm$&quot;;[.C425];&quot; (&quot;;[.F425];&quot;)&quot;)" office:value-type="string" office:string-value="R-squared:$\pm$0.693, (0.6849)">
            <text:p>R-squared:$\pm$0.693, (0.6849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86.44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426];&quot;$\pm$&quot;;[.C426];&quot; (&quot;;[.F426];&quot;)&quot;)" office:value-type="string" office:string-value="86.44$\pm$on (383)">
            <text:p>86.44$\pm$on (383)</text:p>
          </table:table-cell>
          <table:table-cell/>
          <table:table-cell office:value-type="string">
            <text:p>&lt;</text:p>
          </table:table-cell>
          <table:table-cell office:value-type="string">
            <text:p>2.2e-16</text:p>
          </table:table-cell>
          <table:table-cell table:number-columns-repeated="4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27];&quot;$\pm$&quot;;[.C427];&quot; (&quot;;[.F42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28];&quot;$\pm$&quot;;[.C428];&quot; (&quot;;[.F42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47</text:p>
          </table:table-cell>
          <table:table-cell table:number-columns-repeated="2"/>
          <table:table-cell table:number-columns-repeated="2"/>
          <table:table-cell/>
          <table:table-cell table:formula="of:=CONCATENATE([.B429];&quot;$\pm$&quot;;[.C429];&quot; (&quot;;[.F42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30];&quot;$\pm$&quot;;[.C430];&quot; (&quot;;[.F43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431];&quot;$\pm$&quot;;[.C431];&quot; (&quot;;[.F43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432];&quot;$\pm$&quot;;[.C432];&quot; (&quot;;[.F43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33];&quot;$\pm$&quot;;[.C433];&quot; (&quot;;[.F43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434];&quot;$\pm$&quot;;[.C434];&quot; (&quot;;[.F43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435];&quot;$\pm$&quot;;[.C435];&quot; (&quot;;[.F43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43858</text:p>
          </table:table-cell>
          <table:table-cell office:value-type="string">
            <text:p>-0.12598</text:p>
          </table:table-cell>
          <table:table-cell office:value-type="string">
            <text:p>0.00043</text:p>
          </table:table-cell>
          <table:table-cell office:value-type="string">
            <text:p>0.11922</text:p>
          </table:table-cell>
          <table:table-cell office:value-type="string">
            <text:p>0.43644</text:p>
          </table:table-cell>
          <table:table-cell/>
          <table:table-cell table:formula="of:=CONCATENATE([.B436];&quot;$\pm$&quot;;[.C436];&quot; (&quot;;[.F436];&quot;)&quot;)" office:value-type="string" office:string-value="-0.12598$\pm$0.00043 ()">
            <text:p>-0.12598$\pm$0.00043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37];&quot;$\pm$&quot;;[.C437];&quot; (&quot;;[.F43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438];&quot;$\pm$&quot;;[.C438];&quot; (&quot;;[.F43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439];&quot;$\pm$&quot;;[.C439];&quot; (&quot;;[.F43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6.684e-01</text:p>
          </table:table-cell>
          <table:table-cell office:value-type="string">
            <text:p>7.185e-02</text:p>
          </table:table-cell>
          <table:table-cell office:value-type="string">
            <text:p>-9.302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440];&quot;$\pm$&quot;;[.C440];&quot; (&quot;;[.F440];&quot;)&quot;)" office:value-type="string" office:string-value="-6.684e-01$\pm$7.185e-02 (***)">
            <text:p>-6.684e-01$\pm$7.185e-02 (***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7.155e-01</text:p>
          </table:table-cell>
          <table:table-cell office:value-type="string">
            <text:p>3.058e-02</text:p>
          </table:table-cell>
          <table:table-cell office:value-type="string">
            <text:p>23.395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441];&quot;$\pm$&quot;;[.C441];&quot; (&quot;;[.F441];&quot;)&quot;)" office:value-type="string" office:string-value="7.155e-01$\pm$3.058e-02 (***)">
            <text:p>7.155e-01$\pm$3.058e-02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-1.466e-01</text:p>
          </table:table-cell>
          <table:table-cell office:value-type="string">
            <text:p>1.034e-01</text:p>
          </table:table-cell>
          <table:table-cell office:value-type="string">
            <text:p>-1.418</text:p>
          </table:table-cell>
          <table:table-cell office:value-type="string">
            <text:p>0.1569</text:p>
          </table:table-cell>
          <table:table-cell/>
          <table:table-cell table:formula="of:=CONCATENATE([.B442];&quot;$\pm$&quot;;[.C442];&quot; (&quot;;[.F442];&quot;)&quot;)" office:value-type="string" office:string-value="-1.466e-01$\pm$1.034e-01 ()">
            <text:p>-1.466e-01$\pm$1.034e-01 (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1.271e-02</text:p>
          </table:table-cell>
          <table:table-cell office:value-type="string">
            <text:p>9.929e-03</text:p>
          </table:table-cell>
          <table:table-cell office:value-type="string">
            <text:p>1.280</text:p>
          </table:table-cell>
          <table:table-cell office:value-type="string">
            <text:p>0.2012</text:p>
          </table:table-cell>
          <table:table-cell/>
          <table:table-cell table:formula="of:=CONCATENATE([.B443];&quot;$\pm$&quot;;[.C443];&quot; (&quot;;[.F443];&quot;)&quot;)" office:value-type="string" office:string-value="1.271e-02$\pm$9.929e-03 ()">
            <text:p>1.271e-02$\pm$9.929e-03 (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-5.483e-05</text:p>
          </table:table-cell>
          <table:table-cell office:value-type="string">
            <text:p>4.388e-04</text:p>
          </table:table-cell>
          <table:table-cell office:value-type="string">
            <text:p>-0.125</text:p>
          </table:table-cell>
          <table:table-cell office:value-type="string">
            <text:p>0.9006</text:p>
          </table:table-cell>
          <table:table-cell/>
          <table:table-cell table:formula="of:=CONCATENATE([.B444];&quot;$\pm$&quot;;[.C444];&quot; (&quot;;[.F444];&quot;)&quot;)" office:value-type="string" office:string-value="-5.483e-05$\pm$4.388e-04 ()">
            <text:p>-5.483e-05$\pm$4.388e-04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1.554e+00</text:p>
          </table:table-cell>
          <table:table-cell office:value-type="string">
            <text:p>2.048e-01</text:p>
          </table:table-cell>
          <table:table-cell office:value-type="string">
            <text:p>-7.587</text:p>
          </table:table-cell>
          <table:table-cell office:value-type="string">
            <text:p>2.52e-13</text:p>
          </table:table-cell>
          <table:table-cell office:value-type="string">
            <text:p>***</text:p>
          </table:table-cell>
          <table:table-cell table:formula="of:=CONCATENATE([.B445];&quot;$\pm$&quot;;[.C445];&quot; (&quot;;[.F445];&quot;)&quot;)" office:value-type="string" office:string-value="-1.554e+00$\pm$2.048e-01 (***)">
            <text:p>-1.554e+00$\pm$2.048e-01 (*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3.711e-03</text:p>
          </table:table-cell>
          <table:table-cell office:value-type="string">
            <text:p>7.593e-03</text:p>
          </table:table-cell>
          <table:table-cell office:value-type="string">
            <text:p>0.489</text:p>
          </table:table-cell>
          <table:table-cell office:value-type="string">
            <text:p>0.6253</text:p>
          </table:table-cell>
          <table:table-cell/>
          <table:table-cell table:formula="of:=CONCATENATE([.B446];&quot;$\pm$&quot;;[.C446];&quot; (&quot;;[.F446];&quot;)&quot;)" office:value-type="string" office:string-value="3.711e-03$\pm$7.593e-03 ()">
            <text:p>3.711e-03$\pm$7.593e-03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1.066e-03</text:p>
          </table:table-cell>
          <table:table-cell office:value-type="string">
            <text:p>2.995e-03</text:p>
          </table:table-cell>
          <table:table-cell office:value-type="string">
            <text:p>0.356</text:p>
          </table:table-cell>
          <table:table-cell office:value-type="string">
            <text:p>0.7220</text:p>
          </table:table-cell>
          <table:table-cell/>
          <table:table-cell table:formula="of:=CONCATENATE([.B447];&quot;$\pm$&quot;;[.C447];&quot; (&quot;;[.F447];&quot;)&quot;)" office:value-type="string" office:string-value="1.066e-03$\pm$2.995e-03 ()">
            <text:p>1.066e-03$\pm$2.995e-03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-4.783e-04</text:p>
          </table:table-cell>
          <table:table-cell office:value-type="string">
            <text:p>3.097e-04</text:p>
          </table:table-cell>
          <table:table-cell office:value-type="string">
            <text:p>-1.544</text:p>
          </table:table-cell>
          <table:table-cell office:value-type="string">
            <text:p>0.1234</text:p>
          </table:table-cell>
          <table:table-cell/>
          <table:table-cell table:formula="of:=CONCATENATE([.B448];&quot;$\pm$&quot;;[.C448];&quot; (&quot;;[.F448];&quot;)&quot;)" office:value-type="string" office:string-value="-4.783e-04$\pm$3.097e-04 ()">
            <text:p>-4.783e-04$\pm$3.097e-04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6.732e-02</text:p>
          </table:table-cell>
          <table:table-cell office:value-type="string">
            <text:p>2.966e-02</text:p>
          </table:table-cell>
          <table:table-cell office:value-type="string">
            <text:p>2.270</text:p>
          </table:table-cell>
          <table:table-cell office:value-type="string">
            <text:p>0.0238</text:p>
          </table:table-cell>
          <table:table-cell office:value-type="string">
            <text:p>*</text:p>
          </table:table-cell>
          <table:table-cell table:formula="of:=CONCATENATE([.B449];&quot;$\pm$&quot;;[.C449];&quot; (&quot;;[.F449];&quot;)&quot;)" office:value-type="string" office:string-value="6.732e-02$\pm$2.966e-02 (*)">
            <text:p>6.732e-02$\pm$2.966e-02 (*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9.329e-04</text:p>
          </table:table-cell>
          <table:table-cell office:value-type="string">
            <text:p>1.889e-03</text:p>
          </table:table-cell>
          <table:table-cell office:value-type="string">
            <text:p>0.494</text:p>
          </table:table-cell>
          <table:table-cell office:value-type="string">
            <text:p>0.6217</text:p>
          </table:table-cell>
          <table:table-cell/>
          <table:table-cell table:formula="of:=CONCATENATE([.B450];&quot;$\pm$&quot;;[.C450];&quot; (&quot;;[.F450];&quot;)&quot;)" office:value-type="string" office:string-value="9.329e-04$\pm$1.889e-03 ()">
            <text:p>9.329e-04$\pm$1.889e-03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451];&quot;$\pm$&quot;;[.C451];&quot; (&quot;;[.F45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452];&quot;$\pm$&quot;;[.C452];&quot; (&quot;;[.F45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53];&quot;$\pm$&quot;;[.C453];&quot; (&quot;;[.F45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71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454];&quot;$\pm$&quot;;[.C454];&quot; (&quot;;[.F45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6097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5995</text:p>
          </table:table-cell>
          <table:table-cell table:formula="of:=CONCATENATE([.B455];&quot;$\pm$&quot;;[.C455];&quot; (&quot;;[.F455];&quot;)&quot;)" office:value-type="string" office:string-value="R-squared:$\pm$0.6097, (0.5995)">
            <text:p>R-squared:$\pm$0.6097, (0.5995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59.82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456];&quot;$\pm$&quot;;[.C456];&quot; (&quot;;[.F456];&quot;)&quot;)" office:value-type="string" office:string-value="59.82$\pm$on (383)">
            <text:p>59.82$\pm$on (383)</text:p>
          </table:table-cell>
          <table:table-cell/>
          <table:table-cell office:value-type="string">
            <text:p>&lt;</text:p>
          </table:table-cell>
          <table:table-cell office:value-type="string">
            <text:p>2.2e-16</text:p>
          </table:table-cell>
          <table:table-cell table:number-columns-repeated="4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57];&quot;$\pm$&quot;;[.C457];&quot; (&quot;;[.F45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58];&quot;$\pm$&quot;;[.C458];&quot; (&quot;;[.F45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48</text:p>
          </table:table-cell>
          <table:table-cell table:number-columns-repeated="2"/>
          <table:table-cell table:number-columns-repeated="2"/>
          <table:table-cell/>
          <table:table-cell table:formula="of:=CONCATENATE([.B459];&quot;$\pm$&quot;;[.C459];&quot; (&quot;;[.F45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60];&quot;$\pm$&quot;;[.C460];&quot; (&quot;;[.F46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461];&quot;$\pm$&quot;;[.C461];&quot; (&quot;;[.F46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462];&quot;$\pm$&quot;;[.C462];&quot; (&quot;;[.F46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63];&quot;$\pm$&quot;;[.C463];&quot; (&quot;;[.F46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464];&quot;$\pm$&quot;;[.C464];&quot; (&quot;;[.F46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465];&quot;$\pm$&quot;;[.C465];&quot; (&quot;;[.F46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66582</text:p>
          </table:table-cell>
          <table:table-cell office:value-type="string">
            <text:p>-0.10643</text:p>
          </table:table-cell>
          <table:table-cell office:value-type="string">
            <text:p>0.01807</text:p>
          </table:table-cell>
          <table:table-cell office:value-type="string">
            <text:p>0.14168</text:p>
          </table:table-cell>
          <table:table-cell office:value-type="string">
            <text:p>0.58805</text:p>
          </table:table-cell>
          <table:table-cell/>
          <table:table-cell table:formula="of:=CONCATENATE([.B466];&quot;$\pm$&quot;;[.C466];&quot; (&quot;;[.F466];&quot;)&quot;)" office:value-type="string" office:string-value="-0.10643$\pm$0.01807 ()">
            <text:p>-0.10643$\pm$0.01807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67];&quot;$\pm$&quot;;[.C467];&quot; (&quot;;[.F46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468];&quot;$\pm$&quot;;[.C468];&quot; (&quot;;[.F46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469];&quot;$\pm$&quot;;[.C469];&quot; (&quot;;[.F46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0.1327534</text:p>
          </table:table-cell>
          <table:table-cell office:value-type="string">
            <text:p>0.1006121</text:p>
          </table:table-cell>
          <table:table-cell office:value-type="string">
            <text:p>-1.319</text:p>
          </table:table-cell>
          <table:table-cell office:value-type="string">
            <text:p>0.18780</text:p>
          </table:table-cell>
          <table:table-cell/>
          <table:table-cell table:formula="of:=CONCATENATE([.B470];&quot;$\pm$&quot;;[.C470];&quot; (&quot;;[.F470];&quot;)&quot;)" office:value-type="string" office:string-value="-0.1327534$\pm$0.1006121 ()">
            <text:p>-0.1327534$\pm$0.1006121 (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0.0529688</text:p>
          </table:table-cell>
          <table:table-cell office:value-type="string">
            <text:p>0.0428232</text:p>
          </table:table-cell>
          <table:table-cell office:value-type="string">
            <text:p>-1.237</text:p>
          </table:table-cell>
          <table:table-cell office:value-type="string">
            <text:p>0.21687</text:p>
          </table:table-cell>
          <table:table-cell/>
          <table:table-cell table:formula="of:=CONCATENATE([.B471];&quot;$\pm$&quot;;[.C471];&quot; (&quot;;[.F471];&quot;)&quot;)" office:value-type="string" office:string-value="-0.0529688$\pm$0.0428232 ()">
            <text:p>-0.0529688$\pm$0.0428232 (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1.1937758</text:p>
          </table:table-cell>
          <table:table-cell office:value-type="string">
            <text:p>0.1447669</text:p>
          </table:table-cell>
          <table:table-cell office:value-type="string">
            <text:p>8.246</text:p>
          </table:table-cell>
          <table:table-cell office:value-type="string">
            <text:p>2.65e-15</text:p>
          </table:table-cell>
          <table:table-cell office:value-type="string">
            <text:p>***</text:p>
          </table:table-cell>
          <table:table-cell table:formula="of:=CONCATENATE([.B472];&quot;$\pm$&quot;;[.C472];&quot; (&quot;;[.F472];&quot;)&quot;)" office:value-type="string" office:string-value="1.1937758$\pm$0.1447669 (***)">
            <text:p>1.1937758$\pm$0.1447669 (**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0.0711684</text:p>
          </table:table-cell>
          <table:table-cell office:value-type="string">
            <text:p>0.0139043</text:p>
          </table:table-cell>
          <table:table-cell office:value-type="string">
            <text:p>5.118</text:p>
          </table:table-cell>
          <table:table-cell office:value-type="string">
            <text:p>4.89e-07</text:p>
          </table:table-cell>
          <table:table-cell office:value-type="string">
            <text:p>***</text:p>
          </table:table-cell>
          <table:table-cell table:formula="of:=CONCATENATE([.B473];&quot;$\pm$&quot;;[.C473];&quot; (&quot;;[.F473];&quot;)&quot;)" office:value-type="string" office:string-value="0.0711684$\pm$0.0139043 (***)">
            <text:p>0.0711684$\pm$0.0139043 (***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-0.0004681</text:p>
          </table:table-cell>
          <table:table-cell office:value-type="string">
            <text:p>0.0006144</text:p>
          </table:table-cell>
          <table:table-cell office:value-type="string">
            <text:p>-0.762</text:p>
          </table:table-cell>
          <table:table-cell office:value-type="string">
            <text:p>0.44660</text:p>
          </table:table-cell>
          <table:table-cell/>
          <table:table-cell table:formula="of:=CONCATENATE([.B474];&quot;$\pm$&quot;;[.C474];&quot; (&quot;;[.F474];&quot;)&quot;)" office:value-type="string" office:string-value="-0.0004681$\pm$0.0006144 ()">
            <text:p>-0.0004681$\pm$0.0006144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0.7514017</text:p>
          </table:table-cell>
          <table:table-cell office:value-type="string">
            <text:p>0.2868391</text:p>
          </table:table-cell>
          <table:table-cell office:value-type="string">
            <text:p>-2.620</text:p>
          </table:table-cell>
          <table:table-cell office:value-type="string">
            <text:p>0.00915</text:p>
          </table:table-cell>
          <table:table-cell office:value-type="string">
            <text:p>**</text:p>
          </table:table-cell>
          <table:table-cell table:formula="of:=CONCATENATE([.B475];&quot;$\pm$&quot;;[.C475];&quot; (&quot;;[.F475];&quot;)&quot;)" office:value-type="string" office:string-value="-0.7514017$\pm$0.2868391 (**)">
            <text:p>-0.7514017$\pm$0.2868391 (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0.0089657</text:p>
          </table:table-cell>
          <table:table-cell office:value-type="string">
            <text:p>0.0106330</text:p>
          </table:table-cell>
          <table:table-cell office:value-type="string">
            <text:p>0.843</text:p>
          </table:table-cell>
          <table:table-cell office:value-type="string">
            <text:p>0.39964</text:p>
          </table:table-cell>
          <table:table-cell/>
          <table:table-cell table:formula="of:=CONCATENATE([.B476];&quot;$\pm$&quot;;[.C476];&quot; (&quot;;[.F476];&quot;)&quot;)" office:value-type="string" office:string-value="0.0089657$\pm$0.0106330 ()">
            <text:p>0.0089657$\pm$0.0106330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-0.0017588</text:p>
          </table:table-cell>
          <table:table-cell office:value-type="string">
            <text:p>0.0041936</text:p>
          </table:table-cell>
          <table:table-cell office:value-type="string">
            <text:p>-0.419</text:p>
          </table:table-cell>
          <table:table-cell office:value-type="string">
            <text:p>0.67516</text:p>
          </table:table-cell>
          <table:table-cell/>
          <table:table-cell table:formula="of:=CONCATENATE([.B477];&quot;$\pm$&quot;;[.C477];&quot; (&quot;;[.F477];&quot;)&quot;)" office:value-type="string" office:string-value="-0.0017588$\pm$0.0041936 ()">
            <text:p>-0.0017588$\pm$0.0041936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0.0000946</text:p>
          </table:table-cell>
          <table:table-cell office:value-type="string">
            <text:p>0.0004337</text:p>
          </table:table-cell>
          <table:table-cell office:value-type="string">
            <text:p>0.218</text:p>
          </table:table-cell>
          <table:table-cell office:value-type="string">
            <text:p>0.82745</text:p>
          </table:table-cell>
          <table:table-cell/>
          <table:table-cell table:formula="of:=CONCATENATE([.B478];&quot;$\pm$&quot;;[.C478];&quot; (&quot;;[.F478];&quot;)&quot;)" office:value-type="string" office:string-value="0.0000946$\pm$0.0004337 ()">
            <text:p>0.0000946$\pm$0.0004337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-0.0728540</text:p>
          </table:table-cell>
          <table:table-cell office:value-type="string">
            <text:p>0.0415401</text:p>
          </table:table-cell>
          <table:table-cell office:value-type="string">
            <text:p>-1.754</text:p>
          </table:table-cell>
          <table:table-cell office:value-type="string">
            <text:p>0.08026</text:p>
          </table:table-cell>
          <table:table-cell office:value-type="string">
            <text:p>.</text:p>
          </table:table-cell>
          <table:table-cell table:formula="of:=CONCATENATE([.B479];&quot;$\pm$&quot;;[.C479];&quot; (&quot;;[.F479];&quot;)&quot;)" office:value-type="string" office:string-value="-0.0728540$\pm$0.0415401 (.)">
            <text:p>-0.0728540$\pm$0.0415401 (.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-0.0004517</text:p>
          </table:table-cell>
          <table:table-cell office:value-type="string">
            <text:p>0.0026454</text:p>
          </table:table-cell>
          <table:table-cell office:value-type="string">
            <text:p>-0.171</text:p>
          </table:table-cell>
          <table:table-cell office:value-type="string">
            <text:p>0.86450</text:p>
          </table:table-cell>
          <table:table-cell/>
          <table:table-cell table:formula="of:=CONCATENATE([.B480];&quot;$\pm$&quot;;[.C480];&quot; (&quot;;[.F480];&quot;)&quot;)" office:value-type="string" office:string-value="-0.0004517$\pm$0.0026454 ()">
            <text:p>-0.0004517$\pm$0.0026454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481];&quot;$\pm$&quot;;[.C481];&quot; (&quot;;[.F48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482];&quot;$\pm$&quot;;[.C482];&quot; (&quot;;[.F48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83];&quot;$\pm$&quot;;[.C483];&quot; (&quot;;[.F48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2394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484];&quot;$\pm$&quot;;[.C484];&quot; (&quot;;[.F48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2273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2071</text:p>
          </table:table-cell>
          <table:table-cell table:formula="of:=CONCATENATE([.B485];&quot;$\pm$&quot;;[.C485];&quot; (&quot;;[.F485];&quot;)&quot;)" office:value-type="string" office:string-value="R-squared:$\pm$0.2273, (0.2071)">
            <text:p>R-squared:$\pm$0.2273, (0.2071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11.27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486];&quot;$\pm$&quot;;[.C486];&quot; (&quot;;[.F486];&quot;)&quot;)" office:value-type="string" office:string-value="11.27$\pm$on (383)">
            <text:p>11.27$\pm$on (383)</text:p>
          </table:table-cell>
          <table:table-cell/>
          <table:table-cell office:value-type="string">
            <text:p>&lt;</text:p>
          </table:table-cell>
          <table:table-cell office:value-type="string">
            <text:p>2.2e-16</text:p>
          </table:table-cell>
          <table:table-cell table:number-columns-repeated="4"/>
        </table:table-row>
      </table:table>
      <table:table table:name="r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$\rho[r,\bar{c}]$</text:p>
          </table:table-cell>
          <table:table-cell office:value-type="string">
            <text:p>$\rho[r,\bar{l}]$</text:p>
          </table:table-cell>
          <table:table-cell office:value-type="string">
            <text:p>$\rho[r,\bar{s}]$</text:p>
          </table:table-cell>
          <table:table-cell office:value-type="string">
            <text:p>$\rho[r,\delta]$</text:p>
          </table:table-cell>
        </table:table-row>
        <table:table-row table:style-name="ro1">
          <table:table-cell office:value-type="string">
            <text:p>R2</text:p>
          </table:table-cell>
          <table:table-cell table:formula="of:=[Feuille1.F35]" office:value-type="string" office:string-value="0.08052">
            <text:p>0.08052</text:p>
          </table:table-cell>
          <table:table-cell table:formula="of:=[Feuille1.F65]" office:value-type="string" office:string-value="0.1734">
            <text:p>0.1734</text:p>
          </table:table-cell>
          <table:table-cell table:formula="of:=[Feuille1.F95]" office:value-type="string" office:string-value="0.174">
            <text:p>0.174</text:p>
          </table:table-cell>
          <table:table-cell table:formula="of:=[Feuille1.F125]" office:value-type="string" office:string-value="0.1187">
            <text:p>0.1187</text:p>
          </table:table-cell>
        </table:table-row>
        <table:table-row table:style-name="ro1">
          <table:table-cell office:value-type="string">
            <text:p>(Intercept)</text:p>
          </table:table-cell>
          <table:table-cell table:formula="of:=[Feuille1.G20]" office:value-type="string" office:string-value="-0.0262848$\pm$0.0582459 ()">
            <text:p>-0.0262848$\pm$0.0582459 ()</text:p>
          </table:table-cell>
          <table:table-cell table:formula="of:=[Feuille1.G50]" office:value-type="string" office:string-value="-1.830e-01$\pm$5.801e-02 (**)">
            <text:p>-1.830e-01$\pm$5.801e-02 (**)</text:p>
          </table:table-cell>
          <table:table-cell table:formula="of:=[Feuille1.G80]" office:value-type="string" office:string-value="-2.800e-01$\pm$6.381e-02 (***)">
            <text:p>-2.800e-01$\pm$6.381e-02 (***)</text:p>
          </table:table-cell>
          <table:table-cell table:formula="of:=[Feuille1.G110]" office:value-type="string" office:string-value="-0.0396938$\pm$0.0609953 ()">
            <text:p>-0.0396938$\pm$0.0609953 ()</text:p>
          </table:table-cell>
        </table:table-row>
        <table:table-row table:style-name="ro1">
          <table:table-cell office:value-type="string">
            <text:p>$\alpha$</text:p>
          </table:table-cell>
          <table:table-cell table:formula="of:=[Feuille1.G21]" office:value-type="string" office:string-value="0.0425576$\pm$0.0247910 (.)">
            <text:p>0.0425576$\pm$0.0247910 (.)</text:p>
          </table:table-cell>
          <table:table-cell table:formula="of:=[Feuille1.G51]" office:value-type="string" office:string-value="2.239e-01$\pm$2.469e-02 (***)">
            <text:p>2.239e-01$\pm$2.469e-02 (***)</text:p>
          </table:table-cell>
          <table:table-cell table:formula="of:=[Feuille1.G81]" office:value-type="string" office:string-value="2.369e-01$\pm$2.716e-02 (***)">
            <text:p>2.369e-01$\pm$2.716e-02 (***)</text:p>
          </table:table-cell>
          <table:table-cell table:formula="of:=[Feuille1.G111]" office:value-type="string" office:string-value="-0.0546067$\pm$0.0259612 (*)">
            <text:p>-0.0546067$\pm$0.0259612 (*)</text:p>
          </table:table-cell>
        </table:table-row>
        <table:table-row table:style-name="ro1">
          <table:table-cell office:value-type="string">
            <text:p>$\beta$</text:p>
          </table:table-cell>
          <table:table-cell table:formula="of:=[Feuille1.G22]" office:value-type="string" office:string-value="-0.3076801$\pm$0.0838078 (***)">
            <text:p>-0.3076801$\pm$0.0838078 (***)</text:p>
          </table:table-cell>
          <table:table-cell table:formula="of:=[Feuille1.G52]" office:value-type="string" office:string-value="2.970e-02$\pm$8.347e-02 ()">
            <text:p>2.970e-02$\pm$8.347e-02 ()</text:p>
          </table:table-cell>
          <table:table-cell table:formula="of:=[Feuille1.G82]" office:value-type="string" office:string-value="2.487e-02$\pm$9.182e-02 ()">
            <text:p>2.487e-02$\pm$9.182e-02 ()</text:p>
          </table:table-cell>
          <table:table-cell table:formula="of:=[Feuille1.G112]" office:value-type="string" office:string-value="0.4311665$\pm$0.0877639 (***)">
            <text:p>0.4311665$\pm$0.0877639 (***)</text:p>
          </table:table-cell>
        </table:table-row>
        <table:table-row table:style-name="ro1">
          <table:table-cell office:value-type="string">
            <text:p>$n_d$</text:p>
          </table:table-cell>
          <table:table-cell table:formula="of:=[Feuille1.G23]" office:value-type="string" office:string-value="-0.0225112$\pm$0.0080494 (**)">
            <text:p>-0.0225112$\pm$0.0080494 (**)</text:p>
          </table:table-cell>
          <table:table-cell table:formula="of:=[Feuille1.G53]" office:value-type="string" office:string-value="-2.231e-03$\pm$8.017e-03 ()">
            <text:p>-2.231e-03$\pm$8.017e-03 ()</text:p>
          </table:table-cell>
          <table:table-cell table:formula="of:=[Feuille1.G83]" office:value-type="string" office:string-value="8.874e-03$\pm$8.819e-03 ()">
            <text:p>8.874e-03$\pm$8.819e-03 ()</text:p>
          </table:table-cell>
          <table:table-cell table:formula="of:=[Feuille1.G113]" office:value-type="string" office:string-value="0.0418159$\pm$0.0084294 (***)">
            <text:p>0.0418159$\pm$0.0084294 (***)</text:p>
          </table:table-cell>
        </table:table-row>
        <table:table-row table:style-name="ro1">
          <table:table-cell office:value-type="string">
            <text:p>$N_C$</text:p>
          </table:table-cell>
          <table:table-cell table:formula="of:=[Feuille1.G24]" office:value-type="string" office:string-value="0.0001178$\pm$0.0003557 ()">
            <text:p>0.0001178$\pm$0.0003557 ()</text:p>
          </table:table-cell>
          <table:table-cell table:formula="of:=[Feuille1.G54]" office:value-type="string" office:string-value="2.270e-04$\pm$3.542e-04 ()">
            <text:p>2.270e-04$\pm$3.542e-04 ()</text:p>
          </table:table-cell>
          <table:table-cell table:formula="of:=[Feuille1.G84]" office:value-type="string" office:string-value="3.001e-04$\pm$3.897e-04 ()">
            <text:p>3.001e-04$\pm$3.897e-04 ()</text:p>
          </table:table-cell>
          <table:table-cell table:formula="of:=[Feuille1.G114]" office:value-type="string" office:string-value="-0.0004806$\pm$0.0003725 ()">
            <text:p>-0.0004806$\pm$0.0003725 ()</text:p>
          </table:table-cell>
        </table:table-row>
        <table:table-row table:style-name="ro1">
          <table:table-cell office:value-type="string">
            <text:p>$N_G$</text:p>
          </table:table-cell>
          <table:table-cell table:formula="of:=[Feuille1.G25]" office:value-type="string" office:string-value="0.4455534$\pm$0.1660556 (**)">
            <text:p>0.4455534$\pm$0.1660556 (**)</text:p>
          </table:table-cell>
          <table:table-cell table:formula="of:=[Feuille1.G55]" office:value-type="string" office:string-value="-5.238e-01$\pm$1.654e-01 (**)">
            <text:p>-5.238e-01$\pm$1.654e-01 (**)</text:p>
          </table:table-cell>
          <table:table-cell table:formula="of:=[Feuille1.G85]" office:value-type="string" office:string-value="-6.272e-01$\pm$1.819e-01 (***)">
            <text:p>-6.272e-01$\pm$1.819e-01 (***)</text:p>
          </table:table-cell>
          <table:table-cell table:formula="of:=[Feuille1.G115]" office:value-type="string" office:string-value="-0.2879462$\pm$0.1738941 (.)">
            <text:p>-0.2879462$\pm$0.1738941 (.)</text:p>
          </table:table-cell>
        </table:table-row>
        <table:table-row table:style-name="ro1">
          <table:table-cell office:value-type="string">
            <text:p>$\gamma$</text:p>
          </table:table-cell>
          <table:table-cell table:formula="of:=[Feuille1.G26]" office:value-type="string" office:string-value="-0.0153085$\pm$0.0061556 (*)">
            <text:p>-0.0153085$\pm$0.0061556 (*)</text:p>
          </table:table-cell>
          <table:table-cell table:formula="of:=[Feuille1.G56]" office:value-type="string" office:string-value="4.880e-03$\pm$6.131e-03 ()">
            <text:p>4.880e-03$\pm$6.131e-03 ()</text:p>
          </table:table-cell>
          <table:table-cell table:formula="of:=[Feuille1.G86]" office:value-type="string" office:string-value="-3.259e-03$\pm$6.744e-03 ()">
            <text:p>-3.259e-03$\pm$6.744e-03 ()</text:p>
          </table:table-cell>
          <table:table-cell table:formula="of:=[Feuille1.G116]" office:value-type="string" office:string-value="0.0076671$\pm$0.0064462 ()">
            <text:p>0.0076671$\pm$0.0064462 ()</text:p>
          </table:table-cell>
        </table:table-row>
        <table:table-row table:style-name="ro1">
          <table:table-cell office:value-type="string">
            <text:p>$d_0$</text:p>
          </table:table-cell>
          <table:table-cell table:formula="of:=[Feuille1.G27]" office:value-type="string" office:string-value="0.0019859$\pm$0.0024277 ()">
            <text:p>0.0019859$\pm$0.0024277 ()</text:p>
          </table:table-cell>
          <table:table-cell table:formula="of:=[Feuille1.G57]" office:value-type="string" office:string-value="2.813e-03$\pm$2.418e-03 ()">
            <text:p>2.813e-03$\pm$2.418e-03 ()</text:p>
          </table:table-cell>
          <table:table-cell table:formula="of:=[Feuille1.G87]" office:value-type="string" office:string-value="-3.898e-05$\pm$2.660e-03 ()">
            <text:p>-3.898e-05$\pm$2.660e-03 ()</text:p>
          </table:table-cell>
          <table:table-cell table:formula="of:=[Feuille1.G117]" office:value-type="string" office:string-value="0.0009132$\pm$0.0025423 ()">
            <text:p>0.0009132$\pm$0.0025423 ()</text:p>
          </table:table-cell>
        </table:table-row>
        <table:table-row table:style-name="ro1">
          <table:table-cell office:value-type="string">
            <text:p>$r_g$</text:p>
          </table:table-cell>
          <table:table-cell table:formula="of:=[Feuille1.G28]" office:value-type="string" office:string-value="0.0001959$\pm$0.0002511 ()">
            <text:p>0.0001959$\pm$0.0002511 ()</text:p>
          </table:table-cell>
          <table:table-cell table:formula="of:=[Feuille1.G58]" office:value-type="string" office:string-value="5.983e-05$\pm$2.501e-04 ()">
            <text:p>5.983e-05$\pm$2.501e-04 ()</text:p>
          </table:table-cell>
          <table:table-cell table:formula="of:=[Feuille1.G88]" office:value-type="string" office:string-value="9.584e-05$\pm$2.751e-04 ()">
            <text:p>9.584e-05$\pm$2.751e-04 ()</text:p>
          </table:table-cell>
          <table:table-cell table:formula="of:=[Feuille1.G118]" office:value-type="string" office:string-value="-0.0001899$\pm$0.0002629 ()">
            <text:p>-0.0001899$\pm$0.0002629 ()</text:p>
          </table:table-cell>
        </table:table-row>
        <table:table-row table:style-name="ro1">
          <table:table-cell office:value-type="string">
            <text:p>$k_h$</text:p>
          </table:table-cell>
          <table:table-cell table:formula="of:=[Feuille1.G29]" office:value-type="string" office:string-value="0.0412129$\pm$0.0240482 (.)">
            <text:p>0.0412129$\pm$0.0240482 (.)</text:p>
          </table:table-cell>
          <table:table-cell table:formula="of:=[Feuille1.G59]" office:value-type="string" office:string-value="2.120e-02$\pm$2.395e-02 ()">
            <text:p>2.120e-02$\pm$2.395e-02 ()</text:p>
          </table:table-cell>
          <table:table-cell table:formula="of:=[Feuille1.G89]" office:value-type="string" office:string-value="5.927e-02$\pm$2.635e-02 (*)">
            <text:p>5.927e-02$\pm$2.635e-02 (*)</text:p>
          </table:table-cell>
          <table:table-cell table:formula="of:=[Feuille1.G119]" office:value-type="string" office:string-value="-0.0178174$\pm$0.0251834 ()">
            <text:p>-0.0178174$\pm$0.0251834 ()</text:p>
          </table:table-cell>
        </table:table-row>
        <table:table-row table:style-name="ro1">
          <table:table-cell office:value-type="string">
            <text:p>$N_L$</text:p>
          </table:table-cell>
          <table:table-cell table:formula="of:=[Feuille1.G30]" office:value-type="string" office:string-value="-0.0011826$\pm$0.0015315 ()">
            <text:p>-0.0011826$\pm$0.0015315 ()</text:p>
          </table:table-cell>
          <table:table-cell table:formula="of:=[Feuille1.G60]" office:value-type="string" office:string-value="5.317e-05$\pm$1.525e-03 ()">
            <text:p>5.317e-05$\pm$1.525e-03 ()</text:p>
          </table:table-cell>
          <table:table-cell table:formula="of:=[Feuille1.G90]" office:value-type="string" office:string-value="7.111e-04$\pm$1.678e-03 ()">
            <text:p>7.111e-04$\pm$1.678e-03 ()</text:p>
          </table:table-cell>
          <table:table-cell table:formula="of:=[Feuille1.G120]" office:value-type="string" office:string-value="0.0006752$\pm$0.0016037 ()">
            <text:p>0.0006752$\pm$0.0016037 ()</text:p>
          </table:table-cell>
        </table:table-row>
      </table:table>
      <table:table table:name="d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/>
          <table:table-cell office:value-type="string">
            <text:p>$\rho[\bar{d},\bar{c}]$</text:p>
          </table:table-cell>
          <table:table-cell office:value-type="string">
            <text:p>$\rho[\bar{d},\bar{l}]$</text:p>
          </table:table-cell>
          <table:table-cell table:style-name="Default" office:value-type="string">
            <text:p>$\rho[\bar{d},\bar{s}]$</text:p>
          </table:table-cell>
          <table:table-cell table:style-name="Default" office:value-type="string">
            <text:p>$\rho[\bar{d},\delta]$</text:p>
          </table:table-cell>
        </table:table-row>
        <table:table-row table:style-name="ro1">
          <table:table-cell office:value-type="string">
            <text:p>R2</text:p>
          </table:table-cell>
          <table:table-cell table:style-name="ce1" table:formula="of:=[Feuille1.F155]" office:value-type="string" office:string-value="0.09957">
            <text:p>0.09957</text:p>
          </table:table-cell>
          <table:table-cell table:formula="of:=[Feuille1.F185]" office:value-type="string" office:string-value="0.726">
            <text:p>0.726</text:p>
          </table:table-cell>
          <table:table-cell table:style-name="Default" table:formula="of:=[Feuille1.F215]" office:value-type="string" office:string-value="0.6635">
            <text:p>0.6635</text:p>
          </table:table-cell>
          <table:table-cell table:style-name="Default" table:formula="of:=[Feuille1.F245]" office:value-type="string" office:string-value="0.2736">
            <text:p>0.2736</text:p>
          </table:table-cell>
        </table:table-row>
        <table:table-row table:style-name="ro1">
          <table:table-cell office:value-type="string">
            <text:p>(Intercept)</text:p>
          </table:table-cell>
          <table:table-cell table:formula="of:=[Feuille1.G140]" office:value-type="string" office:string-value="-7.875e-03$\pm$1.000e-01 ()">
            <text:p>-7.875e-03$\pm$1.000e-01 ()</text:p>
          </table:table-cell>
          <table:table-cell table:formula="of:=[Feuille1.G170]" office:value-type="string" office:string-value="-5.920e-01$\pm$5.909e-02 (***)">
            <text:p>-5.920e-01$\pm$5.909e-02 (***)</text:p>
          </table:table-cell>
          <table:table-cell table:formula="of:=[Feuille1.G200]" office:value-type="string" office:string-value="-0.8352368$\pm$0.0769938 (***)">
            <text:p>-0.8352368$\pm$0.0769938 (***)</text:p>
          </table:table-cell>
          <table:table-cell table:formula="of:=[Feuille1.G230]" office:value-type="string" office:string-value="-0.2136136$\pm$0.1134114 (.)">
            <text:p>-0.2136136$\pm$0.1134114 (.)</text:p>
          </table:table-cell>
        </table:table-row>
        <table:table-row table:style-name="ro1">
          <table:table-cell office:value-type="string">
            <text:p>$\alpha$</text:p>
          </table:table-cell>
          <table:table-cell table:formula="of:=[Feuille1.G141]" office:value-type="string" office:string-value="1.143e-02$\pm$4.257e-02 ()">
            <text:p>1.143e-02$\pm$4.257e-02 ()</text:p>
          </table:table-cell>
          <table:table-cell table:formula="of:=[Feuille1.G171]" office:value-type="string" office:string-value="7.915e-01$\pm$2.515e-02 (***)">
            <text:p>7.915e-01$\pm$2.515e-02 (***)</text:p>
          </table:table-cell>
          <table:table-cell table:formula="of:=[Feuille1.G201]" office:value-type="string" office:string-value="0.8797555$\pm$0.0327706 (***)">
            <text:p>0.8797555$\pm$0.0327706 (***)</text:p>
          </table:table-cell>
          <table:table-cell table:formula="of:=[Feuille1.G231]" office:value-type="string" office:string-value="-0.0164318$\pm$0.0482709 ()">
            <text:p>-0.0164318$\pm$0.0482709 ()</text:p>
          </table:table-cell>
        </table:table-row>
        <table:table-row table:style-name="ro1">
          <table:table-cell office:value-type="string">
            <text:p>$\beta$</text:p>
          </table:table-cell>
          <table:table-cell table:formula="of:=[Feuille1.G142]" office:value-type="string" office:string-value="-6.376e-01$\pm$1.439e-01 (***)">
            <text:p>-6.376e-01$\pm$1.439e-01 (***)</text:p>
          </table:table-cell>
          <table:table-cell table:formula="of:=[Feuille1.G172]" office:value-type="string" office:string-value="-9.049e-02$\pm$8.502e-02 ()">
            <text:p>-9.049e-02$\pm$8.502e-02 ()</text:p>
          </table:table-cell>
          <table:table-cell table:formula="of:=[Feuille1.G202]" office:value-type="string" office:string-value="0.0652982$\pm$0.1107835 ()">
            <text:p>0.0652982$\pm$0.1107835 ()</text:p>
          </table:table-cell>
          <table:table-cell table:formula="of:=[Feuille1.G232]" office:value-type="string" office:string-value="1.6099651$\pm$0.1631834 (***)">
            <text:p>1.6099651$\pm$0.1631834 (***)</text:p>
          </table:table-cell>
        </table:table-row>
        <table:table-row table:style-name="ro1">
          <table:table-cell office:value-type="string">
            <text:p>$n_d$</text:p>
          </table:table-cell>
          <table:table-cell table:formula="of:=[Feuille1.G143]" office:value-type="string" office:string-value="-4.068e-02$\pm$1.382e-02 (**)">
            <text:p>-4.068e-02$\pm$1.382e-02 (**)</text:p>
          </table:table-cell>
          <table:table-cell table:formula="of:=[Feuille1.G173]" office:value-type="string" office:string-value="-2.081e-03$\pm$8.166e-03 ()">
            <text:p>-2.081e-03$\pm$8.166e-03 ()</text:p>
          </table:table-cell>
          <table:table-cell table:formula="of:=[Feuille1.G203]" office:value-type="string" office:string-value="0.0208547$\pm$0.0106403 (.)">
            <text:p>0.0208547$\pm$0.0106403 (.)</text:p>
          </table:table-cell>
          <table:table-cell table:formula="of:=[Feuille1.G233]" office:value-type="string" office:string-value="0.0904758$\pm$0.0156732 (***)">
            <text:p>0.0904758$\pm$0.0156732 (***)</text:p>
          </table:table-cell>
        </table:table-row>
        <table:table-row table:style-name="ro1">
          <table:table-cell office:value-type="string">
            <text:p>$N_C$</text:p>
          </table:table-cell>
          <table:table-cell table:formula="of:=[Feuille1.G144]" office:value-type="string" office:string-value="3.524e-04$\pm$6.108e-04 ()">
            <text:p>3.524e-04$\pm$6.108e-04 ()</text:p>
          </table:table-cell>
          <table:table-cell table:formula="of:=[Feuille1.G174]" office:value-type="string" office:string-value="5.379e-05$\pm$3.608e-04 ()">
            <text:p>5.379e-05$\pm$3.608e-04 ()</text:p>
          </table:table-cell>
          <table:table-cell table:formula="of:=[Feuille1.G204]" office:value-type="string" office:string-value="0.0001255$\pm$0.0004702 ()">
            <text:p>0.0001255$\pm$0.0004702 ()</text:p>
          </table:table-cell>
          <table:table-cell table:formula="of:=[Feuille1.G234]" office:value-type="string" office:string-value="-0.0006020$\pm$0.0006926 ()">
            <text:p>-0.0006020$\pm$0.0006926 ()</text:p>
          </table:table-cell>
        </table:table-row>
        <table:table-row table:style-name="ro1">
          <table:table-cell office:value-type="string">
            <text:p>$N_G$</text:p>
          </table:table-cell>
          <table:table-cell table:formula="of:=[Feuille1.G145]" office:value-type="string" office:string-value="1.228e+00$\pm$2.851e-01 (***)">
            <text:p>1.228e+00$\pm$2.851e-01 (***)</text:p>
          </table:table-cell>
          <table:table-cell table:formula="of:=[Feuille1.G175]" office:value-type="string" office:string-value="-1.668e+00$\pm$1.685e-01 (***)">
            <text:p>-1.668e+00$\pm$1.685e-01 (***)</text:p>
          </table:table-cell>
          <table:table-cell table:formula="of:=[Feuille1.G205]" office:value-type="string" office:string-value="-1.9878616$\pm$0.2195048 (***)">
            <text:p>-1.9878616$\pm$0.2195048 (***)</text:p>
          </table:table-cell>
          <table:table-cell table:formula="of:=[Feuille1.G235]" office:value-type="string" office:string-value="-1.1801054$\pm$0.3233292 (***)">
            <text:p>-1.1801054$\pm$0.3233292 (***)</text:p>
          </table:table-cell>
        </table:table-row>
        <table:table-row table:style-name="ro1">
          <table:table-cell office:value-type="string">
            <text:p>$\gamma$</text:p>
          </table:table-cell>
          <table:table-cell table:formula="of:=[Feuille1.G146]" office:value-type="string" office:string-value="6.252e-03$\pm$1.057e-02 ()">
            <text:p>6.252e-03$\pm$1.057e-02 ()</text:p>
          </table:table-cell>
          <table:table-cell table:formula="of:=[Feuille1.G176]" office:value-type="string" office:string-value="-3.111e-03$\pm$6.244e-03 ()">
            <text:p>-3.111e-03$\pm$6.244e-03 ()</text:p>
          </table:table-cell>
          <table:table-cell table:formula="of:=[Feuille1.G206]" office:value-type="string" office:string-value="-0.0036648$\pm$0.0081369 ()">
            <text:p>-0.0036648$\pm$0.0081369 ()</text:p>
          </table:table-cell>
          <table:table-cell table:formula="of:=[Feuille1.G236]" office:value-type="string" office:string-value="0.0051939$\pm$0.0119857 ()">
            <text:p>0.0051939$\pm$0.0119857 ()</text:p>
          </table:table-cell>
        </table:table-row>
        <table:table-row table:style-name="ro1">
          <table:table-cell office:value-type="string">
            <text:p>$d_0$</text:p>
          </table:table-cell>
          <table:table-cell table:formula="of:=[Feuille1.G147]" office:value-type="string" office:string-value="8.292e-04$\pm$4.169e-03 ()">
            <text:p>8.292e-04$\pm$4.169e-03 ()</text:p>
          </table:table-cell>
          <table:table-cell table:formula="of:=[Feuille1.G177]" office:value-type="string" office:string-value="2.533e-03$\pm$2.463e-03 ()">
            <text:p>2.533e-03$\pm$2.463e-03 ()</text:p>
          </table:table-cell>
          <table:table-cell table:formula="of:=[Feuille1.G207]" office:value-type="string" office:string-value="0.0003107$\pm$0.0032092 ()">
            <text:p>0.0003107$\pm$0.0032092 ()</text:p>
          </table:table-cell>
          <table:table-cell table:formula="of:=[Feuille1.G237]" office:value-type="string" office:string-value="-0.0029674$\pm$0.0047271 ()">
            <text:p>-0.0029674$\pm$0.0047271 ()</text:p>
          </table:table-cell>
        </table:table-row>
        <table:table-row table:style-name="ro1">
          <table:table-cell office:value-type="string">
            <text:p>$r_g$</text:p>
          </table:table-cell>
          <table:table-cell table:formula="of:=[Feuille1.G148]" office:value-type="string" office:string-value="4.879e-05$\pm$4.311e-04 ()">
            <text:p>4.879e-05$\pm$4.311e-04 ()</text:p>
          </table:table-cell>
          <table:table-cell table:formula="of:=[Feuille1.G178]" office:value-type="string" office:string-value="8.729e-05$\pm$2.547e-04 ()">
            <text:p>8.729e-05$\pm$2.547e-04 ()</text:p>
          </table:table-cell>
          <table:table-cell table:formula="of:=[Feuille1.G208]" office:value-type="string" office:string-value="-0.0001203$\pm$0.0003319 ()">
            <text:p>-0.0001203$\pm$0.0003319 ()</text:p>
          </table:table-cell>
          <table:table-cell table:formula="of:=[Feuille1.G238]" office:value-type="string" office:string-value="0.0002683$\pm$0.0004889 ()">
            <text:p>0.0002683$\pm$0.0004889 ()</text:p>
          </table:table-cell>
        </table:table-row>
        <table:table-row table:style-name="ro1">
          <table:table-cell office:value-type="string">
            <text:p>$k_h$</text:p>
          </table:table-cell>
          <table:table-cell table:formula="of:=[Feuille1.G149]" office:value-type="string" office:string-value="3.077e-02$\pm$4.129e-02 ()">
            <text:p>3.077e-02$\pm$4.129e-02 ()</text:p>
          </table:table-cell>
          <table:table-cell table:formula="of:=[Feuille1.G179]" office:value-type="string" office:string-value="2.040e-02$\pm$2.440e-02 ()">
            <text:p>2.040e-02$\pm$2.440e-02 ()</text:p>
          </table:table-cell>
          <table:table-cell table:formula="of:=[Feuille1.G209]" office:value-type="string" office:string-value="0.0403760$\pm$0.0317887 ()">
            <text:p>0.0403760$\pm$0.0317887 ()</text:p>
          </table:table-cell>
          <table:table-cell table:formula="of:=[Feuille1.G239]" office:value-type="string" office:string-value="-0.0958810$\pm$0.0468245 (*)">
            <text:p>-0.0958810$\pm$0.0468245 (*)</text:p>
          </table:table-cell>
        </table:table-row>
        <table:table-row table:style-name="ro1">
          <table:table-cell office:value-type="string">
            <text:p>$N_L$</text:p>
          </table:table-cell>
          <table:table-cell table:formula="of:=[Feuille1.G150]" office:value-type="string" office:string-value="-5.190e-03$\pm$2.630e-03 (*)">
            <text:p>-5.190e-03$\pm$2.630e-03 (*)</text:p>
          </table:table-cell>
          <table:table-cell table:formula="of:=[Feuille1.G180]" office:value-type="string" office:string-value="1.228e-03$\pm$1.554e-03 ()">
            <text:p>1.228e-03$\pm$1.554e-03 ()</text:p>
          </table:table-cell>
          <table:table-cell table:formula="of:=[Feuille1.G210]" office:value-type="string" office:string-value="0.0017721$\pm$0.0020244 ()">
            <text:p>0.0017721$\pm$0.0020244 ()</text:p>
          </table:table-cell>
          <table:table-cell table:formula="of:=[Feuille1.G240]" office:value-type="string" office:string-value="0.0011045$\pm$0.0029819 ()">
            <text:p>0.0011045$\pm$0.0029819 ()</text:p>
          </table:table-cell>
        </table:table-row>
      </table:table>
      <table:table table:name="e" table:style-name="ta1" table:print="false"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/>
          <table:table-cell table:style-name="Default" office:value-type="string">
            <text:p>$\rho[e,\bar{c}]$</text:p>
          </table:table-cell>
          <table:table-cell office:value-type="string">
            <text:p>$\rho[e},\bar{l}]$</text:p>
          </table:table-cell>
          <table:table-cell table:style-name="Default" office:value-type="string">
            <text:p>$\rho[e,\bar{s}]$</text:p>
          </table:table-cell>
          <table:table-cell table:style-name="Default" office:value-type="string">
            <text:p>$\rho[e,\delta]$</text:p>
          </table:table-cell>
        </table:table-row>
        <table:table-row table:style-name="ro1">
          <table:table-cell office:value-type="string">
            <text:p>R2</text:p>
          </table:table-cell>
          <table:table-cell table:formula="of:=[Feuille1.F275]" office:value-type="string" office:string-value="0.08321">
            <text:p>0.08321</text:p>
          </table:table-cell>
          <table:table-cell table:formula="of:=[Feuille1.F305]" office:value-type="string" office:string-value="0.1137">
            <text:p>0.1137</text:p>
          </table:table-cell>
          <table:table-cell table:style-name="Default" table:formula="of:=[Feuille1.F335]" office:value-type="string" office:string-value="0.04931">
            <text:p>0.04931</text:p>
          </table:table-cell>
          <table:table-cell table:style-name="Default" table:formula="of:=[Feuille1.F365]" office:value-type="string" office:string-value="0.2212">
            <text:p>0.2212</text:p>
          </table:table-cell>
        </table:table-row>
        <table:table-row table:style-name="ro1">
          <table:table-cell office:value-type="string">
            <text:p>(Intercept)</text:p>
          </table:table-cell>
          <table:table-cell table:formula="of:=[Feuille1.G260]" office:value-type="string" office:string-value="1.229e-01$\pm$6.394e-02 (.)">
            <text:p>1.229e-01$\pm$6.394e-02 (.)</text:p>
          </table:table-cell>
          <table:table-cell table:formula="of:=[Feuille1.G290]" office:value-type="string" office:string-value="-0.2235482$\pm$0.0796783 (**)">
            <text:p>-0.2235482$\pm$0.0796783 (**)</text:p>
          </table:table-cell>
          <table:table-cell table:formula="of:=[Feuille1.G320]" office:value-type="string" office:string-value="-1.069e-01$\pm$9.653e-02 ()">
            <text:p>-1.069e-01$\pm$9.653e-02 ()</text:p>
          </table:table-cell>
          <table:table-cell table:formula="of:=[Feuille1.G350]" office:value-type="string" office:string-value="0.2851561$\pm$0.0647508 (***)">
            <text:p>0.2851561$\pm$0.0647508 (***)</text:p>
          </table:table-cell>
        </table:table-row>
        <table:table-row table:style-name="ro1">
          <table:table-cell office:value-type="string">
            <text:p>$\alpha$</text:p>
          </table:table-cell>
          <table:table-cell table:formula="of:=[Feuille1.G261]" office:value-type="string" office:string-value="-1.406e-01$\pm$2.721e-02 (***)">
            <text:p>-1.406e-01$\pm$2.721e-02 (***)</text:p>
          </table:table-cell>
          <table:table-cell table:formula="of:=[Feuille1.G291]" office:value-type="string" office:string-value="0.2003760$\pm$0.0339132 (***)">
            <text:p>0.2003760$\pm$0.0339132 (***)</text:p>
          </table:table-cell>
          <table:table-cell table:formula="of:=[Feuille1.G321]" office:value-type="string" office:string-value="1.098e-01$\pm$4.109e-02 (**)">
            <text:p>1.098e-01$\pm$4.109e-02 (**)</text:p>
          </table:table-cell>
          <table:table-cell table:formula="of:=[Feuille1.G351]" office:value-type="string" office:string-value="-0.2898858$\pm$0.0275597 (***)">
            <text:p>-0.2898858$\pm$0.0275597 (***)</text:p>
          </table:table-cell>
        </table:table-row>
        <table:table-row table:style-name="ro1">
          <table:table-cell office:value-type="string">
            <text:p>$\beta$</text:p>
          </table:table-cell>
          <table:table-cell table:formula="of:=[Feuille1.G262]" office:value-type="string" office:string-value="3.474e-01$\pm$9.200e-02 (***)">
            <text:p>3.474e-01$\pm$9.200e-02 (***)</text:p>
          </table:table-cell>
          <table:table-cell table:formula="of:=[Feuille1.G292]" office:value-type="string" office:string-value="-0.3847257$\pm$0.1146461 (***)">
            <text:p>-0.3847257$\pm$0.1146461 (***)</text:p>
          </table:table-cell>
          <table:table-cell table:formula="of:=[Feuille1.G322]" office:value-type="string" office:string-value="-4.382e-01$\pm$1.389e-01 (**)">
            <text:p>-4.382e-01$\pm$1.389e-01 (**)</text:p>
          </table:table-cell>
          <table:table-cell table:formula="of:=[Feuille1.G352]" office:value-type="string" office:string-value="0.1606966$\pm$0.0931675 (.)">
            <text:p>0.1606966$\pm$0.0931675 (.)</text:p>
          </table:table-cell>
        </table:table-row>
        <table:table-row table:style-name="ro1">
          <table:table-cell office:value-type="string">
            <text:p>$n_d$</text:p>
          </table:table-cell>
          <table:table-cell table:formula="of:=[Feuille1.G263]" office:value-type="string" office:string-value="1.386e-02$\pm$8.836e-03 ()">
            <text:p>1.386e-02$\pm$8.836e-03 ()</text:p>
          </table:table-cell>
          <table:table-cell table:formula="of:=[Feuille1.G293]" office:value-type="string" office:string-value="-0.0089831$\pm$0.0110113 ()">
            <text:p>-0.0089831$\pm$0.0110113 ()</text:p>
          </table:table-cell>
          <table:table-cell table:formula="of:=[Feuille1.G323]" office:value-type="string" office:string-value="-2.277e-02$\pm$1.334e-02 (.)">
            <text:p>-2.277e-02$\pm$1.334e-02 (.)</text:p>
          </table:table-cell>
          <table:table-cell table:formula="of:=[Feuille1.G353]" office:value-type="string" office:string-value="-0.0058289$\pm$0.0089484 ()">
            <text:p>-0.0058289$\pm$0.0089484 ()</text:p>
          </table:table-cell>
        </table:table-row>
        <table:table-row table:style-name="ro1">
          <table:table-cell office:value-type="string">
            <text:p>$N_C$</text:p>
          </table:table-cell>
          <table:table-cell table:formula="of:=[Feuille1.G264]" office:value-type="string" office:string-value="-2.203e-04$\pm$3.904e-04 ()">
            <text:p>-2.203e-04$\pm$3.904e-04 ()</text:p>
          </table:table-cell>
          <table:table-cell table:formula="of:=[Feuille1.G294]" office:value-type="string" office:string-value="0.0004494$\pm$0.0004866 ()">
            <text:p>0.0004494$\pm$0.0004866 ()</text:p>
          </table:table-cell>
          <table:table-cell table:formula="of:=[Feuille1.G324]" office:value-type="string" office:string-value="4.578e-04$\pm$5.895e-04 ()">
            <text:p>4.578e-04$\pm$5.895e-04 ()</text:p>
          </table:table-cell>
          <table:table-cell table:formula="of:=[Feuille1.G354]" office:value-type="string" office:string-value="0.0001080$\pm$0.0003954 ()">
            <text:p>0.0001080$\pm$0.0003954 ()</text:p>
          </table:table-cell>
        </table:table-row>
        <table:table-row table:style-name="ro1">
          <table:table-cell office:value-type="string">
            <text:p>$N_G$</text:p>
          </table:table-cell>
          <table:table-cell table:formula="of:=[Feuille1.G265]" office:value-type="string" office:string-value="9.209e-02$\pm$1.823e-01 ()">
            <text:p>9.209e-02$\pm$1.823e-01 ()</text:p>
          </table:table-cell>
          <table:table-cell table:formula="of:=[Feuille1.G295]" office:value-type="string" office:string-value="-0.5779639$\pm$0.2271581 (*)">
            <text:p>-0.5779639$\pm$0.2271581 (*)</text:p>
          </table:table-cell>
          <table:table-cell table:formula="of:=[Feuille1.G325]" office:value-type="string" office:string-value="-4.211e-01$\pm$2.752e-01 ()">
            <text:p>-4.211e-01$\pm$2.752e-01 ()</text:p>
          </table:table-cell>
          <table:table-cell table:formula="of:=[Feuille1.G355]" office:value-type="string" office:string-value="0.6379269$\pm$0.1846008 (***)">
            <text:p>0.6379269$\pm$0.1846008 (***)</text:p>
          </table:table-cell>
        </table:table-row>
        <table:table-row table:style-name="ro1">
          <table:table-cell office:value-type="string">
            <text:p>$\gamma$</text:p>
          </table:table-cell>
          <table:table-cell table:formula="of:=[Feuille1.G266]" office:value-type="string" office:string-value="6.198e-03$\pm$6.757e-03 ()">
            <text:p>6.198e-03$\pm$6.757e-03 ()</text:p>
          </table:table-cell>
          <table:table-cell table:formula="of:=[Feuille1.G296]" office:value-type="string" office:string-value="0.0024670$\pm$0.0084206 ()">
            <text:p>0.0024670$\pm$0.0084206 ()</text:p>
          </table:table-cell>
          <table:table-cell table:formula="of:=[Feuille1.G326]" office:value-type="string" office:string-value="3.531e-03$\pm$1.020e-02 ()">
            <text:p>3.531e-03$\pm$1.020e-02 ()</text:p>
          </table:table-cell>
          <table:table-cell table:formula="of:=[Feuille1.G356]" office:value-type="string" office:string-value="-0.0024161$\pm$0.0068431 ()">
            <text:p>-0.0024161$\pm$0.0068431 ()</text:p>
          </table:table-cell>
        </table:table-row>
        <table:table-row table:style-name="ro1">
          <table:table-cell office:value-type="string">
            <text:p>$d_0$</text:p>
          </table:table-cell>
          <table:table-cell table:formula="of:=[Feuille1.G267]" office:value-type="string" office:string-value="-1.465e-03$\pm$2.665e-03 ()">
            <text:p>-1.465e-03$\pm$2.665e-03 ()</text:p>
          </table:table-cell>
          <table:table-cell table:formula="of:=[Feuille1.G297]" office:value-type="string" office:string-value="-0.0024864$\pm$0.0033211 ()">
            <text:p>-0.0024864$\pm$0.0033211 ()</text:p>
          </table:table-cell>
          <table:table-cell table:formula="of:=[Feuille1.G327]" office:value-type="string" office:string-value="1.782e-03$\pm$4.023e-03 ()">
            <text:p>1.782e-03$\pm$4.023e-03 ()</text:p>
          </table:table-cell>
          <table:table-cell table:formula="of:=[Feuille1.G357]" office:value-type="string" office:string-value="-0.0017413$\pm$0.0026989 ()">
            <text:p>-0.0017413$\pm$0.0026989 ()</text:p>
          </table:table-cell>
        </table:table-row>
        <table:table-row table:style-name="ro1">
          <table:table-cell office:value-type="string">
            <text:p>$r_g$</text:p>
          </table:table-cell>
          <table:table-cell table:formula="of:=[Feuille1.G268]" office:value-type="string" office:string-value="-7.161e-05$\pm$2.756e-04 ()">
            <text:p>-7.161e-05$\pm$2.756e-04 ()</text:p>
          </table:table-cell>
          <table:table-cell table:formula="of:=[Feuille1.G298]" office:value-type="string" office:string-value="-0.0002354$\pm$0.0003435 ()">
            <text:p>-0.0002354$\pm$0.0003435 ()</text:p>
          </table:table-cell>
          <table:table-cell table:formula="of:=[Feuille1.G328]" office:value-type="string" office:string-value="-4.484e-04$\pm$4.161e-04 ()">
            <text:p>-4.484e-04$\pm$4.161e-04 ()</text:p>
          </table:table-cell>
          <table:table-cell table:formula="of:=[Feuille1.G358]" office:value-type="string" office:string-value="-0.0001984$\pm$0.0002791 ()">
            <text:p>-0.0001984$\pm$0.0002791 ()</text:p>
          </table:table-cell>
        </table:table-row>
        <table:table-row table:style-name="ro1">
          <table:table-cell office:value-type="string">
            <text:p>$k_h$</text:p>
          </table:table-cell>
          <table:table-cell table:formula="of:=[Feuille1.G269]" office:value-type="string" office:string-value="-1.346e-02$\pm$2.640e-02 ()">
            <text:p>-1.346e-02$\pm$2.640e-02 ()</text:p>
          </table:table-cell>
          <table:table-cell table:formula="of:=[Feuille1.G299]" office:value-type="string" office:string-value="0.0841865$\pm$0.0328970 (*)">
            <text:p>0.0841865$\pm$0.0328970 (*)</text:p>
          </table:table-cell>
          <table:table-cell table:formula="of:=[Feuille1.G329]" office:value-type="string" office:string-value="9.604e-02$\pm$3.985e-02 (*)">
            <text:p>9.604e-02$\pm$3.985e-02 (*)</text:p>
          </table:table-cell>
          <table:table-cell table:formula="of:=[Feuille1.G359]" office:value-type="string" office:string-value="-0.0061427$\pm$0.0267339 ()">
            <text:p>-0.0061427$\pm$0.0267339 ()</text:p>
          </table:table-cell>
        </table:table-row>
        <table:table-row table:style-name="ro1">
          <table:table-cell office:value-type="string">
            <text:p>$N_L$</text:p>
          </table:table-cell>
          <table:table-cell table:formula="of:=[Feuille1.G270]" office:value-type="string" office:string-value="9.124e-04$\pm$1.681e-03 ()">
            <text:p>9.124e-04$\pm$1.681e-03 ()</text:p>
          </table:table-cell>
          <table:table-cell table:formula="of:=[Feuille1.G300]" office:value-type="string" office:string-value="-0.0011866$\pm$0.0020950 ()">
            <text:p>-0.0011866$\pm$0.0020950 ()</text:p>
          </table:table-cell>
          <table:table-cell table:formula="of:=[Feuille1.G330]" office:value-type="string" office:string-value="-8.891e-05$\pm$2.538e-03 ()">
            <text:p>-8.891e-05$\pm$2.538e-03 ()</text:p>
          </table:table-cell>
          <table:table-cell table:formula="of:=[Feuille1.G360]" office:value-type="string" office:string-value="-0.0024391$\pm$0.0017025 ()">
            <text:p>-0.0024391$\pm$0.0017025 ()</text:p>
          </table:table-cell>
        </table:table-row>
      </table:table>
      <table:table table:name="s" table:style-name="ta1" table:print="false"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$\rho[s,\bar{c}]$</text:p>
          </table:table-cell>
          <table:table-cell office:value-type="string">
            <text:p>$\rho[s,\bar{l}]$</text:p>
          </table:table-cell>
          <table:table-cell office:value-type="string">
            <text:p>$\rho[s,\bar{s}]$</text:p>
          </table:table-cell>
          <table:table-cell office:value-type="string">
            <text:p>$\rho[s,\delta]$</text:p>
          </table:table-cell>
        </table:table-row>
        <table:table-row table:style-name="ro1">
          <table:table-cell office:value-type="string">
            <text:p>R2</text:p>
          </table:table-cell>
          <table:table-cell table:formula="of:=[Feuille1.F395]" office:value-type="string" office:string-value="0.05977">
            <text:p>0.05977</text:p>
          </table:table-cell>
          <table:table-cell table:formula="of:==[Feuille1.F425]" office:value-type="string" office:string-value="0.6849">
            <text:p>0.6849</text:p>
          </table:table-cell>
          <table:table-cell table:style-name="ce1" table:formula="of:=[Feuille1.F455]" office:value-type="string" office:string-value="0.5995">
            <text:p>0.5995</text:p>
          </table:table-cell>
          <table:table-cell table:formula="of:=[Feuille1.F485]" office:value-type="string" office:string-value="0.2071">
            <text:p>0.2071</text:p>
          </table:table-cell>
        </table:table-row>
        <table:table-row table:style-name="ro1">
          <table:table-cell office:value-type="string">
            <text:p>(Intercept)</text:p>
          </table:table-cell>
          <table:table-cell table:formula="of:=[Feuille1.G380]" office:value-type="string" office:string-value="6.096e-02$\pm$8.136e-02 ()">
            <text:p>6.096e-02$\pm$8.136e-02 ()</text:p>
          </table:table-cell>
          <table:table-cell table:formula="of:=[Feuille1.G410]" office:value-type="string" office:string-value="-0.5291554$\pm$0.0585027 (***)">
            <text:p>-0.5291554$\pm$0.0585027 (***)</text:p>
          </table:table-cell>
          <table:table-cell table:formula="of:=[Feuille1.G440]" office:value-type="string" office:string-value="-6.684e-01$\pm$7.185e-02 (***)">
            <text:p>-6.684e-01$\pm$7.185e-02 (***)</text:p>
          </table:table-cell>
          <table:table-cell table:formula="of:=[Feuille1.G470]" office:value-type="string" office:string-value="-0.1327534$\pm$0.1006121 ()">
            <text:p>-0.1327534$\pm$0.1006121 ()</text:p>
          </table:table-cell>
        </table:table-row>
        <table:table-row table:style-name="ro1">
          <table:table-cell office:value-type="string">
            <text:p>$\alpha$</text:p>
          </table:table-cell>
          <table:table-cell table:formula="of:=[Feuille1.G381]" office:value-type="string" office:string-value="-7.487e-02$\pm$3.463e-02 (*)">
            <text:p>-7.487e-02$\pm$3.463e-02 (*)</text:p>
          </table:table-cell>
          <table:table-cell table:formula="of:=[Feuille1.G411]" office:value-type="string" office:string-value="0.7027361$\pm$0.0249003 (***)">
            <text:p>0.7027361$\pm$0.0249003 (***)</text:p>
          </table:table-cell>
          <table:table-cell table:formula="of:=[Feuille1.G441]" office:value-type="string" office:string-value="7.155e-01$\pm$3.058e-02 (***)">
            <text:p>7.155e-01$\pm$3.058e-02 (***)</text:p>
          </table:table-cell>
          <table:table-cell table:formula="of:=[Feuille1.G471]" office:value-type="string" office:string-value="-0.0529688$\pm$0.0428232 ()">
            <text:p>-0.0529688$\pm$0.0428232 ()</text:p>
          </table:table-cell>
        </table:table-row>
        <table:table-row table:style-name="ro1">
          <table:table-cell office:value-type="string">
            <text:p>$\beta$</text:p>
          </table:table-cell>
          <table:table-cell table:formula="of:=[Feuille1.G382]" office:value-type="string" office:string-value="-2.238e-01$\pm$1.171e-01 (.)">
            <text:p>-2.238e-01$\pm$1.171e-01 (.)</text:p>
          </table:table-cell>
          <table:table-cell table:formula="of:=[Feuille1.G412]" office:value-type="string" office:string-value="-0.1743332$\pm$0.0841774 (*)">
            <text:p>-0.1743332$\pm$0.0841774 (*)</text:p>
          </table:table-cell>
          <table:table-cell table:formula="of:=[Feuille1.G442]" office:value-type="string" office:string-value="-1.466e-01$\pm$1.034e-01 ()">
            <text:p>-1.466e-01$\pm$1.034e-01 ()</text:p>
          </table:table-cell>
          <table:table-cell table:formula="of:=[Feuille1.G472]" office:value-type="string" office:string-value="1.1937758$\pm$0.1447669 (***)">
            <text:p>1.1937758$\pm$0.1447669 (***)</text:p>
          </table:table-cell>
        </table:table-row>
        <table:table-row table:style-name="ro1">
          <table:table-cell office:value-type="string">
            <text:p>$n_d$</text:p>
          </table:table-cell>
          <table:table-cell table:formula="of:=[Feuille1.G383]" office:value-type="string" office:string-value="-1.854e-02$\pm$1.124e-02 (.)">
            <text:p>-1.854e-02$\pm$1.124e-02 (.)</text:p>
          </table:table-cell>
          <table:table-cell table:formula="of:=[Feuille1.G413]" office:value-type="string" office:string-value="-0.0047797$\pm$0.0080849 ()">
            <text:p>-0.0047797$\pm$0.0080849 ()</text:p>
          </table:table-cell>
          <table:table-cell table:formula="of:=[Feuille1.G443]" office:value-type="string" office:string-value="1.271e-02$\pm$9.929e-03 ()">
            <text:p>1.271e-02$\pm$9.929e-03 ()</text:p>
          </table:table-cell>
          <table:table-cell table:formula="of:=[Feuille1.G473]" office:value-type="string" office:string-value="0.0711684$\pm$0.0139043 (***)">
            <text:p>0.0711684$\pm$0.0139043 (***)</text:p>
          </table:table-cell>
        </table:table-row>
        <table:table-row table:style-name="ro1">
          <table:table-cell office:value-type="string">
            <text:p>$N_C$</text:p>
          </table:table-cell>
          <table:table-cell table:formula="of:=[Feuille1.G384]" office:value-type="string" office:string-value="2.594e-04$\pm$4.968e-04 ()">
            <text:p>2.594e-04$\pm$4.968e-04 ()</text:p>
          </table:table-cell>
          <table:table-cell table:formula="of:=[Feuille1.G414]" office:value-type="string" office:string-value="-0.0004555$\pm$0.0003573 ()">
            <text:p>-0.0004555$\pm$0.0003573 ()</text:p>
          </table:table-cell>
          <table:table-cell table:formula="of:=[Feuille1.G444]" office:value-type="string" office:string-value="-5.483e-05$\pm$4.388e-04 ()">
            <text:p>-5.483e-05$\pm$4.388e-04 ()</text:p>
          </table:table-cell>
          <table:table-cell table:formula="of:=[Feuille1.G474]" office:value-type="string" office:string-value="-0.0004681$\pm$0.0006144 ()">
            <text:p>-0.0004681$\pm$0.0006144 ()</text:p>
          </table:table-cell>
        </table:table-row>
        <table:table-row table:style-name="ro1">
          <table:table-cell office:value-type="string">
            <text:p>$N_G$</text:p>
          </table:table-cell>
          <table:table-cell table:formula="of:=[Feuille1.G385]" office:value-type="string" office:string-value="9.746e-01$\pm$2.319e-01 (***)">
            <text:p>9.746e-01$\pm$2.319e-01 (***)</text:p>
          </table:table-cell>
          <table:table-cell table:formula="of:=[Feuille1.G415]" office:value-type="string" office:string-value="-1.5677015$\pm$0.1667878 (***)">
            <text:p>-1.5677015$\pm$0.1667878 (***)</text:p>
          </table:table-cell>
          <table:table-cell table:formula="of:=[Feuille1.G445]" office:value-type="string" office:string-value="-1.554e+00$\pm$2.048e-01 (***)">
            <text:p>-1.554e+00$\pm$2.048e-01 (***)</text:p>
          </table:table-cell>
          <table:table-cell table:formula="of:=[Feuille1.G475]" office:value-type="string" office:string-value="-0.7514017$\pm$0.2868391 (**)">
            <text:p>-0.7514017$\pm$0.2868391 (**)</text:p>
          </table:table-cell>
        </table:table-row>
        <table:table-row table:style-name="ro1">
          <table:table-cell office:value-type="string">
            <text:p>$\gamma$</text:p>
          </table:table-cell>
          <table:table-cell table:formula="of:=[Feuille1.G386]" office:value-type="string" office:string-value="2.456e-03$\pm$8.598e-03 ()">
            <text:p>2.456e-03$\pm$8.598e-03 ()</text:p>
          </table:table-cell>
          <table:table-cell table:formula="of:=[Feuille1.G416]" office:value-type="string" office:string-value="0.0023678$\pm$0.0061827 ()">
            <text:p>0.0023678$\pm$0.0061827 ()</text:p>
          </table:table-cell>
          <table:table-cell table:formula="of:=[Feuille1.G446]" office:value-type="string" office:string-value="3.711e-03$\pm$7.593e-03 ()">
            <text:p>3.711e-03$\pm$7.593e-03 ()</text:p>
          </table:table-cell>
          <table:table-cell table:formula="of:=[Feuille1.G476]" office:value-type="string" office:string-value="0.0089657$\pm$0.0106330 ()">
            <text:p>0.0089657$\pm$0.0106330 ()</text:p>
          </table:table-cell>
        </table:table-row>
        <table:table-row table:style-name="ro1">
          <table:table-cell office:value-type="string">
            <text:p>$d_0$</text:p>
          </table:table-cell>
          <table:table-cell table:formula="of:=[Feuille1.G387]" office:value-type="string" office:string-value="-1.572e-03$\pm$3.391e-03 ()">
            <text:p>-1.572e-03$\pm$3.391e-03 ()</text:p>
          </table:table-cell>
          <table:table-cell table:formula="of:=[Feuille1.G417]" office:value-type="string" office:string-value="0.0047638$\pm$0.0024384 (.)">
            <text:p>0.0047638$\pm$0.0024384 (.)</text:p>
          </table:table-cell>
          <table:table-cell table:formula="of:=[Feuille1.G447]" office:value-type="string" office:string-value="1.066e-03$\pm$2.995e-03 ()">
            <text:p>1.066e-03$\pm$2.995e-03 ()</text:p>
          </table:table-cell>
          <table:table-cell table:formula="of:=[Feuille1.G477]" office:value-type="string" office:string-value="-0.0017588$\pm$0.0041936 ()">
            <text:p>-0.0017588$\pm$0.0041936 ()</text:p>
          </table:table-cell>
        </table:table-row>
        <table:table-row table:style-name="ro1">
          <table:table-cell office:value-type="string">
            <text:p>$r_g$</text:p>
          </table:table-cell>
          <table:table-cell table:formula="of:=[Feuille1.G388]" office:value-type="string" office:string-value="5.791e-05$\pm$3.507e-04 ()">
            <text:p>5.791e-05$\pm$3.507e-04 ()</text:p>
          </table:table-cell>
          <table:table-cell table:formula="of:=[Feuille1.G418]" office:value-type="string" office:string-value="-0.0003370$\pm$0.0002522 ()">
            <text:p>-0.0003370$\pm$0.0002522 ()</text:p>
          </table:table-cell>
          <table:table-cell table:formula="of:=[Feuille1.G448]" office:value-type="string" office:string-value="-4.783e-04$\pm$3.097e-04 ()">
            <text:p>-4.783e-04$\pm$3.097e-04 ()</text:p>
          </table:table-cell>
          <table:table-cell table:formula="of:=[Feuille1.G478]" office:value-type="string" office:string-value="0.0000946$\pm$0.0004337 ()">
            <text:p>0.0000946$\pm$0.0004337 ()</text:p>
          </table:table-cell>
        </table:table-row>
        <table:table-row table:style-name="ro1">
          <table:table-cell office:value-type="string">
            <text:p>$k_h$</text:p>
          </table:table-cell>
          <table:table-cell table:formula="of:=[Feuille1.G389]" office:value-type="string" office:string-value="3.367e-02$\pm$3.359e-02 ()">
            <text:p>3.367e-02$\pm$3.359e-02 ()</text:p>
          </table:table-cell>
          <table:table-cell table:formula="of:=[Feuille1.G419]" office:value-type="string" office:string-value="0.0492108$\pm$0.0241542 (*)">
            <text:p>0.0492108$\pm$0.0241542 (*)</text:p>
          </table:table-cell>
          <table:table-cell table:formula="of:=[Feuille1.G449]" office:value-type="string" office:string-value="6.732e-02$\pm$2.966e-02 (*)">
            <text:p>6.732e-02$\pm$2.966e-02 (*)</text:p>
          </table:table-cell>
          <table:table-cell table:formula="of:=[Feuille1.G479]" office:value-type="string" office:string-value="-0.0728540$\pm$0.0415401 (.)">
            <text:p>-0.0728540$\pm$0.0415401 (.)</text:p>
          </table:table-cell>
        </table:table-row>
        <table:table-row table:style-name="ro1">
          <table:table-cell office:value-type="string">
            <text:p>$N_L$</text:p>
          </table:table-cell>
          <table:table-cell table:formula="of:=[Feuille1.G390]" office:value-type="string" office:string-value="-5.539e-03$\pm$2.139e-03 (**)">
            <text:p>-5.539e-03$\pm$2.139e-03 (**)</text:p>
          </table:table-cell>
          <table:table-cell table:formula="of:=[Feuille1.G420]" office:value-type="string" office:string-value="0.0017712$\pm$0.0015382 ()">
            <text:p>0.0017712$\pm$0.0015382 ()</text:p>
          </table:table-cell>
          <table:table-cell table:formula="of:=[Feuille1.G450]" office:value-type="string" office:string-value="9.329e-04$\pm$1.889e-03 ()">
            <text:p>9.329e-04$\pm$1.889e-03 ()</text:p>
          </table:table-cell>
          <table:table-cell table:formula="of:=[Feuille1.G480]" office:value-type="string" office:string-value="-0.0004517$\pm$0.0026454 ()">
            <text:p>-0.0004517$\pm$0.0026454 (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14/01/2016</text:date>, <text:time>08:0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3T16:20:04</meta:creation-date>
    <dc:date>2016-01-14T08:02:43</dc:date>
    <dc:creator>Juste Raimbault</dc:creator>
    <meta:editing-duration>PT11H59M4S</meta:editing-duration>
    <meta:editing-cycles>7</meta:editing-cycles>
    <meta:generator>OpenOffice/4.1.1$Unix OpenOffice.org_project/411m6$Build-9775</meta:generator>
    <meta:document-statistic meta:table-count="5" meta:cell-count="3230" meta:object-count="0"/>
  </office:meta>
</office:document-meta>
</file>